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A90000014C57301DECDAF331F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0AF000001401CC2DC4722BFB17B.png" manifest:media-type="image/png"/>
  <manifest:file-entry manifest:full-path="Pictures/100000010000011F00000043FC959A9D4CB0D48A.png" manifest:media-type="image/png"/>
  <manifest:file-entry manifest:full-path="Pictures/100000010000011A00000053BE81BE39CA347942.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0E7000000F9F68B0B6D6BD5405F.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234000000F7E5EA01EE30AA4A58.png" manifest:media-type="image/png"/>
  <manifest:file-entry manifest:full-path="Pictures/1000000100000119000000E4AD4752FE834CFC16.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C5000000C71B631C76509F0169.png" manifest:media-type="image/png"/>
  <manifest:file-entry manifest:full-path="Pictures/1000000100000085000000CD09F78FB688AD69C3.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Standard">
      <style:text-properties officeooo:rsid="0327e960" officeooo:paragraph-rsid="0327e960"/>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officeooo:paragraph-rsid="037575a6"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0" style:family="paragraph" style:parent-style-name="Standard">
      <style:text-properties officeooo:paragraph-rsid="03466f35"/>
    </style:style>
    <style:style style:name="P61" style:family="paragraph" style:parent-style-name="Text_20_body">
      <style:text-properties officeooo:paragraph-rsid="03466f35"/>
    </style:style>
    <style:style style:name="P62" style:family="paragraph" style:parent-style-name="Heading_20_4">
      <style:text-properties officeooo:paragraph-rsid="03466f35"/>
    </style:style>
    <style:style style:name="P63" style:family="paragraph" style:parent-style-name="Horizontal_20_Line">
      <style:text-properties officeooo:paragraph-rsid="03466f35"/>
    </style:style>
    <style:style style:name="P64" style:family="paragraph" style:parent-style-name="Standard">
      <style:text-properties officeooo:paragraph-rsid="0347c6b3"/>
    </style:style>
    <style:style style:name="P65" style:family="paragraph" style:parent-style-name="Text_20_body">
      <style:text-properties officeooo:paragraph-rsid="0347c6b3"/>
    </style:style>
    <style:style style:name="P66" style:family="paragraph" style:parent-style-name="Heading_20_4">
      <style:text-properties officeooo:paragraph-rsid="0347c6b3"/>
    </style:style>
    <style:style style:name="P67" style:family="paragraph" style:parent-style-name="Horizontal_20_Line">
      <style:text-properties officeooo:paragraph-rsid="0347c6b3"/>
    </style:style>
    <style:style style:name="P68" style:family="paragraph" style:parent-style-name="Standard">
      <style:text-properties officeooo:paragraph-rsid="03488bfa"/>
    </style:style>
    <style:style style:name="P69" style:family="paragraph" style:parent-style-name="Heading_20_4">
      <style:text-properties officeooo:paragraph-rsid="03488bfa"/>
    </style:style>
    <style:style style:name="P70" style:family="paragraph" style:parent-style-name="Standard">
      <style:text-properties officeooo:paragraph-rsid="034f40f9"/>
    </style:style>
    <style:style style:name="P71" style:family="paragraph" style:parent-style-name="Text_20_body">
      <style:text-properties officeooo:paragraph-rsid="034f40f9"/>
    </style:style>
    <style:style style:name="P72" style:family="paragraph" style:parent-style-name="Heading_20_4">
      <style:text-properties officeooo:paragraph-rsid="034f40f9"/>
    </style:style>
    <style:style style:name="P73" style:family="paragraph" style:parent-style-name="Horizontal_20_Line">
      <style:text-properties officeooo:paragraph-rsid="034f40f9"/>
    </style:style>
    <style:style style:name="P74" style:family="paragraph" style:parent-style-name="Standard">
      <style:text-properties officeooo:paragraph-rsid="0352921c"/>
    </style:style>
    <style:style style:name="P75" style:family="paragraph" style:parent-style-name="Heading_20_4">
      <style:text-properties officeooo:paragraph-rsid="0352921c"/>
    </style:style>
    <style:style style:name="P76" style:family="paragraph" style:parent-style-name="Standard">
      <style:text-properties officeooo:paragraph-rsid="00cc09a6"/>
    </style:style>
    <style:style style:name="P77" style:family="paragraph" style:parent-style-name="Standard">
      <style:text-properties officeooo:paragraph-rsid="035815a5"/>
    </style:style>
    <style:style style:name="P78" style:family="paragraph" style:parent-style-name="Standard">
      <style:text-properties officeooo:paragraph-rsid="0371e507"/>
    </style:style>
    <style:style style:name="P79" style:family="paragraph" style:parent-style-name="Text_20_body">
      <style:paragraph-properties fo:margin-top="0cm" fo:margin-bottom="0cm" style:contextual-spacing="false"/>
      <style:text-properties officeooo:paragraph-rsid="0371e507"/>
    </style:style>
    <style:style style:name="P80" style:family="paragraph" style:parent-style-name="Text_20_body">
      <style:text-properties officeooo:rsid="025aa38b" officeooo:paragraph-rsid="032e89db"/>
    </style:style>
    <style:style style:name="P81" style:family="paragraph" style:parent-style-name="Horizontal_20_Line">
      <style:text-properties officeooo:rsid="025aa38b" officeooo:paragraph-rsid="032e8ea3"/>
    </style:style>
    <style:style style:name="P82" style:family="paragraph" style:parent-style-name="Horizontal_20_Line">
      <style:text-properties officeooo:rsid="025aa38b" officeooo:paragraph-rsid="034f40f9"/>
    </style:style>
    <style:style style:name="P83" style:family="paragraph" style:parent-style-name="Horizontal_20_Line">
      <style:text-properties officeooo:rsid="025aa38b" officeooo:paragraph-rsid="035108df"/>
    </style:style>
    <style:style style:name="P84" style:family="paragraph" style:parent-style-name="Text_20_body">
      <style:text-properties officeooo:rsid="0257dac3" officeooo:paragraph-rsid="032e89db"/>
    </style:style>
    <style:style style:name="P85" style:family="paragraph" style:parent-style-name="Text_20_body">
      <style:text-properties officeooo:rsid="0257dac3" officeooo:paragraph-rsid="032e8ea3"/>
    </style:style>
    <style:style style:name="P86" style:family="paragraph" style:parent-style-name="Text_20_body">
      <style:text-properties officeooo:rsid="0257dac3" officeooo:paragraph-rsid="034f40f9"/>
    </style:style>
    <style:style style:name="P87" style:family="paragraph" style:parent-style-name="Text_20_body">
      <style:text-properties officeooo:rsid="0257dac3" officeooo:paragraph-rsid="035108df"/>
    </style:style>
    <style:style style:name="P88" style:family="paragraph" style:parent-style-name="Text_20_body">
      <style:text-properties officeooo:rsid="0257dac3" officeooo:paragraph-rsid="0352921c"/>
    </style:style>
    <style:style style:name="P89" style:family="paragraph" style:parent-style-name="Text_20_body">
      <style:text-properties officeooo:rsid="0259a637" officeooo:paragraph-rsid="032e89db"/>
    </style:style>
    <style:style style:name="P90" style:family="paragraph" style:parent-style-name="Text_20_body">
      <style:text-properties officeooo:rsid="0259a637" officeooo:paragraph-rsid="032e8ea3"/>
    </style:style>
    <style:style style:name="P91" style:family="paragraph" style:parent-style-name="Text_20_body">
      <style:text-properties officeooo:rsid="0259a637" officeooo:paragraph-rsid="032eb13f"/>
    </style:style>
    <style:style style:name="P92" style:family="paragraph" style:parent-style-name="Text_20_body">
      <style:text-properties officeooo:rsid="0259a637" officeooo:paragraph-rsid="034f40f9"/>
    </style:style>
    <style:style style:name="P93" style:family="paragraph" style:parent-style-name="Text_20_body">
      <style:text-properties officeooo:rsid="0259a637" officeooo:paragraph-rsid="0352921c"/>
    </style:style>
    <style:style style:name="P94" style:family="paragraph" style:parent-style-name="Text_20_body">
      <style:text-properties officeooo:paragraph-rsid="032e89db"/>
    </style:style>
    <style:style style:name="P95" style:family="paragraph" style:parent-style-name="Horizontal_20_Line">
      <style:text-properties officeooo:paragraph-rsid="032e89db"/>
    </style:style>
    <style:style style:name="P96" style:family="paragraph" style:parent-style-name="Text_20_body">
      <style:text-properties officeooo:rsid="0256b2b0" officeooo:paragraph-rsid="032e8ea3"/>
    </style:style>
    <style:style style:name="P97" style:family="paragraph" style:parent-style-name="Text_20_body">
      <style:text-properties officeooo:rsid="0256b2b0" officeooo:paragraph-rsid="032eb13f"/>
    </style:style>
    <style:style style:name="P98" style:family="paragraph" style:parent-style-name="Text_20_body">
      <style:text-properties officeooo:rsid="0256b2b0" officeooo:paragraph-rsid="034f40f9"/>
    </style:style>
    <style:style style:name="P99" style:family="paragraph" style:parent-style-name="Text_20_body">
      <style:text-properties officeooo:rsid="0256b2b0" officeooo:paragraph-rsid="035108df"/>
    </style:style>
    <style:style style:name="P100" style:family="paragraph" style:parent-style-name="Text_20_body">
      <style:text-properties officeooo:paragraph-rsid="032e8ea3"/>
    </style:style>
    <style:style style:name="P101" style:family="paragraph" style:parent-style-name="Heading_20_4">
      <style:text-properties officeooo:paragraph-rsid="032e8ea3"/>
    </style:style>
    <style:style style:name="P102" style:family="paragraph" style:parent-style-name="Horizontal_20_Line">
      <style:text-properties officeooo:paragraph-rsid="032e8ea3"/>
    </style:style>
    <style:style style:name="P103" style:family="paragraph" style:parent-style-name="Text_20_body">
      <style:text-properties officeooo:rsid="03335c0f" officeooo:paragraph-rsid="03335c0f"/>
    </style:style>
    <style:style style:name="P104" style:family="paragraph" style:parent-style-name="Text_20_body">
      <style:text-properties officeooo:rsid="03335c0f" officeooo:paragraph-rsid="03461230"/>
    </style:style>
    <style:style style:name="P105" style:family="paragraph" style:parent-style-name="Text_20_body">
      <style:text-properties officeooo:rsid="03335c0f" officeooo:paragraph-rsid="0347c6b3"/>
    </style:style>
    <style:style style:name="P106" style:family="paragraph" style:parent-style-name="Text_20_body">
      <style:text-properties officeooo:rsid="03335c0f" officeooo:paragraph-rsid="034a45ed"/>
    </style:style>
    <style:style style:name="P107" style:family="paragraph" style:parent-style-name="Text_20_body">
      <style:text-properties officeooo:rsid="03335c0f" officeooo:paragraph-rsid="034bf843"/>
    </style:style>
    <style:style style:name="P108" style:family="paragraph" style:parent-style-name="Text_20_body">
      <style:text-properties officeooo:rsid="03335c0f" officeooo:paragraph-rsid="035108df"/>
    </style:style>
    <style:style style:name="P109" style:family="paragraph" style:parent-style-name="Text_20_body">
      <style:text-properties officeooo:rsid="0334d3dd" officeooo:paragraph-rsid="0334d3dd"/>
    </style:style>
    <style:style style:name="P110" style:family="paragraph" style:parent-style-name="Text_20_body">
      <style:text-properties officeooo:rsid="0334d3dd" officeooo:paragraph-rsid="03461230"/>
    </style:style>
    <style:style style:name="P111" style:family="paragraph" style:parent-style-name="Text_20_body">
      <style:text-properties officeooo:rsid="0334d3dd" officeooo:paragraph-rsid="03466f35"/>
    </style:style>
    <style:style style:name="P112" style:family="paragraph" style:parent-style-name="Text_20_body">
      <style:text-properties officeooo:rsid="0334d3dd" officeooo:paragraph-rsid="0347c6b3"/>
    </style:style>
    <style:style style:name="P113" style:family="paragraph" style:parent-style-name="Text_20_body">
      <style:text-properties officeooo:rsid="0334d3dd" officeooo:paragraph-rsid="03488bfa"/>
    </style:style>
    <style:style style:name="P114" style:family="paragraph" style:parent-style-name="Text_20_body">
      <style:text-properties officeooo:rsid="0334d3dd" officeooo:paragraph-rsid="034f40f9"/>
    </style:style>
    <style:style style:name="P115" style:family="paragraph" style:parent-style-name="Text_20_body">
      <style:text-properties officeooo:paragraph-rsid="03363cbb"/>
    </style:style>
    <style:style style:name="P116" style:family="paragraph" style:parent-style-name="Text_20_body">
      <style:text-properties officeooo:rsid="03363cbb" officeooo:paragraph-rsid="03363cbb"/>
    </style:style>
    <style:style style:name="P117" style:family="paragraph" style:parent-style-name="Text_20_body">
      <style:text-properties officeooo:rsid="03363cbb" officeooo:paragraph-rsid="03466f35"/>
    </style:style>
    <style:style style:name="P118" style:family="paragraph" style:parent-style-name="Text_20_body">
      <style:text-properties officeooo:rsid="03363cbb" officeooo:paragraph-rsid="0347c6b3"/>
    </style:style>
    <style:style style:name="P119" style:family="paragraph" style:parent-style-name="Text_20_body">
      <style:text-properties officeooo:rsid="03363cbb"/>
    </style:style>
    <style:style style:name="P120" style:family="paragraph" style:parent-style-name="Text_20_body">
      <style:text-properties officeooo:rsid="03363cbb" officeooo:paragraph-rsid="036a5d8e"/>
    </style:style>
    <style:style style:name="P121" style:family="paragraph" style:parent-style-name="Text_20_body">
      <style:text-properties style:font-name="Liberation Serif" fo:font-size="12pt" officeooo:rsid="0338428d" officeooo:paragraph-rsid="0338428d" style:font-size-asian="12pt" style:font-size-complex="12pt"/>
    </style:style>
    <style:style style:name="P122" style:family="paragraph" style:parent-style-name="Text_20_body">
      <style:text-properties officeooo:rsid="0338428d" officeooo:paragraph-rsid="0338428d"/>
    </style:style>
    <style:style style:name="P123" style:family="paragraph" style:parent-style-name="Text_20_body">
      <style:text-properties officeooo:paragraph-rsid="0338428d"/>
    </style:style>
    <style:style style:name="P124" style:family="paragraph" style:parent-style-name="Heading_20_4">
      <style:text-properties officeooo:paragraph-rsid="0338428d"/>
    </style:style>
    <style:style style:name="P125" style:family="paragraph" style:parent-style-name="Text_20_body">
      <style:text-properties officeooo:paragraph-rsid="0339ab43"/>
    </style:style>
    <style:style style:name="P126" style:family="paragraph" style:parent-style-name="Text_20_body">
      <style:text-properties officeooo:rsid="0339ab43" officeooo:paragraph-rsid="0339ab43"/>
    </style:style>
    <style:style style:name="P127" style:family="paragraph" style:parent-style-name="Text_20_body">
      <style:text-properties officeooo:rsid="033a6775" officeooo:paragraph-rsid="033a6775"/>
    </style:style>
    <style:style style:name="P128" style:family="paragraph" style:parent-style-name="Text_20_body">
      <style:text-properties officeooo:rsid="033a6775" officeooo:paragraph-rsid="033d7950"/>
    </style:style>
    <style:style style:name="P129" style:family="paragraph" style:parent-style-name="Text_20_body">
      <style:text-properties officeooo:paragraph-rsid="033a6775"/>
    </style:style>
    <style:style style:name="P130" style:family="paragraph" style:parent-style-name="Text_20_body">
      <style:text-properties officeooo:rsid="033d7950" officeooo:paragraph-rsid="033d7950"/>
    </style:style>
    <style:style style:name="P131" style:family="paragraph" style:parent-style-name="Text_20_body">
      <style:text-properties officeooo:rsid="033d7950" officeooo:paragraph-rsid="03405e9f"/>
    </style:style>
    <style:style style:name="P132" style:family="paragraph" style:parent-style-name="Text_20_body">
      <style:text-properties officeooo:paragraph-rsid="033f3949"/>
    </style:style>
    <style:style style:name="P133"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4"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5"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Text_20_body">
      <style:text-properties officeooo:rsid="03405e9f" officeooo:paragraph-rsid="03405e9f"/>
    </style:style>
    <style:style style:name="P140" style:family="paragraph" style:parent-style-name="Text_20_body">
      <style:text-properties officeooo:rsid="0341e823" officeooo:paragraph-rsid="0341e823"/>
    </style:style>
    <style:style style:name="P141" style:family="paragraph" style:parent-style-name="Text_20_body">
      <style:text-properties officeooo:rsid="0341e823" officeooo:paragraph-rsid="03466f35"/>
    </style:style>
    <style:style style:name="P142" style:family="paragraph" style:parent-style-name="Text_20_body">
      <style:text-properties officeooo:rsid="0341e823" officeooo:paragraph-rsid="0347c6b3"/>
    </style:style>
    <style:style style:name="P143" style:family="paragraph" style:parent-style-name="Text_20_body">
      <style:text-properties officeooo:rsid="0341e823" officeooo:paragraph-rsid="034d8ad5"/>
    </style:style>
    <style:style style:name="P144" style:family="paragraph" style:parent-style-name="Text_20_body">
      <style:text-properties officeooo:rsid="0341e823" officeooo:paragraph-rsid="0352d048"/>
    </style:style>
    <style:style style:name="P145" style:family="paragraph" style:parent-style-name="Text_20_body">
      <style:text-properties officeooo:rsid="0341e823" officeooo:paragraph-rsid="035815a5"/>
    </style:style>
    <style:style style:name="P146" style:family="paragraph" style:parent-style-name="Horizontal_20_Line">
      <style:text-properties officeooo:rsid="0341e823"/>
    </style:style>
    <style:style style:name="P147" style:family="paragraph" style:parent-style-name="Horizontal_20_Line">
      <style:text-properties officeooo:rsid="0341e823" officeooo:paragraph-rsid="0352921c"/>
    </style:style>
    <style:style style:name="P148" style:family="paragraph" style:parent-style-name="Text_20_body">
      <style:text-properties officeooo:rsid="03466f35" officeooo:paragraph-rsid="03466f35"/>
    </style:style>
    <style:style style:name="P149" style:family="paragraph" style:parent-style-name="Text_20_body">
      <style:text-properties officeooo:rsid="0347c6b3" officeooo:paragraph-rsid="0347c6b3"/>
    </style:style>
    <style:style style:name="P150" style:family="paragraph" style:parent-style-name="Text_20_body">
      <style:text-properties officeooo:rsid="034d8ad5" officeooo:paragraph-rsid="034d8ad5"/>
    </style:style>
    <style:style style:name="P151" style:family="paragraph" style:parent-style-name="Text_20_body">
      <style:text-properties officeooo:paragraph-rsid="034d8ad5"/>
    </style:style>
    <style:style style:name="P152" style:family="paragraph" style:parent-style-name="Heading_20_4">
      <style:text-properties officeooo:paragraph-rsid="034d8ad5"/>
    </style:style>
    <style:style style:name="P153" style:family="paragraph" style:parent-style-name="Text_20_body">
      <style:text-properties officeooo:paragraph-rsid="035108df"/>
    </style:style>
    <style:style style:name="P154" style:family="paragraph" style:parent-style-name="Text_20_body">
      <style:text-properties officeooo:rsid="035108df" officeooo:paragraph-rsid="035108df"/>
    </style:style>
    <style:style style:name="P155" style:family="paragraph" style:parent-style-name="Horizontal_20_Line">
      <style:text-properties officeooo:rsid="035108df" officeooo:paragraph-rsid="035108df"/>
    </style:style>
    <style:style style:name="P156" style:family="paragraph" style:parent-style-name="Text_20_body">
      <style:text-properties officeooo:rsid="0352921c" officeooo:paragraph-rsid="0352921c"/>
    </style:style>
    <style:style style:name="P157" style:family="paragraph" style:parent-style-name="Text_20_body">
      <style:text-properties officeooo:rsid="035ff028" officeooo:paragraph-rsid="035ff028"/>
    </style:style>
    <style:style style:name="P158" style:family="paragraph" style:parent-style-name="Text_20_body">
      <style:text-properties officeooo:rsid="0364e728" officeooo:paragraph-rsid="0364e728"/>
    </style:style>
    <style:style style:name="P159" style:family="paragraph" style:parent-style-name="Text_20_body">
      <style:text-properties officeooo:rsid="0364e728" officeooo:paragraph-rsid="036a5d8e"/>
    </style:style>
    <style:style style:name="P160" style:family="paragraph" style:parent-style-name="Text_20_body">
      <style:text-properties officeooo:rsid="0364e728" officeooo:paragraph-rsid="036aeb67"/>
    </style:style>
    <style:style style:name="P161" style:family="paragraph" style:parent-style-name="Text_20_body">
      <style:text-properties officeooo:rsid="0364e728" officeooo:paragraph-rsid="036ccae3"/>
    </style:style>
    <style:style style:name="P162" style:family="paragraph" style:parent-style-name="Text_20_body">
      <style:text-properties officeooo:paragraph-rsid="036a5d8e"/>
    </style:style>
    <style:style style:name="P163" style:family="paragraph" style:parent-style-name="Text_20_body">
      <style:text-properties officeooo:paragraph-rsid="036aeb67"/>
    </style:style>
    <style:style style:name="P164" style:family="paragraph" style:parent-style-name="Text_20_body">
      <style:text-properties officeooo:paragraph-rsid="036ccae3"/>
    </style:style>
    <style:style style:name="P165" style:family="paragraph" style:parent-style-name="Standard">
      <style:paragraph-properties fo:break-before="page"/>
      <style:text-properties officeooo:rsid="024b9c8f" officeooo:paragraph-rsid="0327e960"/>
    </style:style>
    <style:style style:name="P166" style:family="paragraph" style:parent-style-name="Heading_20_4">
      <style:text-properties officeooo:paragraph-rsid="0334d3dd"/>
    </style:style>
    <style:style style:name="P167" style:family="paragraph" style:parent-style-name="Heading_20_4">
      <style:text-properties fo:font-size="13.3000001907349pt" style:font-size-asian="13.3000001907349pt" style:font-size-complex="13.3000001907349pt"/>
    </style:style>
    <style:style style:name="P168" style:family="paragraph" style:parent-style-name="Heading_20_4">
      <style:text-properties officeooo:paragraph-rsid="03405e9f"/>
    </style:style>
    <style:style style:name="P169" style:family="paragraph" style:parent-style-name="Heading_20_4">
      <style:text-properties officeooo:paragraph-rsid="03461230"/>
    </style:style>
    <style:style style:name="P170" style:family="paragraph" style:parent-style-name="Horizontal_20_Line">
      <style:text-properties officeooo:paragraph-rsid="03461230"/>
    </style:style>
    <style:style style:name="P171" style:family="paragraph" style:parent-style-name="Heading_20_4">
      <style:text-properties officeooo:paragraph-rsid="034a45ed"/>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9.001cm" style:type="right" style:leader-style="dotted" style:leader-text="."/>
        </style:tab-stops>
      </style:paragraph-properties>
    </style:style>
    <style:style style:name="P174" style:family="paragraph" style:parent-style-name="Contents_20_3">
      <style:paragraph-properties>
        <style:tab-stops>
          <style:tab-stop style:position="19.001cm" style:type="right" style:leader-style="dotted" style:leader-text="."/>
        </style:tab-stops>
      </style:paragraph-properties>
    </style:style>
    <style:style style:name="P175" style:family="paragraph" style:parent-style-name="Contents_20_4">
      <style:paragraph-properties>
        <style:tab-stops>
          <style:tab-stop style:position="19.001cm" style:type="right" style:leader-style="dotted" style:leader-text="."/>
        </style:tab-stops>
      </style:paragraph-properties>
    </style:style>
    <style:style style:name="P176" style:family="paragraph" style:parent-style-name="Contents_20_5">
      <style:paragraph-properties>
        <style:tab-stops>
          <style:tab-stop style:position="19.001cm" style:type="right" style:leader-style="dotted" style:leader-text="."/>
        </style:tab-stops>
      </style:paragraph-properties>
    </style:style>
    <style:style style:name="P177"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78" style:family="paragraph" style:parent-style-name="Text_20_body">
      <style:text-properties officeooo:paragraph-rsid="036910a1"/>
    </style:style>
    <style:style style:name="P179" style:family="paragraph" style:parent-style-name="Text_20_body">
      <style:text-properties officeooo:rsid="005d124e" officeooo:paragraph-rsid="037398a2"/>
    </style:style>
    <style:style style:name="P180" style:family="paragraph" style:parent-style-name="Text_20_body">
      <style:text-properties officeooo:rsid="0358a875" officeooo:paragraph-rsid="0358a875"/>
    </style:style>
    <style:style style:name="P181" style:family="paragraph" style:parent-style-name="Text_20_body">
      <style:text-properties officeooo:rsid="032f7c9d" officeooo:paragraph-rsid="037575a6"/>
    </style:style>
    <style:style style:name="P182" style:family="paragraph" style:parent-style-name="Horizontal_20_Line">
      <style:text-properties officeooo:paragraph-rsid="037575a6"/>
    </style:style>
    <style:style style:name="P183" style:family="paragraph" style:parent-style-name="Standard">
      <style:text-properties officeooo:paragraph-rsid="037575a6"/>
    </style:style>
    <style:style style:name="P184" style:family="paragraph" style:parent-style-name="Text_20_body">
      <style:text-properties officeooo:rsid="02f55d98" officeooo:paragraph-rsid="037575a6"/>
    </style:style>
    <style:style style:name="P185" style:family="paragraph" style:parent-style-name="Text_20_body">
      <style:text-properties officeooo:rsid="032fc7e8" officeooo:paragraph-rsid="037575a6"/>
    </style:style>
    <style:style style:name="P186" style:family="paragraph" style:parent-style-name="Text_20_body">
      <style:text-properties officeooo:rsid="032f7c9d" officeooo:paragraph-rsid="037575a6"/>
    </style:style>
    <style:style style:name="P187" style:family="paragraph" style:parent-style-name="Heading_20_1">
      <style:paragraph-properties fo:margin-top="0cm" fo:margin-bottom="0cm" style:contextual-spacing="false"/>
    </style:style>
    <style:style style:name="P188" style:family="paragraph" style:parent-style-name="Heading_20_1">
      <style:paragraph-properties fo:margin-top="0cm" fo:margin-bottom="0cm" style:contextual-spacing="false"/>
      <style:text-properties officeooo:rsid="0256b2b0" officeooo:paragraph-rsid="0327e960"/>
    </style:style>
    <style:style style:name="P189" style:family="paragraph" style:parent-style-name="Heading_20_1">
      <style:paragraph-properties fo:margin-top="0cm" fo:margin-bottom="0cm" style:contextual-spacing="false"/>
      <style:text-properties officeooo:rsid="0256b2b0" officeooo:paragraph-rsid="0256b2b0"/>
    </style:style>
    <style:style style:name="P190" style:family="paragraph" style:parent-style-name="Heading_20_1">
      <style:paragraph-properties fo:margin-top="0cm" fo:margin-bottom="0cm"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91"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92"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193" style:family="paragraph" style:parent-style-name="Heading_20_1">
      <style:paragraph-properties fo:margin-top="0cm" fo:margin-bottom="0cm" style:contextual-spacing="false"/>
      <style:text-properties officeooo:paragraph-rsid="0347c6b3"/>
    </style:style>
    <style:style style:name="P194" style:family="paragraph" style:parent-style-name="Heading_20_1">
      <style:paragraph-properties fo:margin-top="0cm" fo:margin-bottom="0cm" style:contextual-spacing="false"/>
      <style:text-properties officeooo:paragraph-rsid="03488bfa"/>
    </style:style>
    <style:style style:name="P195" style:family="paragraph" style:parent-style-name="Heading_20_1">
      <style:paragraph-properties fo:margin-top="0cm" fo:margin-bottom="0cm" style:contextual-spacing="false"/>
      <style:text-properties officeooo:paragraph-rsid="036172a0"/>
    </style:style>
    <style:style style:name="P196" style:family="paragraph" style:parent-style-name="Heading_20_1">
      <style:paragraph-properties fo:margin-top="0cm" fo:margin-bottom="0cm" style:contextual-spacing="false"/>
      <style:text-properties officeooo:paragraph-rsid="034a45ed"/>
    </style:style>
    <style:style style:name="P197" style:family="paragraph" style:parent-style-name="Heading_20_1">
      <style:paragraph-properties fo:margin-top="0cm" fo:margin-bottom="0cm" style:contextual-spacing="false"/>
      <style:text-properties officeooo:paragraph-rsid="034f40f9"/>
    </style:style>
    <style:style style:name="P198" style:family="paragraph" style:parent-style-name="Heading_20_1">
      <style:paragraph-properties fo:margin-top="0cm" fo:margin-bottom="0cm" style:contextual-spacing="false"/>
      <style:text-properties officeooo:paragraph-rsid="035108df"/>
    </style:style>
    <style:style style:name="P199" style:family="paragraph" style:parent-style-name="Heading_20_1">
      <style:paragraph-properties fo:margin-top="0cm" fo:margin-bottom="0cm" style:contextual-spacing="false"/>
      <style:text-properties officeooo:paragraph-rsid="0352921c"/>
    </style:style>
    <style:style style:name="P200" style:family="paragraph" style:parent-style-name="Heading_20_1">
      <style:paragraph-properties fo:margin-top="0cm" fo:margin-bottom="0cm" style:contextual-spacing="false"/>
      <style:text-properties officeooo:paragraph-rsid="035815a5"/>
    </style:style>
    <style:style style:name="P201" style:family="paragraph" style:parent-style-name="Heading_20_2">
      <style:text-properties officeooo:paragraph-rsid="037398a2"/>
    </style:style>
    <style:style style:name="P202" style:family="paragraph" style:parent-style-name="Heading_20_2">
      <style:text-properties officeooo:paragraph-rsid="032e89db"/>
    </style:style>
    <style:style style:name="P203" style:family="paragraph" style:parent-style-name="Heading_20_2">
      <style:text-properties officeooo:paragraph-rsid="032e8ea3"/>
    </style:style>
    <style:style style:name="P204" style:family="paragraph" style:parent-style-name="Heading_20_2">
      <style:text-properties officeooo:paragraph-rsid="032eb13f"/>
    </style:style>
    <style:style style:name="P205" style:family="paragraph" style:parent-style-name="Heading_20_2">
      <style:text-properties officeooo:paragraph-rsid="036a5d8e"/>
    </style:style>
    <style:style style:name="P206" style:family="paragraph" style:parent-style-name="Heading_20_2">
      <style:text-properties officeooo:paragraph-rsid="033226f3"/>
    </style:style>
    <style:style style:name="P207"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08"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09" style:family="paragraph" style:parent-style-name="Heading_20_2">
      <style:text-properties officeooo:paragraph-rsid="036aeb67"/>
    </style:style>
    <style:style style:name="P210" style:family="paragraph" style:parent-style-name="Heading_20_2">
      <style:text-properties officeooo:paragraph-rsid="03461230"/>
    </style:style>
    <style:style style:name="P211" style:family="paragraph" style:parent-style-name="Heading_20_2">
      <style:text-properties officeooo:paragraph-rsid="03466f35"/>
    </style:style>
    <style:style style:name="P212" style:family="paragraph" style:parent-style-name="Heading_20_2">
      <style:text-properties officeooo:paragraph-rsid="0347c6b3"/>
    </style:style>
    <style:style style:name="P213" style:family="paragraph" style:parent-style-name="Heading_20_2">
      <style:text-properties officeooo:paragraph-rsid="037521f8"/>
    </style:style>
    <style:style style:name="P214" style:family="paragraph" style:parent-style-name="Heading_20_2">
      <style:text-properties officeooo:paragraph-rsid="03488bfa"/>
    </style:style>
    <style:style style:name="P215" style:family="paragraph" style:parent-style-name="Heading_20_2">
      <style:text-properties officeooo:paragraph-rsid="036172a0"/>
    </style:style>
    <style:style style:name="P216"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17"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18"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20" style:family="paragraph" style:parent-style-name="Heading_20_2">
      <style:text-properties officeooo:paragraph-rsid="034a45ed"/>
    </style:style>
    <style:style style:name="P221" style:family="paragraph" style:parent-style-name="Heading_20_2">
      <style:text-properties officeooo:paragraph-rsid="034d8ad5"/>
    </style:style>
    <style:style style:name="P222" style:family="paragraph" style:parent-style-name="Heading_20_2">
      <style:text-properties officeooo:paragraph-rsid="034f40f9"/>
    </style:style>
    <style:style style:name="P223" style:family="paragraph" style:parent-style-name="Heading_20_2">
      <style:text-properties officeooo:paragraph-rsid="036ccae3"/>
    </style:style>
    <style:style style:name="P224" style:family="paragraph" style:parent-style-name="Heading_20_2">
      <style:text-properties officeooo:paragraph-rsid="035108df"/>
    </style:style>
    <style:style style:name="P225" style:family="paragraph" style:parent-style-name="Heading_20_2">
      <style:text-properties officeooo:paragraph-rsid="0352921c"/>
    </style:style>
    <style:style style:name="P226" style:family="paragraph" style:parent-style-name="Heading_20_2">
      <style:text-properties officeooo:paragraph-rsid="035815a5"/>
    </style:style>
    <style:style style:name="P227" style:family="paragraph" style:parent-style-name="Heading_20_2">
      <style:text-properties officeooo:rsid="032f7c9d" officeooo:paragraph-rsid="037575a6"/>
    </style:style>
    <style:style style:name="P228" style:family="paragraph" style:parent-style-name="Heading_20_2">
      <style:text-properties officeooo:rsid="0358a875" officeooo:paragraph-rsid="037575a6"/>
    </style:style>
    <style:style style:name="P229" style:family="paragraph" style:parent-style-name="Heading_20_3">
      <style:text-properties officeooo:paragraph-rsid="032e89db"/>
    </style:style>
    <style:style style:name="P230"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31" style:family="paragraph" style:parent-style-name="Heading_20_3">
      <style:text-properties officeooo:paragraph-rsid="032e8ea3"/>
    </style:style>
    <style:style style:name="P232" style:family="paragraph" style:parent-style-name="Heading_20_3">
      <style:text-properties officeooo:paragraph-rsid="036a5d8e"/>
    </style:style>
    <style:style style:name="P233" style:family="paragraph" style:parent-style-name="Heading_20_3">
      <style:text-properties officeooo:paragraph-rsid="0334d3dd"/>
    </style:style>
    <style:style style:name="P234" style:family="paragraph" style:parent-style-name="Heading_20_3">
      <style:text-properties officeooo:paragraph-rsid="0338428d"/>
    </style:style>
    <style:style style:name="P235" style:family="paragraph" style:parent-style-name="Heading_20_3">
      <style:text-properties officeooo:paragraph-rsid="0339ab43"/>
    </style:style>
    <style:style style:name="P236" style:family="paragraph" style:parent-style-name="Heading_20_3">
      <style:text-properties officeooo:paragraph-rsid="033a6775"/>
    </style:style>
    <style:style style:name="P237" style:family="paragraph" style:parent-style-name="Heading_20_3">
      <style:text-properties officeooo:paragraph-rsid="033d7950"/>
    </style:style>
    <style:style style:name="P238" style:family="paragraph" style:parent-style-name="Heading_20_3">
      <style:text-properties officeooo:paragraph-rsid="03405e9f"/>
    </style:style>
    <style:style style:name="P239" style:family="paragraph" style:parent-style-name="Heading_20_3">
      <style:text-properties officeooo:paragraph-rsid="036aeb67"/>
    </style:style>
    <style:style style:name="P240" style:family="paragraph" style:parent-style-name="Heading_20_3">
      <style:text-properties officeooo:paragraph-rsid="03461230"/>
    </style:style>
    <style:style style:name="P241" style:family="paragraph" style:parent-style-name="Heading_20_3">
      <style:text-properties officeooo:paragraph-rsid="03466f35"/>
    </style:style>
    <style:style style:name="P242" style:family="paragraph" style:parent-style-name="Heading_20_3">
      <style:text-properties officeooo:paragraph-rsid="0347c6b3"/>
    </style:style>
    <style:style style:name="P243" style:family="paragraph" style:parent-style-name="Heading_20_3">
      <style:text-properties officeooo:paragraph-rsid="03488bfa"/>
    </style:style>
    <style:style style:name="P244" style:family="paragraph" style:parent-style-name="Heading_20_3">
      <style:text-properties officeooo:paragraph-rsid="034a45ed"/>
    </style:style>
    <style:style style:name="P245" style:family="paragraph" style:parent-style-name="Heading_20_3">
      <style:text-properties officeooo:paragraph-rsid="034bf843"/>
    </style:style>
    <style:style style:name="P246" style:family="paragraph" style:parent-style-name="Heading_20_3">
      <style:text-properties officeooo:paragraph-rsid="034d8ad5"/>
    </style:style>
    <style:style style:name="P247" style:family="paragraph" style:parent-style-name="Heading_20_3">
      <style:text-properties officeooo:paragraph-rsid="034f40f9"/>
    </style:style>
    <style:style style:name="P248" style:family="paragraph" style:parent-style-name="Heading_20_3">
      <style:text-properties officeooo:paragraph-rsid="035108df"/>
    </style:style>
    <style:style style:name="P249" style:family="paragraph" style:parent-style-name="Heading_20_3">
      <style:text-properties officeooo:paragraph-rsid="036ccae3"/>
    </style:style>
    <style:style style:name="P250" style:family="paragraph" style:parent-style-name="Heading_20_3">
      <style:text-properties fo:font-size="14.1000003814697pt" style:font-size-asian="14.1000003814697pt" style:font-size-complex="14.1000003814697pt"/>
    </style:style>
    <style:style style:name="P251" style:family="paragraph" style:parent-style-name="Heading_20_3">
      <style:text-properties officeooo:paragraph-rsid="0352921c"/>
    </style:style>
    <style:style style:name="P252"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71e507" style:font-size-asian="10pt" style:font-size-complex="10pt"/>
    </style:style>
    <style:style style:name="T4" style:family="text">
      <style:text-properties fo:font-size="10pt" officeooo:rsid="0326bd4d" style:font-size-asian="10pt" style:font-size-complex="10pt"/>
    </style:style>
    <style:style style:name="T5" style:family="text">
      <style:text-properties fo:font-size="10pt" officeooo:rsid="0376b624"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able:table table:name="Tabelle12" table:style-name="Tabelle12">
        <table:table-column table:style-name="Tabelle12.A"/>
        <table:table-column table:style-name="Tabelle12.B"/>
        <table:table-row table:style-name="Tabelle12.1">
          <table:table-cell table:style-name="Tabelle12.A1" office:value-type="string">
            <text:p text:style-name="P79"><draw:frame draw:style-name="fr6" draw:name="Bild72" text:anchor-type="char" svg:width="0.831cm" svg:height="0.831cm" draw:z-index="108"><draw:image xlink:href="Pictures/1000000100000080000000802F260AA07D3ACAE1.png" xlink:type="simple" xlink:show="embed" xlink:actuate="onLoad" draw:mime-type="image/png"/></draw:frame></text:p>
          </table:table-cell>
          <table:table-cell table:style-name="Tabelle12.B1" office:value-type="string">
            <text:p text:style-name="P177"><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2"><text:a xlink:type="simple" xlink:href="#__RefHeading___Toc9768_728628141" text:style-name="Index_20_Link" text:visited-style-name="Index_20_Link">Detailed Table of content<text:tab/>3</text:a></text:p>
          <text:p text:style-name="P172"><text:a xlink:type="simple" xlink:href="#__RefHeading___Toc1073_2074365274" text:style-name="Index_20_Link" text:visited-style-name="Index_20_Link">Select menu<text:tab/>11</text:a></text:p>
          <text:p text:style-name="P172"><text:a xlink:type="simple" xlink:href="#__RefHeading___Toc3406_3569538659" text:style-name="Index_20_Link" text:visited-style-name="Index_20_Link">Object Mode - Select menu<text:tab/>11</text:a></text:p>
          <text:p text:style-name="P173"><text:a xlink:type="simple" xlink:href="#__RefHeading___Toc4512_2050212898" text:style-name="Index_20_Link" text:visited-style-name="Index_20_Link">Legacy<text:tab/>11</text:a></text:p>
          <text:p text:style-name="P173"><text:a xlink:type="simple" xlink:href="#__RefHeading___Toc8782_3269378711" text:style-name="Index_20_Link" text:visited-style-name="Index_20_Link">Lasso Select<text:tab/>11</text:a></text:p>
          <text:p text:style-name="P173"><text:a xlink:type="simple" xlink:href="#__RefHeading___Toc1075_2074365274" text:style-name="Index_20_Link" text:visited-style-name="Index_20_Link">All<text:tab/>11</text:a></text:p>
          <text:p text:style-name="P173"><text:a xlink:type="simple" xlink:href="#__RefHeading___Toc1077_2074365274" text:style-name="Index_20_Link" text:visited-style-name="Index_20_Link">None<text:tab/>12</text:a></text:p>
          <text:p text:style-name="P173"><text:a xlink:type="simple" xlink:href="#__RefHeading___Toc1079_2074365274" text:style-name="Index_20_Link" text:visited-style-name="Index_20_Link">Inverse<text:tab/>12</text:a></text:p>
          <text:p text:style-name="P173"><text:a xlink:type="simple" xlink:href="#__RefHeading___Toc2138_2074365274" text:style-name="Index_20_Link" text:visited-style-name="Index_20_Link">Grouped<text:tab/>12</text:a></text:p>
          <text:p text:style-name="P173"><text:a xlink:type="simple" xlink:href="#__RefHeading___Toc2942_7082876531" text:style-name="Index_20_Link" text:visited-style-name="Index_20_Link">Linked<text:tab/>12</text:a></text:p>
          <text:p text:style-name="P173"><text:a xlink:type="simple" xlink:href="#__RefHeading___Toc2930_7082876531" text:style-name="Index_20_Link" text:visited-style-name="Index_20_Link">All by Type<text:tab/>13</text:a></text:p>
          <text:p text:style-name="P173"><text:a xlink:type="simple" xlink:href="#__RefHeading___Toc2185_2074365274" text:style-name="Index_20_Link" text:visited-style-name="Index_20_Link">Random<text:tab/>13</text:a></text:p>
          <text:p text:style-name="P173"><text:a xlink:type="simple" xlink:href="#__RefHeading___Toc2187_2074365274" text:style-name="Index_20_Link" text:visited-style-name="Index_20_Link">Mirror Selection<text:tab/>14</text:a></text:p>
          <text:p text:style-name="P173"><text:a xlink:type="simple" xlink:href="#__RefHeading___Toc2189_2074365274" text:style-name="Index_20_Link" text:visited-style-name="Index_20_Link">By Pattern<text:tab/>14</text:a></text:p>
          <text:p text:style-name="P173"><text:a xlink:type="simple" xlink:href="#__RefHeading___Toc2210_2074365274" text:style-name="Index_20_Link" text:visited-style-name="Index_20_Link">Active Camera<text:tab/>14</text:a></text:p>
          <text:p text:style-name="P173"><text:a xlink:type="simple" xlink:href="#__RefHeading___Toc2212_2074365274" text:style-name="Index_20_Link" text:visited-style-name="Index_20_Link">More/ Less<text:tab/>15</text:a></text:p>
          <text:p text:style-name="P172"><text:a xlink:type="simple" xlink:href="#__RefHeading___Toc2226_2074365274" text:style-name="Index_20_Link" text:visited-style-name="Index_20_Link">Edit Mode - Mesh Menu<text:tab/>16</text:a></text:p>
          <text:p text:style-name="P173"><text:a xlink:type="simple" xlink:href="#__RefHeading___Toc4837_1514497418" text:style-name="Index_20_Link" text:visited-style-name="Index_20_Link">Legacy<text:tab/>16</text:a></text:p>
          <text:p text:style-name="P173"><text:a xlink:type="simple" xlink:href="#__RefHeading___Toc8784_3269378711" text:style-name="Index_20_Link" text:visited-style-name="Index_20_Link">Lasso Select<text:tab/>16</text:a></text:p>
          <text:p text:style-name="P173"><text:a xlink:type="simple" xlink:href="#__RefHeading___Toc1075_20743652741" text:style-name="Index_20_Link" text:visited-style-name="Index_20_Link">All<text:tab/>17</text:a></text:p>
          <text:p text:style-name="P173"><text:a xlink:type="simple" xlink:href="#__RefHeading___Toc1077_20743652741" text:style-name="Index_20_Link" text:visited-style-name="Index_20_Link">None<text:tab/>17</text:a></text:p>
          <text:p text:style-name="P173"><text:a xlink:type="simple" xlink:href="#__RefHeading___Toc1079_20743652741" text:style-name="Index_20_Link" text:visited-style-name="Index_20_Link">Inverse<text:tab/>17</text:a></text:p>
          <text:p text:style-name="P173"><text:a xlink:type="simple" xlink:href="#__RefHeading___Toc1855_3676376814" text:style-name="Index_20_Link" text:visited-style-name="Index_20_Link">Linked<text:tab/>17</text:a></text:p>
          <text:p text:style-name="P173"><text:a xlink:type="simple" xlink:href="#__RefHeading___Toc1861_3676376814" text:style-name="Index_20_Link" text:visited-style-name="Index_20_Link">Linked Flat Faces<text:tab/>17</text:a></text:p>
          <text:p text:style-name="P173"><text:a xlink:type="simple" xlink:href="#__RefHeading___Toc1865_3676376814" text:style-name="Index_20_Link" text:visited-style-name="Index_20_Link">Linked Pick Select<text:tab/>17</text:a></text:p>
          <text:p text:style-name="P173"><text:a xlink:type="simple" xlink:href="#__RefHeading___Toc1867_3676376814" text:style-name="Index_20_Link" text:visited-style-name="Index_20_Link">Linked Pick Deselect<text:tab/>17</text:a></text:p>
          <text:p text:style-name="P173"><text:a xlink:type="simple" xlink:href="#__RefHeading___Toc2322_773123159" text:style-name="Index_20_Link" text:visited-style-name="Index_20_Link">Similar<text:tab/>18</text:a></text:p>
          <text:p text:style-name="P173"><text:a xlink:type="simple" xlink:href="#__RefHeading___Toc2332_773123159" text:style-name="Index_20_Link" text:visited-style-name="Index_20_Link">Random<text:tab/>18</text:a></text:p>
          <text:p text:style-name="P173"><text:a xlink:type="simple" xlink:href="#__RefHeading___Toc2342_773123159" text:style-name="Index_20_Link" text:visited-style-name="Index_20_Link">Checker Deselect<text:tab/>19</text:a></text:p>
          <text:p text:style-name="P173"><text:a xlink:type="simple" xlink:href="#__RefHeading___Toc4900_1514497418" text:style-name="Index_20_Link" text:visited-style-name="Index_20_Link">Mirror selection<text:tab/>19</text:a></text:p>
          <text:p text:style-name="P173"><text:a xlink:type="simple" xlink:href="#__RefHeading___Toc2358_773123159" text:style-name="Index_20_Link" text:visited-style-name="Index_20_Link">Side of Active<text:tab/>19</text:a></text:p>
          <text:p text:style-name="P173"><text:a xlink:type="simple" xlink:href="#__RefHeading___Toc2370_773123159" text:style-name="Index_20_Link" text:visited-style-name="Index_20_Link">Shortest Path<text:tab/>20</text:a></text:p>
          <text:p text:style-name="P173"><text:a xlink:type="simple" xlink:href="#__RefHeading___Toc2388_773123159" text:style-name="Index_20_Link" text:visited-style-name="Index_20_Link">Sharp Edges<text:tab/>21</text:a></text:p>
          <text:p text:style-name="P173"><text:a xlink:type="simple" xlink:href="#__RefHeading___Toc2394_773123159" text:style-name="Index_20_Link" text:visited-style-name="Index_20_Link">Loose Geometry<text:tab/>21</text:a></text:p>
          <text:p text:style-name="P173"><text:a xlink:type="simple" xlink:href="#__RefHeading___Toc2400_773123159" text:style-name="Index_20_Link" text:visited-style-name="Index_20_Link">Interior Faces<text:tab/>21</text:a></text:p>
          <text:p text:style-name="P173"><text:a xlink:type="simple" xlink:href="#__RefHeading___Toc2402_773123159" text:style-name="Index_20_Link" text:visited-style-name="Index_20_Link">Faces by Sides<text:tab/>21</text:a></text:p>
          <text:p text:style-name="P173"><text:a xlink:type="simple" xlink:href="#__RefHeading___Toc2793_3712393275" text:style-name="Index_20_Link" text:visited-style-name="Index_20_Link">Edge Loop<text:tab/>22</text:a></text:p>
          <text:p text:style-name="P173"><text:a xlink:type="simple" xlink:href="#__RefHeading___Toc2799_3712393275" text:style-name="Index_20_Link" text:visited-style-name="Index_20_Link">Edge Ring<text:tab/>22</text:a></text:p>
          <text:p text:style-name="P173"><text:a xlink:type="simple" xlink:href="#__RefHeading___Toc2805_3712393275" text:style-name="Index_20_Link" text:visited-style-name="Index_20_Link">Loop Inner-Region<text:tab/>22</text:a></text:p>
          <text:p text:style-name="P173"><text:a xlink:type="simple" xlink:href="#__RefHeading___Toc2811_3712393275" text:style-name="Index_20_Link" text:visited-style-name="Index_20_Link">Boundary Loop<text:tab/>23</text:a></text:p>
          <text:p text:style-name="P173"><text:a xlink:type="simple" xlink:href="#__RefHeading___Toc2813_3712393275" text:style-name="Index_20_Link" text:visited-style-name="Index_20_Link">Ungrouped Verts<text:tab/>23</text:a></text:p>
          <text:p text:style-name="P173"><text:a xlink:type="simple" xlink:href="#__RefHeading___Toc2819_3712393275" text:style-name="Index_20_Link" text:visited-style-name="Index_20_Link">More / Less<text:tab/>23</text:a></text:p>
          <text:p text:style-name="P172"><text:a xlink:type="simple" xlink:href="#__RefHeading___Toc2897_1733223745" text:style-name="Index_20_Link" text:visited-style-name="Index_20_Link">Curve Object - Edit Mode<text:tab/>24</text:a></text:p>
          <text:p text:style-name="P173"><text:a xlink:type="simple" xlink:href="#__RefHeading___Toc4839_1514497418" text:style-name="Index_20_Link" text:visited-style-name="Index_20_Link">Legacy<text:tab/>24</text:a></text:p>
          <text:p text:style-name="P173"><text:a xlink:type="simple" xlink:href="#__RefHeading___Toc8786_3269378711" text:style-name="Index_20_Link" text:visited-style-name="Index_20_Link">Lasso Select<text:tab/>24</text:a></text:p>
          <text:p text:style-name="P173"><text:a xlink:type="simple" xlink:href="#__RefHeading___Toc5775_3997339420" text:style-name="Index_20_Link" text:visited-style-name="Index_20_Link">All<text:tab/>24</text:a></text:p>
          <text:p text:style-name="P173"><text:a xlink:type="simple" xlink:href="#__RefHeading___Toc1077_207436527411" text:style-name="Index_20_Link" text:visited-style-name="Index_20_Link">None<text:tab/>24</text:a></text:p>
          <text:p text:style-name="P173"><text:soft-page-break/><text:a xlink:type="simple" xlink:href="#__RefHeading___Toc1079_207436527411" text:style-name="Index_20_Link" text:visited-style-name="Index_20_Link">Inverse<text:tab/>24</text:a></text:p>
          <text:p text:style-name="P173"><text:a xlink:type="simple" xlink:href="#__RefHeading___Toc5777_3997339420" text:style-name="Index_20_Link" text:visited-style-name="Index_20_Link">Linked<text:tab/>25</text:a></text:p>
          <text:p text:style-name="P173"><text:a xlink:type="simple" xlink:href="#__RefHeading___Toc1865_36763768141" text:style-name="Index_20_Link" text:visited-style-name="Index_20_Link">Linked Pick Select<text:tab/>25</text:a></text:p>
          <text:p text:style-name="P173"><text:a xlink:type="simple" xlink:href="#__RefHeading___Toc1867_36763768141" text:style-name="Index_20_Link" text:visited-style-name="Index_20_Link">Linked Pick Deselect<text:tab/>25</text:a></text:p>
          <text:p text:style-name="P173"><text:a xlink:type="simple" xlink:href="#__RefHeading___Toc5779_3997339420" text:style-name="Index_20_Link" text:visited-style-name="Index_20_Link">Similar<text:tab/>25</text:a></text:p>
          <text:p text:style-name="P173"><text:a xlink:type="simple" xlink:href="#__RefHeading___Toc2332_7731231591" text:style-name="Index_20_Link" text:visited-style-name="Index_20_Link">Random<text:tab/>26</text:a></text:p>
          <text:p text:style-name="P173"><text:a xlink:type="simple" xlink:href="#__RefHeading___Toc2342_7731231591" text:style-name="Index_20_Link" text:visited-style-name="Index_20_Link">Checker Deselect<text:tab/>26</text:a></text:p>
          <text:p text:style-name="P173"><text:a xlink:type="simple" xlink:href="#__RefHeading___Toc5783_3997339420" text:style-name="Index_20_Link" text:visited-style-name="Index_20_Link">De/Select First<text:tab/>26</text:a></text:p>
          <text:p text:style-name="P173"><text:a xlink:type="simple" xlink:href="#__RefHeading___Toc5785_3997339420" text:style-name="Index_20_Link" text:visited-style-name="Index_20_Link">De/Select Last<text:tab/>26</text:a></text:p>
          <text:p text:style-name="P173"><text:a xlink:type="simple" xlink:href="#__RefHeading___Toc5787_3997339420" text:style-name="Index_20_Link" text:visited-style-name="Index_20_Link">Next Active<text:tab/>27</text:a></text:p>
          <text:p text:style-name="P173"><text:a xlink:type="simple" xlink:href="#__RefHeading___Toc5789_3997339420" text:style-name="Index_20_Link" text:visited-style-name="Index_20_Link">Previous Active<text:tab/>27</text:a></text:p>
          <text:p text:style-name="P173"><text:a xlink:type="simple" xlink:href="#__RefHeading___Toc5791_3997339420" text:style-name="Index_20_Link" text:visited-style-name="Index_20_Link">More<text:tab/>27</text:a></text:p>
          <text:p text:style-name="P173"><text:a xlink:type="simple" xlink:href="#__RefHeading___Toc5793_3997339420" text:style-name="Index_20_Link" text:visited-style-name="Index_20_Link">Less<text:tab/>27</text:a></text:p>
          <text:p text:style-name="P172"><text:a xlink:type="simple" xlink:href="#__RefHeading___Toc5795_3997339420" text:style-name="Index_20_Link" text:visited-style-name="Index_20_Link">Surface Object - Edit Mode<text:tab/>27</text:a></text:p>
          <text:p text:style-name="P173"><text:a xlink:type="simple" xlink:href="#__RefHeading___Toc4841_1514497418" text:style-name="Index_20_Link" text:visited-style-name="Index_20_Link">Legacy<text:tab/>27</text:a></text:p>
          <text:p text:style-name="P173"><text:a xlink:type="simple" xlink:href="#__RefHeading___Toc8788_3269378711" text:style-name="Index_20_Link" text:visited-style-name="Index_20_Link">Lasso Select<text:tab/>28</text:a></text:p>
          <text:p text:style-name="P173"><text:a xlink:type="simple" xlink:href="#__RefHeading___Toc5797_3997339420" text:style-name="Index_20_Link" text:visited-style-name="Index_20_Link">All<text:tab/>28</text:a></text:p>
          <text:p text:style-name="P173"><text:a xlink:type="simple" xlink:href="#__RefHeading___Toc1077_207436527412" text:style-name="Index_20_Link" text:visited-style-name="Index_20_Link">None<text:tab/>28</text:a></text:p>
          <text:p text:style-name="P173"><text:a xlink:type="simple" xlink:href="#__RefHeading___Toc1079_207436527412" text:style-name="Index_20_Link" text:visited-style-name="Index_20_Link">Inverse<text:tab/>28</text:a></text:p>
          <text:p text:style-name="P173"><text:a xlink:type="simple" xlink:href="#__RefHeading___Toc5799_3997339420" text:style-name="Index_20_Link" text:visited-style-name="Index_20_Link">Linked<text:tab/>28</text:a></text:p>
          <text:p text:style-name="P173"><text:a xlink:type="simple" xlink:href="#__RefHeading___Toc5801_3997339420" text:style-name="Index_20_Link" text:visited-style-name="Index_20_Link">Similar<text:tab/>28</text:a></text:p>
          <text:p text:style-name="P173"><text:a xlink:type="simple" xlink:href="#__RefHeading___Toc2332_77312315911" text:style-name="Index_20_Link" text:visited-style-name="Index_20_Link">Random<text:tab/>29</text:a></text:p>
          <text:p text:style-name="P173"><text:a xlink:type="simple" xlink:href="#__RefHeading___Toc2342_77312315911" text:style-name="Index_20_Link" text:visited-style-name="Index_20_Link">Checker Deselect<text:tab/>29</text:a></text:p>
          <text:p text:style-name="P173"><text:a xlink:type="simple" xlink:href="#__RefHeading___Toc5805_3997339420" text:style-name="Index_20_Link" text:visited-style-name="Index_20_Link">Control Point Row<text:tab/>29</text:a></text:p>
          <text:p text:style-name="P173"><text:a xlink:type="simple" xlink:href="#__RefHeading___Toc5807_3997339420" text:style-name="Index_20_Link" text:visited-style-name="Index_20_Link">More<text:tab/>29</text:a></text:p>
          <text:p text:style-name="P173"><text:a xlink:type="simple" xlink:href="#__RefHeading___Toc5809_3997339420" text:style-name="Index_20_Link" text:visited-style-name="Index_20_Link">Less<text:tab/>29</text:a></text:p>
          <text:p text:style-name="P172"><text:a xlink:type="simple" xlink:href="#__RefHeading___Toc5811_3997339420" text:style-name="Index_20_Link" text:visited-style-name="Index_20_Link">Metaball Object - Edit Mode<text:tab/>30</text:a></text:p>
          <text:p text:style-name="P173"><text:a xlink:type="simple" xlink:href="#__RefHeading___Toc4843_1514497418" text:style-name="Index_20_Link" text:visited-style-name="Index_20_Link">Legacy<text:tab/>30</text:a></text:p>
          <text:p text:style-name="P173"><text:a xlink:type="simple" xlink:href="#__RefHeading___Toc8790_3269378711" text:style-name="Index_20_Link" text:visited-style-name="Index_20_Link">Lasso Select<text:tab/>30</text:a></text:p>
          <text:p text:style-name="P173"><text:a xlink:type="simple" xlink:href="#__RefHeading___Toc5813_3997339420" text:style-name="Index_20_Link" text:visited-style-name="Index_20_Link">All<text:tab/>30</text:a></text:p>
          <text:p text:style-name="P173"><text:a xlink:type="simple" xlink:href="#__RefHeading___Toc1077_2074365274111" text:style-name="Index_20_Link" text:visited-style-name="Index_20_Link">None<text:tab/>30</text:a></text:p>
          <text:p text:style-name="P173"><text:a xlink:type="simple" xlink:href="#__RefHeading___Toc1079_2074365274111" text:style-name="Index_20_Link" text:visited-style-name="Index_20_Link">Inverse<text:tab/>30</text:a></text:p>
          <text:p text:style-name="P173"><text:a xlink:type="simple" xlink:href="#__RefHeading___Toc5815_3997339420" text:style-name="Index_20_Link" text:visited-style-name="Index_20_Link">Similar<text:tab/>30</text:a></text:p>
          <text:p text:style-name="P173"><text:a xlink:type="simple" xlink:href="#__RefHeading___Toc5819_3997339420" text:style-name="Index_20_Link" text:visited-style-name="Index_20_Link">Random<text:tab/>31</text:a></text:p>
          <text:p text:style-name="P172"><text:a xlink:type="simple" xlink:href="#__RefHeading___Toc5811_39973394201" text:style-name="Index_20_Link" text:visited-style-name="Index_20_Link">Text Object - Edit Mode<text:tab/>31</text:a></text:p>
          <text:p text:style-name="P173"><text:a xlink:type="simple" xlink:href="#__RefHeading___Toc5813_39973394201" text:style-name="Index_20_Link" text:visited-style-name="Index_20_Link">All<text:tab/>31</text:a></text:p>
          <text:p text:style-name="P173"><text:a xlink:type="simple" xlink:href="#__RefHeading___Toc1077_20743652741111" text:style-name="Index_20_Link" text:visited-style-name="Index_20_Link">Line End, Line Begin, etc.<text:tab/>31</text:a></text:p>
          <text:p text:style-name="P172"><text:a xlink:type="simple" xlink:href="#__RefHeading___Toc5821_3997339420" text:style-name="Index_20_Link" text:visited-style-name="Index_20_Link">Grease Pencil Object - Edit Mode, Sculpt Mode<text:tab/>32</text:a></text:p>
          <text:p text:style-name="P173"><text:a xlink:type="simple" xlink:href="#__RefHeading___Toc4845_1514497418" text:style-name="Index_20_Link" text:visited-style-name="Index_20_Link">Legacy<text:tab/>32</text:a></text:p>
          <text:p text:style-name="P173"><text:a xlink:type="simple" xlink:href="#__RefHeading___Toc8792_3269378711" text:style-name="Index_20_Link" text:visited-style-name="Index_20_Link">Lasso Select<text:tab/>32</text:a></text:p>
          <text:p text:style-name="P173"><text:a xlink:type="simple" xlink:href="#__RefHeading___Toc5823_3997339420" text:style-name="Index_20_Link" text:visited-style-name="Index_20_Link">All<text:tab/>32</text:a></text:p>
          <text:p text:style-name="P173"><text:a xlink:type="simple" xlink:href="#__RefHeading___Toc1077_2074365274112" text:style-name="Index_20_Link" text:visited-style-name="Index_20_Link">None<text:tab/>32</text:a></text:p>
          <text:p text:style-name="P173"><text:a xlink:type="simple" xlink:href="#__RefHeading___Toc1079_2074365274112" text:style-name="Index_20_Link" text:visited-style-name="Index_20_Link">Inverse<text:tab/>32</text:a></text:p>
          <text:p text:style-name="P173"><text:a xlink:type="simple" xlink:href="#__RefHeading___Toc5825_3997339420" text:style-name="Index_20_Link" text:visited-style-name="Index_20_Link">Linked<text:tab/>33</text:a></text:p>
          <text:p text:style-name="P173"><text:a xlink:type="simple" xlink:href="#__RefHeading___Toc5827_3997339420" text:style-name="Index_20_Link" text:visited-style-name="Index_20_Link">Alternated<text:tab/>33</text:a></text:p>
          <text:p text:style-name="P173"><text:a xlink:type="simple" xlink:href="#__RefHeading___Toc5829_3997339420" text:style-name="Index_20_Link" text:visited-style-name="Index_20_Link">Grouped<text:tab/>33</text:a></text:p>
          <text:p text:style-name="P173"><text:a xlink:type="simple" xlink:href="#__RefHeading___Toc5831_3997339420" text:style-name="Index_20_Link" text:visited-style-name="Index_20_Link">First<text:tab/>33</text:a></text:p>
          <text:p text:style-name="P173"><text:a xlink:type="simple" xlink:href="#__RefHeading___Toc5839_3997339420" text:style-name="Index_20_Link" text:visited-style-name="Index_20_Link">Last<text:tab/>34</text:a></text:p>
          <text:p text:style-name="P173"><text:a xlink:type="simple" xlink:href="#__RefHeading___Toc5847_3997339420" text:style-name="Index_20_Link" text:visited-style-name="Index_20_Link">More<text:tab/>34</text:a></text:p>
          <text:p text:style-name="P173"><text:a xlink:type="simple" xlink:href="#__RefHeading___Toc5849_3997339420" text:style-name="Index_20_Link" text:visited-style-name="Index_20_Link">Less<text:tab/>34</text:a></text:p>
          <text:p text:style-name="P172"><text:a xlink:type="simple" xlink:href="#__RefHeading___Toc9027_3997339420" text:style-name="Index_20_Link" text:visited-style-name="Index_20_Link">Armature Object - Edit Mode<text:tab/>34</text:a></text:p>
          <text:p text:style-name="P173"><text:a xlink:type="simple" xlink:href="#__RefHeading___Toc4847_1514497418" text:style-name="Index_20_Link" text:visited-style-name="Index_20_Link">Legacy<text:tab/>34</text:a></text:p>
          <text:p text:style-name="P173"><text:a xlink:type="simple" xlink:href="#__RefHeading___Toc8794_3269378711" text:style-name="Index_20_Link" text:visited-style-name="Index_20_Link">Lasso Select<text:tab/>35</text:a></text:p>
          <text:p text:style-name="P173"><text:soft-page-break/><text:a xlink:type="simple" xlink:href="#__RefHeading___Toc8890_3997339420" text:style-name="Index_20_Link" text:visited-style-name="Index_20_Link">All<text:tab/>35</text:a></text:p>
          <text:p text:style-name="P173"><text:a xlink:type="simple" xlink:href="#__RefHeading___Toc1077_20743652741121" text:style-name="Index_20_Link" text:visited-style-name="Index_20_Link">None<text:tab/>35</text:a></text:p>
          <text:p text:style-name="P173"><text:a xlink:type="simple" xlink:href="#__RefHeading___Toc1079_20743652741121" text:style-name="Index_20_Link" text:visited-style-name="Index_20_Link">Inverse<text:tab/>35</text:a></text:p>
          <text:p text:style-name="P173"><text:a xlink:type="simple" xlink:href="#__RefHeading___Toc9029_3997339420" text:style-name="Index_20_Link" text:visited-style-name="Index_20_Link">Similar<text:tab/>35</text:a></text:p>
          <text:p text:style-name="P173"><text:a xlink:type="simple" xlink:href="#__RefHeading___Toc2187_20743652741" text:style-name="Index_20_Link" text:visited-style-name="Index_20_Link">Mirror Selection<text:tab/>36</text:a></text:p>
          <text:p text:style-name="P173"><text:a xlink:type="simple" xlink:href="#__RefHeading___Toc2189_20743652741" text:style-name="Index_20_Link" text:visited-style-name="Index_20_Link">By Pattern<text:tab/>36</text:a></text:p>
          <text:p text:style-name="P172"><text:a xlink:type="simple" xlink:href="#__RefHeading___Toc9031_3997339420" text:style-name="Index_20_Link" text:visited-style-name="Index_20_Link">Armature Object - Pose Mode<text:tab/>37</text:a></text:p>
          <text:p text:style-name="P173"><text:a xlink:type="simple" xlink:href="#__RefHeading___Toc4849_1514497418" text:style-name="Index_20_Link" text:visited-style-name="Index_20_Link">Legacy<text:tab/>37</text:a></text:p>
          <text:p text:style-name="P173"><text:a xlink:type="simple" xlink:href="#__RefHeading___Toc8796_3269378711" text:style-name="Index_20_Link" text:visited-style-name="Index_20_Link">Lasso Select<text:tab/>38</text:a></text:p>
          <text:p text:style-name="P173"><text:a xlink:type="simple" xlink:href="#__RefHeading___Toc8890_39973394201" text:style-name="Index_20_Link" text:visited-style-name="Index_20_Link">All<text:tab/>38</text:a></text:p>
          <text:p text:style-name="P173"><text:a xlink:type="simple" xlink:href="#__RefHeading___Toc1077_207436527411211" text:style-name="Index_20_Link" text:visited-style-name="Index_20_Link">None<text:tab/>38</text:a></text:p>
          <text:p text:style-name="P173"><text:a xlink:type="simple" xlink:href="#__RefHeading___Toc1079_207436527411211" text:style-name="Index_20_Link" text:visited-style-name="Index_20_Link">Inverse<text:tab/>38</text:a></text:p>
          <text:p text:style-name="P173"><text:a xlink:type="simple" xlink:href="#__RefHeading___Toc9033_3997339420" text:style-name="Index_20_Link" text:visited-style-name="Index_20_Link">Grouped<text:tab/>38</text:a></text:p>
          <text:p text:style-name="P173"><text:a xlink:type="simple" xlink:href="#__RefHeading___Toc9035_3997339420" text:style-name="Index_20_Link" text:visited-style-name="Index_20_Link">Constraint Targets<text:tab/>38</text:a></text:p>
          <text:p text:style-name="P173"><text:a xlink:type="simple" xlink:href="#__RefHeading___Toc2189_207436527411" text:style-name="Index_20_Link" text:visited-style-name="Index_20_Link">By Pattern<text:tab/>38</text:a></text:p>
          <text:p text:style-name="P173"><text:a xlink:type="simple" xlink:href="#__RefHeading___Toc9037_3997339420" text:style-name="Index_20_Link" text:visited-style-name="Index_20_Link">Flip Active<text:tab/>39</text:a></text:p>
          <text:p text:style-name="P172"><text:a xlink:type="simple" xlink:href="#__RefHeading___Toc9031_39973394201" text:style-name="Index_20_Link" text:visited-style-name="Index_20_Link">Lattice Object - Edit Mode<text:tab/>40</text:a></text:p>
          <text:p text:style-name="P173"><text:a xlink:type="simple" xlink:href="#__RefHeading___Toc4851_1514497418" text:style-name="Index_20_Link" text:visited-style-name="Index_20_Link">Legacy<text:tab/>40</text:a></text:p>
          <text:p text:style-name="P173"><text:a xlink:type="simple" xlink:href="#__RefHeading___Toc8798_3269378711" text:style-name="Index_20_Link" text:visited-style-name="Index_20_Link">Lasso Select<text:tab/>40</text:a></text:p>
          <text:p text:style-name="P173"><text:a xlink:type="simple" xlink:href="#__RefHeading___Toc8890_399733942011" text:style-name="Index_20_Link" text:visited-style-name="Index_20_Link">All<text:tab/>40</text:a></text:p>
          <text:p text:style-name="P173"><text:a xlink:type="simple" xlink:href="#__RefHeading___Toc1077_2074365274112111" text:style-name="Index_20_Link" text:visited-style-name="Index_20_Link">None<text:tab/>41</text:a></text:p>
          <text:p text:style-name="P173"><text:a xlink:type="simple" xlink:href="#__RefHeading___Toc1079_2074365274112111" text:style-name="Index_20_Link" text:visited-style-name="Index_20_Link">Inverse<text:tab/>41</text:a></text:p>
          <text:p text:style-name="P173"><text:a xlink:type="simple" xlink:href="#__RefHeading___Toc9201_3997339420" text:style-name="Index_20_Link" text:visited-style-name="Index_20_Link">Mirror<text:tab/>41</text:a></text:p>
          <text:p text:style-name="P17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3"><text:a xlink:type="simple" xlink:href="#__RefHeading___Toc9203_3997339420" text:style-name="Index_20_Link" text:visited-style-name="Index_20_Link">More<text:tab/>41</text:a></text:p>
          <text:p text:style-name="P173"><text:a xlink:type="simple" xlink:href="#__RefHeading___Toc2823_37123932751" text:style-name="Index_20_Link" text:visited-style-name="Index_20_Link">Less<text:tab/>41</text:a></text:p>
          <text:p text:style-name="P172"><text:a xlink:type="simple" xlink:href="#__RefHeading___Toc4972_1561880822" text:style-name="Index_20_Link" text:visited-style-name="Index_20_Link">Particles - Particle Mode<text:tab/>42</text:a></text:p>
          <text:p text:style-name="P173"><text:a xlink:type="simple" xlink:href="#__RefHeading___Toc4853_1514497418" text:style-name="Index_20_Link" text:visited-style-name="Index_20_Link">Legacy<text:tab/>42</text:a></text:p>
          <text:p text:style-name="P173"><text:a xlink:type="simple" xlink:href="#__RefHeading___Toc8800_3269378711" text:style-name="Index_20_Link" text:visited-style-name="Index_20_Link">Lasso Select<text:tab/>42</text:a></text:p>
          <text:p text:style-name="P173"><text:a xlink:type="simple" xlink:href="#__RefHeading___Toc4974_1561880822" text:style-name="Index_20_Link" text:visited-style-name="Index_20_Link">All<text:tab/>42</text:a></text:p>
          <text:p text:style-name="P173"><text:a xlink:type="simple" xlink:href="#__RefHeading___Toc1077_20743652741121111" text:style-name="Index_20_Link" text:visited-style-name="Index_20_Link">None<text:tab/>42</text:a></text:p>
          <text:p text:style-name="P173"><text:a xlink:type="simple" xlink:href="#__RefHeading___Toc1079_20743652741121111" text:style-name="Index_20_Link" text:visited-style-name="Index_20_Link">Inverse<text:tab/>42</text:a></text:p>
          <text:p text:style-name="P173"><text:a xlink:type="simple" xlink:href="#__RefHeading___Toc4976_1561880822" text:style-name="Index_20_Link" text:visited-style-name="Index_20_Link">More<text:tab/>43</text:a></text:p>
          <text:p text:style-name="P173"><text:a xlink:type="simple" xlink:href="#__RefHeading___Toc2823_371239327511" text:style-name="Index_20_Link" text:visited-style-name="Index_20_Link">Less<text:tab/>43</text:a></text:p>
          <text:p text:style-name="P173"><text:a xlink:type="simple" xlink:href="#__RefHeading___Toc4462_4119522622" text:style-name="Index_20_Link" text:visited-style-name="Index_20_Link">Linked<text:tab/>43</text:a></text:p>
          <text:p text:style-name="P173"><text:a xlink:type="simple" xlink:href="#__RefHeading___Toc4978_1561880822" text:style-name="Index_20_Link" text:visited-style-name="Index_20_Link">Random<text:tab/>43</text:a></text:p>
          <text:p text:style-name="P172"><text:a xlink:type="simple" xlink:href="#__RefHeading___Toc4972_15618808221" text:style-name="Index_20_Link" text:visited-style-name="Index_20_Link">Sculpt Mode – Select Menu<text:tab/>43</text:a></text:p>
          <text:p text:style-name="P173"><text:a xlink:type="simple" xlink:href="#__RefHeading___Toc38057_3592924466" text:style-name="Index_20_Link" text:visited-style-name="Index_20_Link">All<text:tab/>43</text:a></text:p>
          <text:p text:style-name="P173"><text:a xlink:type="simple" xlink:href="#__RefHeading___Toc43095_485420995" text:style-name="Index_20_Link" text:visited-style-name="Index_20_Link">None<text:tab/>44</text:a></text:p>
          <text:p text:style-name="P173"><text:a xlink:type="simple" xlink:href="#__RefHeading___Toc15925_3108676338" text:style-name="Index_20_Link" text:visited-style-name="Index_20_Link">Invert<text:tab/>44</text:a></text:p>
          <text:p text:style-name="P173"><text:a xlink:type="simple" xlink:href="#__RefHeading___Toc38059_3592924466" text:style-name="Index_20_Link" text:visited-style-name="Index_20_Link">Random<text:tab/>44</text:a></text:p>
          <text:p text:style-name="P173"><text:a xlink:type="simple" xlink:href="#__RefHeading___Toc38061_3592924466" text:style-name="Index_20_Link" text:visited-style-name="Index_20_Link">Endpoints<text:tab/>44</text:a></text:p>
          <text:p text:style-name="P173"><text:a xlink:type="simple" xlink:href="#__RefHeading___Toc344_131479584" text:style-name="Index_20_Link" text:visited-style-name="Index_20_Link">Grow<text:tab/>44</text:a></text:p>
        </text:index-body>
      </text:table-of-content>
      <text:p text:style-name="P78"/>
      <table:table table:name="Tabelle18" table:style-name="Tabelle18">
        <table:table-column table:style-name="Tabelle18.A"/>
        <table:table-row table:style-name="TableLine2000294792576">
          <table:table-cell table:style-name="Tabelle18.A1" office:value-type="string">
            <text:h text:style-name="P187" text:outline-level="1"><text:bookmark-start text:name="__RefHeading___Toc9768_728628141"/>Detailed Table of content<text:bookmark-end text:name="__RefHeading___Toc9768_728628141"/></text:h>
          </table:table-cell>
        </table:table-row>
      </table:table>
      <text:p text:style-name="P7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9768_728628141" text:style-name="Index_20_Link" text:visited-style-name="Index_20_Link">Detailed Table of content<text:tab/>3</text:a></text:p>
          <text:p text:style-name="P172"><text:a xlink:type="simple" xlink:href="#__RefHeading___Toc1073_2074365274" text:style-name="Index_20_Link" text:visited-style-name="Index_20_Link">Select menu<text:tab/>10</text:a></text:p>
          <text:p text:style-name="P172"><text:a xlink:type="simple" xlink:href="#__RefHeading___Toc3406_3569538659" text:style-name="Index_20_Link" text:visited-style-name="Index_20_Link">Object Mode - Select menu<text:tab/>10</text:a></text:p>
          <text:p text:style-name="P173"><text:soft-page-break/><text:a xlink:type="simple" xlink:href="#__RefHeading___Toc4512_2050212898" text:style-name="Index_20_Link" text:visited-style-name="Index_20_Link">Legacy<text:tab/>10</text:a></text:p>
          <text:p text:style-name="P174"><text:a xlink:type="simple" xlink:href="#__RefHeading___Toc4855_1514497418" text:style-name="Index_20_Link" text:visited-style-name="Index_20_Link">Box select<text:tab/>10</text:a></text:p>
          <text:p text:style-name="P174"><text:a xlink:type="simple" xlink:href="#__RefHeading___Toc4857_1514497418" text:style-name="Index_20_Link" text:visited-style-name="Index_20_Link">Circle select<text:tab/>10</text:a></text:p>
          <text:p text:style-name="P173"><text:a xlink:type="simple" xlink:href="#__RefHeading___Toc8782_3269378711" text:style-name="Index_20_Link" text:visited-style-name="Index_20_Link">Lasso Select<text:tab/>10</text:a></text:p>
          <text:p text:style-name="P173"><text:a xlink:type="simple" xlink:href="#__RefHeading___Toc1075_2074365274" text:style-name="Index_20_Link" text:visited-style-name="Index_20_Link">All<text:tab/>10</text:a></text:p>
          <text:p text:style-name="P173"><text:a xlink:type="simple" xlink:href="#__RefHeading___Toc1077_2074365274" text:style-name="Index_20_Link" text:visited-style-name="Index_20_Link">None<text:tab/>11</text:a></text:p>
          <text:p text:style-name="P173"><text:a xlink:type="simple" xlink:href="#__RefHeading___Toc1079_2074365274" text:style-name="Index_20_Link" text:visited-style-name="Index_20_Link">Inverse<text:tab/>11</text:a></text:p>
          <text:p text:style-name="P173"><text:a xlink:type="simple" xlink:href="#__RefHeading___Toc2138_2074365274" text:style-name="Index_20_Link" text:visited-style-name="Index_20_Link">Grouped<text:tab/>11</text:a></text:p>
          <text:p text:style-name="P174"><text:a xlink:type="simple" xlink:href="#__RefHeading___Toc3267_7896498341" text:style-name="Index_20_Link" text:visited-style-name="Index_20_Link">Last Operator Select Grouped<text:tab/>11</text:a></text:p>
          <text:p text:style-name="P175"><text:a xlink:type="simple" xlink:href="#__RefHeading___Toc3269_7896498341" text:style-name="Index_20_Link" text:visited-style-name="Index_20_Link">Extend<text:tab/>11</text:a></text:p>
          <text:p text:style-name="P175"><text:a xlink:type="simple" xlink:href="#__RefHeading___Toc3271_7896498341" text:style-name="Index_20_Link" text:visited-style-name="Index_20_Link">Type<text:tab/>11</text:a></text:p>
          <text:p text:style-name="P173"><text:a xlink:type="simple" xlink:href="#__RefHeading___Toc2942_7082876531" text:style-name="Index_20_Link" text:visited-style-name="Index_20_Link">Linked<text:tab/>11</text:a></text:p>
          <text:p text:style-name="P174"><text:a xlink:type="simple" xlink:href="#__RefHeading___Toc3236_7896498341" text:style-name="Index_20_Link" text:visited-style-name="Index_20_Link">Object Data<text:tab/>11</text:a></text:p>
          <text:p text:style-name="P174"><text:a xlink:type="simple" xlink:href="#__RefHeading___Toc3238_7896498341" text:style-name="Index_20_Link" text:visited-style-name="Index_20_Link">Material<text:tab/>11</text:a></text:p>
          <text:p text:style-name="P174"><text:a xlink:type="simple" xlink:href="#__RefHeading___Toc3240_7896498341" text:style-name="Index_20_Link" text:visited-style-name="Index_20_Link">Instanced Collection<text:tab/>11</text:a></text:p>
          <text:p text:style-name="P174"><text:a xlink:type="simple" xlink:href="#__RefHeading___Toc3244_7896498341" text:style-name="Index_20_Link" text:visited-style-name="Index_20_Link">Particle System<text:tab/>11</text:a></text:p>
          <text:p text:style-name="P174"><text:a xlink:type="simple" xlink:href="#__RefHeading___Toc3246_7896498341" text:style-name="Index_20_Link" text:visited-style-name="Index_20_Link">Library<text:tab/>12</text:a></text:p>
          <text:p text:style-name="P174"><text:a xlink:type="simple" xlink:href="#__RefHeading___Toc3248_7896498341" text:style-name="Index_20_Link" text:visited-style-name="Index_20_Link">Library (Object Data)<text:tab/>12</text:a></text:p>
          <text:p text:style-name="P173"><text:a xlink:type="simple" xlink:href="#__RefHeading___Toc2930_7082876531" text:style-name="Index_20_Link" text:visited-style-name="Index_20_Link">All by Type<text:tab/>12</text:a></text:p>
          <text:p text:style-name="P174"><text:a xlink:type="simple" xlink:href="#__RefHeading___Toc2932_7082876531" text:style-name="Index_20_Link" text:visited-style-name="Index_20_Link">Last Operator Select By Type<text:tab/>12</text:a></text:p>
          <text:p text:style-name="P175"><text:a xlink:type="simple" xlink:href="#__RefHeading___Toc2934_7082876531" text:style-name="Index_20_Link" text:visited-style-name="Index_20_Link">Extend<text:tab/>12</text:a></text:p>
          <text:p text:style-name="P175"><text:a xlink:type="simple" xlink:href="#__RefHeading___Toc2936_7082876531" text:style-name="Index_20_Link" text:visited-style-name="Index_20_Link">Type<text:tab/>12</text:a></text:p>
          <text:p text:style-name="P173"><text:a xlink:type="simple" xlink:href="#__RefHeading___Toc2185_2074365274" text:style-name="Index_20_Link" text:visited-style-name="Index_20_Link">Random<text:tab/>12</text:a></text:p>
          <text:p text:style-name="P174"><text:a xlink:type="simple" xlink:href="#__RefHeading___Toc3281_7896498341" text:style-name="Index_20_Link" text:visited-style-name="Index_20_Link">Last Operator Select Random<text:tab/>12</text:a></text:p>
          <text:p text:style-name="P175"><text:a xlink:type="simple" xlink:href="#__RefHeading___Toc3283_7896498341" text:style-name="Index_20_Link" text:visited-style-name="Index_20_Link">Percent<text:tab/>12</text:a></text:p>
          <text:p text:style-name="P175"><text:a xlink:type="simple" xlink:href="#__RefHeading___Toc3285_7896498341" text:style-name="Index_20_Link" text:visited-style-name="Index_20_Link">Random Seed<text:tab/>12</text:a></text:p>
          <text:p text:style-name="P175"><text:a xlink:type="simple" xlink:href="#__RefHeading___Toc3287_7896498341" text:style-name="Index_20_Link" text:visited-style-name="Index_20_Link">Action<text:tab/>12</text:a></text:p>
          <text:p text:style-name="P173"><text:a xlink:type="simple" xlink:href="#__RefHeading___Toc2187_2074365274" text:style-name="Index_20_Link" text:visited-style-name="Index_20_Link">Mirror Selection<text:tab/>13</text:a></text:p>
          <text:p text:style-name="P174"><text:a xlink:type="simple" xlink:href="#__RefHeading___Toc3277_7896498341" text:style-name="Index_20_Link" text:visited-style-name="Index_20_Link">Last Operator Select Mirror<text:tab/>13</text:a></text:p>
          <text:p text:style-name="P175"><text:a xlink:type="simple" xlink:href="#__RefHeading___Toc3279_7896498341" text:style-name="Index_20_Link" text:visited-style-name="Index_20_Link">Extend<text:tab/>13</text:a></text:p>
          <text:p text:style-name="P173"><text:a xlink:type="simple" xlink:href="#__RefHeading___Toc2189_2074365274" text:style-name="Index_20_Link" text:visited-style-name="Index_20_Link">By Pattern<text:tab/>13</text:a></text:p>
          <text:p text:style-name="P175"><text:a xlink:type="simple" xlink:href="#__RefHeading___Toc3222_7896498341" text:style-name="Index_20_Link" text:visited-style-name="Index_20_Link">Pattern<text:tab/>13</text:a></text:p>
          <text:p text:style-name="P175"><text:a xlink:type="simple" xlink:href="#__RefHeading___Toc3224_7896498341" text:style-name="Index_20_Link" text:visited-style-name="Index_20_Link">Case Sensitive<text:tab/>13</text:a></text:p>
          <text:p text:style-name="P175"><text:a xlink:type="simple" xlink:href="#__RefHeading___Toc3226_7896498341" text:style-name="Index_20_Link" text:visited-style-name="Index_20_Link">Extend<text:tab/>13</text:a></text:p>
          <text:p text:style-name="P176"><text:a xlink:type="simple" xlink:href="#__RefHeading___Toc3228_7896498341" text:style-name="Index_20_Link" text:visited-style-name="Index_20_Link">Last Operator Select Pattern<text:tab/>13</text:a></text:p>
          <text:p text:style-name="P173"><text:a xlink:type="simple" xlink:href="#__RefHeading___Toc2210_2074365274" text:style-name="Index_20_Link" text:visited-style-name="Index_20_Link">Active Camera<text:tab/>13</text:a></text:p>
          <text:p text:style-name="P173"><text:a xlink:type="simple" xlink:href="#__RefHeading___Toc2212_2074365274" text:style-name="Index_20_Link" text:visited-style-name="Index_20_Link">More/ Less<text:tab/>14</text:a></text:p>
          <text:p text:style-name="P174"><text:a xlink:type="simple" xlink:href="#__RefHeading___Toc2214_2074365274" text:style-name="Index_20_Link" text:visited-style-name="Index_20_Link">More<text:tab/>14</text:a></text:p>
          <text:p text:style-name="P174"><text:a xlink:type="simple" xlink:href="#__RefHeading___Toc2216_2074365274" text:style-name="Index_20_Link" text:visited-style-name="Index_20_Link">Less<text:tab/>14</text:a></text:p>
          <text:p text:style-name="P174"><text:a xlink:type="simple" xlink:href="#__RefHeading___Toc2218_2074365274" text:style-name="Index_20_Link" text:visited-style-name="Index_20_Link">Parent<text:tab/>14</text:a></text:p>
          <text:p text:style-name="P174"><text:a xlink:type="simple" xlink:href="#__RefHeading___Toc2220_2074365274" text:style-name="Index_20_Link" text:visited-style-name="Index_20_Link">Child<text:tab/>14</text:a></text:p>
          <text:p text:style-name="P174"><text:a xlink:type="simple" xlink:href="#__RefHeading___Toc2222_2074365274" text:style-name="Index_20_Link" text:visited-style-name="Index_20_Link">Parent extended<text:tab/>14</text:a></text:p>
          <text:p text:style-name="P174"><text:a xlink:type="simple" xlink:href="#__RefHeading___Toc2224_2074365274" text:style-name="Index_20_Link" text:visited-style-name="Index_20_Link">Child Extended<text:tab/>14</text:a></text:p>
          <text:p text:style-name="P172"><text:a xlink:type="simple" xlink:href="#__RefHeading___Toc2226_2074365274" text:style-name="Index_20_Link" text:visited-style-name="Index_20_Link">Edit Mode - Mesh Menu<text:tab/>15</text:a></text:p>
          <text:p text:style-name="P173"><text:a xlink:type="simple" xlink:href="#__RefHeading___Toc4837_1514497418" text:style-name="Index_20_Link" text:visited-style-name="Index_20_Link">Legacy<text:tab/>15</text:a></text:p>
          <text:p text:style-name="P174"><text:a xlink:type="simple" xlink:href="#__RefHeading___Toc4859_1514497418" text:style-name="Index_20_Link" text:visited-style-name="Index_20_Link">Box select<text:tab/>15</text:a></text:p>
          <text:p text:style-name="P174"><text:a xlink:type="simple" xlink:href="#__RefHeading___Toc4861_1514497418" text:style-name="Index_20_Link" text:visited-style-name="Index_20_Link">Circle select<text:tab/>15</text:a></text:p>
          <text:p text:style-name="P173"><text:a xlink:type="simple" xlink:href="#__RefHeading___Toc8784_3269378711" text:style-name="Index_20_Link" text:visited-style-name="Index_20_Link">Lasso Select<text:tab/>15</text:a></text:p>
          <text:p text:style-name="P173"><text:a xlink:type="simple" xlink:href="#__RefHeading___Toc1075_20743652741" text:style-name="Index_20_Link" text:visited-style-name="Index_20_Link">All<text:tab/>16</text:a></text:p>
          <text:p text:style-name="P173"><text:a xlink:type="simple" xlink:href="#__RefHeading___Toc1077_20743652741" text:style-name="Index_20_Link" text:visited-style-name="Index_20_Link">None<text:tab/>16</text:a></text:p>
          <text:p text:style-name="P173"><text:a xlink:type="simple" xlink:href="#__RefHeading___Toc1079_20743652741" text:style-name="Index_20_Link" text:visited-style-name="Index_20_Link">Inverse<text:tab/>16</text:a></text:p>
          <text:p text:style-name="P173"><text:a xlink:type="simple" xlink:href="#__RefHeading___Toc1855_3676376814" text:style-name="Index_20_Link" text:visited-style-name="Index_20_Link">Linked<text:tab/>16</text:a></text:p>
          <text:p text:style-name="P174"><text:a xlink:type="simple" xlink:href="#__RefHeading___Toc1857_3676376814" text:style-name="Index_20_Link" text:visited-style-name="Index_20_Link">Last Operator Select Linked All<text:tab/>16</text:a></text:p>
          <text:p text:style-name="P175"><text:soft-page-break/><text:a xlink:type="simple" xlink:href="#__RefHeading___Toc1859_3676376814" text:style-name="Index_20_Link" text:visited-style-name="Index_20_Link">Delimit<text:tab/>16</text:a></text:p>
          <text:p text:style-name="P173"><text:a xlink:type="simple" xlink:href="#__RefHeading___Toc1861_3676376814" text:style-name="Index_20_Link" text:visited-style-name="Index_20_Link">Linked Flat Faces<text:tab/>16</text:a></text:p>
          <text:p text:style-name="P174"><text:a xlink:type="simple" xlink:href="#__RefHeading___Toc1863_3676376814" text:style-name="Index_20_Link" text:visited-style-name="Index_20_Link">Last Operator Select Linked Flat Faces<text:tab/>16</text:a></text:p>
          <text:p text:style-name="P173"><text:a xlink:type="simple" xlink:href="#__RefHeading___Toc1865_3676376814" text:style-name="Index_20_Link" text:visited-style-name="Index_20_Link">Linked Pick Select<text:tab/>16</text:a></text:p>
          <text:p text:style-name="P173"><text:a xlink:type="simple" xlink:href="#__RefHeading___Toc1867_3676376814" text:style-name="Index_20_Link" text:visited-style-name="Index_20_Link">Linked Pick Deselect<text:tab/>16</text:a></text:p>
          <text:p text:style-name="P174"><text:a xlink:type="simple" xlink:href="#__RefHeading___Toc1869_3676376814" text:style-name="Index_20_Link" text:visited-style-name="Index_20_Link">Last Operator Select Linked<text:tab/>17</text:a></text:p>
          <text:p text:style-name="P175"><text:a xlink:type="simple" xlink:href="#__RefHeading___Toc1871_3676376814" text:style-name="Index_20_Link" text:visited-style-name="Index_20_Link">Deselect<text:tab/>17</text:a></text:p>
          <text:p text:style-name="P175"><text:a xlink:type="simple" xlink:href="#__RefHeading___Toc1873_3676376814" text:style-name="Index_20_Link" text:visited-style-name="Index_20_Link">Delimit<text:tab/>17</text:a></text:p>
          <text:p text:style-name="P173"><text:a xlink:type="simple" xlink:href="#__RefHeading___Toc2322_773123159" text:style-name="Index_20_Link" text:visited-style-name="Index_20_Link">Similar<text:tab/>17</text:a></text:p>
          <text:p text:style-name="P174"><text:a xlink:type="simple" xlink:href="#__RefHeading___Toc2324_773123159" text:style-name="Index_20_Link" text:visited-style-name="Index_20_Link">Last Operator Select Similar<text:tab/>17</text:a></text:p>
          <text:p text:style-name="P175"><text:a xlink:type="simple" xlink:href="#__RefHeading___Toc2326_773123159" text:style-name="Index_20_Link" text:visited-style-name="Index_20_Link">Type<text:tab/>17</text:a></text:p>
          <text:p text:style-name="P175"><text:a xlink:type="simple" xlink:href="#__RefHeading___Toc2328_773123159" text:style-name="Index_20_Link" text:visited-style-name="Index_20_Link">Compare<text:tab/>17</text:a></text:p>
          <text:p text:style-name="P175"><text:a xlink:type="simple" xlink:href="#__RefHeading___Toc2330_773123159" text:style-name="Index_20_Link" text:visited-style-name="Index_20_Link">Threshold<text:tab/>17</text:a></text:p>
          <text:p text:style-name="P173"><text:a xlink:type="simple" xlink:href="#__RefHeading___Toc2332_773123159" text:style-name="Index_20_Link" text:visited-style-name="Index_20_Link">Random<text:tab/>17</text:a></text:p>
          <text:p text:style-name="P174"><text:a xlink:type="simple" xlink:href="#__RefHeading___Toc2334_773123159" text:style-name="Index_20_Link" text:visited-style-name="Index_20_Link">Last Operator Select Random<text:tab/>17</text:a></text:p>
          <text:p text:style-name="P175"><text:a xlink:type="simple" xlink:href="#__RefHeading___Toc2336_773123159" text:style-name="Index_20_Link" text:visited-style-name="Index_20_Link">Percent<text:tab/>17</text:a></text:p>
          <text:p text:style-name="P175"><text:a xlink:type="simple" xlink:href="#__RefHeading___Toc2338_773123159" text:style-name="Index_20_Link" text:visited-style-name="Index_20_Link">Random Seed<text:tab/>17</text:a></text:p>
          <text:p text:style-name="P175"><text:a xlink:type="simple" xlink:href="#__RefHeading___Toc2340_773123159" text:style-name="Index_20_Link" text:visited-style-name="Index_20_Link">Action<text:tab/>18</text:a></text:p>
          <text:p text:style-name="P173"><text:a xlink:type="simple" xlink:href="#__RefHeading___Toc2342_773123159" text:style-name="Index_20_Link" text:visited-style-name="Index_20_Link">Checker Deselect<text:tab/>18</text:a></text:p>
          <text:p text:style-name="P174"><text:a xlink:type="simple" xlink:href="#__RefHeading___Toc2344_773123159" text:style-name="Index_20_Link" text:visited-style-name="Index_20_Link">Last Operator Checker Deselect<text:tab/>18</text:a></text:p>
          <text:p text:style-name="P175"><text:a xlink:type="simple" xlink:href="#__RefHeading___Toc2346_773123159" text:style-name="Index_20_Link" text:visited-style-name="Index_20_Link">Nth Element<text:tab/>18</text:a></text:p>
          <text:p text:style-name="P175"><text:a xlink:type="simple" xlink:href="#__RefHeading___Toc2348_773123159" text:style-name="Index_20_Link" text:visited-style-name="Index_20_Link">Skip<text:tab/>18</text:a></text:p>
          <text:p text:style-name="P175"><text:a xlink:type="simple" xlink:href="#__RefHeading___Toc2350_773123159" text:style-name="Index_20_Link" text:visited-style-name="Index_20_Link">Offset<text:tab/>18</text:a></text:p>
          <text:p text:style-name="P173"><text:a xlink:type="simple" xlink:href="#__RefHeading___Toc4900_1514497418" text:style-name="Index_20_Link" text:visited-style-name="Index_20_Link">Mirror selection<text:tab/>18</text:a></text:p>
          <text:p text:style-name="P174"><text:a xlink:type="simple" xlink:href="#__RefHeading___Toc2352_773123159" text:style-name="Index_20_Link" text:visited-style-name="Index_20_Link">Last Operator Select Mirror<text:tab/>18</text:a></text:p>
          <text:p text:style-name="P175"><text:a xlink:type="simple" xlink:href="#__RefHeading___Toc2354_773123159" text:style-name="Index_20_Link" text:visited-style-name="Index_20_Link">Axis<text:tab/>18</text:a></text:p>
          <text:p text:style-name="P175"><text:a xlink:type="simple" xlink:href="#__RefHeading___Toc2356_773123159" text:style-name="Index_20_Link" text:visited-style-name="Index_20_Link">Extend<text:tab/>18</text:a></text:p>
          <text:p text:style-name="P173"><text:a xlink:type="simple" xlink:href="#__RefHeading___Toc2358_773123159" text:style-name="Index_20_Link" text:visited-style-name="Index_20_Link">Side of Active<text:tab/>18</text:a></text:p>
          <text:p text:style-name="P174"><text:a xlink:type="simple" xlink:href="#__RefHeading___Toc2360_773123159" text:style-name="Index_20_Link" text:visited-style-name="Index_20_Link">Last Operator Side of Active<text:tab/>18</text:a></text:p>
          <text:p text:style-name="P175"><text:a xlink:type="simple" xlink:href="#__RefHeading___Toc2362_773123159" text:style-name="Index_20_Link" text:visited-style-name="Index_20_Link">Axis mode<text:tab/>19</text:a></text:p>
          <text:p text:style-name="P175"><text:a xlink:type="simple" xlink:href="#__RefHeading___Toc2364_773123159" text:style-name="Index_20_Link" text:visited-style-name="Index_20_Link">Axis Sign<text:tab/>19</text:a></text:p>
          <text:p text:style-name="P175"><text:a xlink:type="simple" xlink:href="#__RefHeading___Toc2366_773123159" text:style-name="Index_20_Link" text:visited-style-name="Index_20_Link">Axis<text:tab/>19</text:a></text:p>
          <text:p text:style-name="P175"><text:a xlink:type="simple" xlink:href="#__RefHeading___Toc2368_773123159" text:style-name="Index_20_Link" text:visited-style-name="Index_20_Link">Threshold<text:tab/>19</text:a></text:p>
          <text:p text:style-name="P173"><text:a xlink:type="simple" xlink:href="#__RefHeading___Toc2370_773123159" text:style-name="Index_20_Link" text:visited-style-name="Index_20_Link">Shortest Path<text:tab/>19</text:a></text:p>
          <text:p text:style-name="P174"><text:a xlink:type="simple" xlink:href="#__RefHeading___Toc2372_773123159" text:style-name="Index_20_Link" text:visited-style-name="Index_20_Link">Last Operator Select shortest path<text:tab/>19</text:a></text:p>
          <text:p text:style-name="P175"><text:a xlink:type="simple" xlink:href="#__RefHeading___Toc2376_773123159" text:style-name="Index_20_Link" text:visited-style-name="Index_20_Link">Face Stepping<text:tab/>19</text:a></text:p>
          <text:p text:style-name="P175"><text:a xlink:type="simple" xlink:href="#__RefHeading___Toc2378_773123159" text:style-name="Index_20_Link" text:visited-style-name="Index_20_Link">Topology Distance<text:tab/>19</text:a></text:p>
          <text:p text:style-name="P175"><text:a xlink:type="simple" xlink:href="#__RefHeading___Toc2380_773123159" text:style-name="Index_20_Link" text:visited-style-name="Index_20_Link">Fill Region<text:tab/>19</text:a></text:p>
          <text:p text:style-name="P175"><text:a xlink:type="simple" xlink:href="#__RefHeading___Toc2382_773123159" text:style-name="Index_20_Link" text:visited-style-name="Index_20_Link">Nth Element<text:tab/>20</text:a></text:p>
          <text:p text:style-name="P175"><text:a xlink:type="simple" xlink:href="#__RefHeading___Toc2384_773123159" text:style-name="Index_20_Link" text:visited-style-name="Index_20_Link">Skip<text:tab/>20</text:a></text:p>
          <text:p text:style-name="P175"><text:a xlink:type="simple" xlink:href="#__RefHeading___Toc2386_773123159" text:style-name="Index_20_Link" text:visited-style-name="Index_20_Link">Offset<text:tab/>20</text:a></text:p>
          <text:p text:style-name="P173"><text:a xlink:type="simple" xlink:href="#__RefHeading___Toc2388_773123159" text:style-name="Index_20_Link" text:visited-style-name="Index_20_Link">Sharp Edges<text:tab/>20</text:a></text:p>
          <text:p text:style-name="P174"><text:a xlink:type="simple" xlink:href="#__RefHeading___Toc2390_773123159" text:style-name="Index_20_Link" text:visited-style-name="Index_20_Link">Last Operator Select Sharp Edges<text:tab/>20</text:a></text:p>
          <text:p text:style-name="P175"><text:a xlink:type="simple" xlink:href="#__RefHeading___Toc2392_773123159" text:style-name="Index_20_Link" text:visited-style-name="Index_20_Link">Sharpness<text:tab/>20</text:a></text:p>
          <text:p text:style-name="P173"><text:a xlink:type="simple" xlink:href="#__RefHeading___Toc2394_773123159" text:style-name="Index_20_Link" text:visited-style-name="Index_20_Link">Loose Geometry<text:tab/>20</text:a></text:p>
          <text:p text:style-name="P174"><text:a xlink:type="simple" xlink:href="#__RefHeading___Toc2396_773123159" text:style-name="Index_20_Link" text:visited-style-name="Index_20_Link">Last Operator Select Loose Geometry<text:tab/>20</text:a></text:p>
          <text:p text:style-name="P175"><text:a xlink:type="simple" xlink:href="#__RefHeading___Toc2398_773123159" text:style-name="Index_20_Link" text:visited-style-name="Index_20_Link">Extend<text:tab/>20</text:a></text:p>
          <text:p text:style-name="P173"><text:a xlink:type="simple" xlink:href="#__RefHeading___Toc2400_773123159" text:style-name="Index_20_Link" text:visited-style-name="Index_20_Link">Interior Faces<text:tab/>20</text:a></text:p>
          <text:p text:style-name="P173"><text:a xlink:type="simple" xlink:href="#__RefHeading___Toc2402_773123159" text:style-name="Index_20_Link" text:visited-style-name="Index_20_Link">Faces by Sides<text:tab/>20</text:a></text:p>
          <text:p text:style-name="P174"><text:a xlink:type="simple" xlink:href="#__RefHeading___Toc2404_773123159" text:style-name="Index_20_Link" text:visited-style-name="Index_20_Link">Last Operator Select Faces by Side<text:tab/>21</text:a></text:p>
          <text:p text:style-name="P175"><text:a xlink:type="simple" xlink:href="#__RefHeading___Toc2406_773123159" text:style-name="Index_20_Link" text:visited-style-name="Index_20_Link">Sharpness<text:tab/>21</text:a></text:p>
          <text:p text:style-name="P175"><text:a xlink:type="simple" xlink:href="#__RefHeading___Toc2408_773123159" text:style-name="Index_20_Link" text:visited-style-name="Index_20_Link">Number of vertices<text:tab/>21</text:a></text:p>
          <text:p text:style-name="P175"><text:a xlink:type="simple" xlink:href="#__RefHeading___Toc2410_773123159" text:style-name="Index_20_Link" text:visited-style-name="Index_20_Link">Type<text:tab/>21</text:a></text:p>
          <text:p text:style-name="P175"><text:soft-page-break/><text:a xlink:type="simple" xlink:href="#__RefHeading___Toc2412_773123159" text:style-name="Index_20_Link" text:visited-style-name="Index_20_Link">Extend<text:tab/>21</text:a></text:p>
          <text:p text:style-name="P173"><text:a xlink:type="simple" xlink:href="#__RefHeading___Toc2793_3712393275" text:style-name="Index_20_Link" text:visited-style-name="Index_20_Link">Edge Loop<text:tab/>21</text:a></text:p>
          <text:p text:style-name="P174"><text:a xlink:type="simple" xlink:href="#__RefHeading___Toc2795_3712393275" text:style-name="Index_20_Link" text:visited-style-name="Index_20_Link">Last Operator Multi Select Loops<text:tab/>21</text:a></text:p>
          <text:p text:style-name="P175"><text:a xlink:type="simple" xlink:href="#__RefHeading___Toc2797_3712393275" text:style-name="Index_20_Link" text:visited-style-name="Index_20_Link">Ring<text:tab/>21</text:a></text:p>
          <text:p text:style-name="P173"><text:a xlink:type="simple" xlink:href="#__RefHeading___Toc2799_3712393275" text:style-name="Index_20_Link" text:visited-style-name="Index_20_Link">Edge Ring<text:tab/>21</text:a></text:p>
          <text:p text:style-name="P174"><text:a xlink:type="simple" xlink:href="#__RefHeading___Toc2801_3712393275" text:style-name="Index_20_Link" text:visited-style-name="Index_20_Link">Last Operator Multi Select Loops<text:tab/>21</text:a></text:p>
          <text:p text:style-name="P175"><text:a xlink:type="simple" xlink:href="#__RefHeading___Toc2803_3712393275" text:style-name="Index_20_Link" text:visited-style-name="Index_20_Link">Ring<text:tab/>21</text:a></text:p>
          <text:p text:style-name="P173"><text:a xlink:type="simple" xlink:href="#__RefHeading___Toc2805_3712393275" text:style-name="Index_20_Link" text:visited-style-name="Index_20_Link">Loop Inner-Region<text:tab/>21</text:a></text:p>
          <text:p text:style-name="P174"><text:a xlink:type="simple" xlink:href="#__RefHeading___Toc2807_3712393275" text:style-name="Index_20_Link" text:visited-style-name="Index_20_Link">Last Operator Select Loop Inner-Region<text:tab/>22</text:a></text:p>
          <text:p text:style-name="P175"><text:a xlink:type="simple" xlink:href="#__RefHeading___Toc2809_3712393275" text:style-name="Index_20_Link" text:visited-style-name="Index_20_Link">Select Bigger<text:tab/>22</text:a></text:p>
          <text:p text:style-name="P173"><text:a xlink:type="simple" xlink:href="#__RefHeading___Toc2811_3712393275" text:style-name="Index_20_Link" text:visited-style-name="Index_20_Link">Boundary Loop<text:tab/>22</text:a></text:p>
          <text:p text:style-name="P173"><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4"><text:a xlink:type="simple" xlink:href="#__RefHeading___Toc2815_3712393275" text:style-name="Index_20_Link" text:visited-style-name="Index_20_Link">Last Operator Select Ungrouped<text:tab/>22</text:a></text:p>
          <text:p text:style-name="P175"><text:a xlink:type="simple" xlink:href="#__RefHeading___Toc2817_3712393275" text:style-name="Index_20_Link" text:visited-style-name="Index_20_Link">Extend<text:tab/>22</text:a></text:p>
          <text:p text:style-name="P173"><text:a xlink:type="simple" xlink:href="#__RefHeading___Toc2819_3712393275" text:style-name="Index_20_Link" text:visited-style-name="Index_20_Link">More / Less<text:tab/>22</text:a></text:p>
          <text:p text:style-name="P174"><text:a xlink:type="simple" xlink:href="#__RefHeading___Toc2821_3712393275" text:style-name="Index_20_Link" text:visited-style-name="Index_20_Link">More<text:tab/>22</text:a></text:p>
          <text:p text:style-name="P174"><text:a xlink:type="simple" xlink:href="#__RefHeading___Toc2823_3712393275" text:style-name="Index_20_Link" text:visited-style-name="Index_20_Link">Less<text:tab/>22</text:a></text:p>
          <text:p text:style-name="P174"><text:a xlink:type="simple" xlink:href="#__RefHeading___Toc2825_3712393275" text:style-name="Index_20_Link" text:visited-style-name="Index_20_Link">Next Active<text:tab/>22</text:a></text:p>
          <text:p text:style-name="P174"><text:a xlink:type="simple" xlink:href="#__RefHeading___Toc2827_3712393275" text:style-name="Index_20_Link" text:visited-style-name="Index_20_Link">Previous Active<text:tab/>22</text:a></text:p>
          <text:p text:style-name="P172"><text:a xlink:type="simple" xlink:href="#__RefHeading___Toc2897_1733223745" text:style-name="Index_20_Link" text:visited-style-name="Index_20_Link">Curve Object - Edit Mode<text:tab/>23</text:a></text:p>
          <text:p text:style-name="P173"><text:a xlink:type="simple" xlink:href="#__RefHeading___Toc4839_1514497418" text:style-name="Index_20_Link" text:visited-style-name="Index_20_Link">Legacy<text:tab/>23</text:a></text:p>
          <text:p text:style-name="P174"><text:a xlink:type="simple" xlink:href="#__RefHeading___Toc4863_1514497418" text:style-name="Index_20_Link" text:visited-style-name="Index_20_Link">Box select<text:tab/>23</text:a></text:p>
          <text:p text:style-name="P174"><text:a xlink:type="simple" xlink:href="#__RefHeading___Toc4865_1514497418" text:style-name="Index_20_Link" text:visited-style-name="Index_20_Link">Circle select<text:tab/>23</text:a></text:p>
          <text:p text:style-name="P173"><text:a xlink:type="simple" xlink:href="#__RefHeading___Toc8786_3269378711" text:style-name="Index_20_Link" text:visited-style-name="Index_20_Link">Lasso Select<text:tab/>23</text:a></text:p>
          <text:p text:style-name="P173"><text:a xlink:type="simple" xlink:href="#__RefHeading___Toc5775_3997339420" text:style-name="Index_20_Link" text:visited-style-name="Index_20_Link">All<text:tab/>23</text:a></text:p>
          <text:p text:style-name="P173"><text:a xlink:type="simple" xlink:href="#__RefHeading___Toc1077_207436527411" text:style-name="Index_20_Link" text:visited-style-name="Index_20_Link">None<text:tab/>23</text:a></text:p>
          <text:p text:style-name="P173"><text:a xlink:type="simple" xlink:href="#__RefHeading___Toc1079_207436527411" text:style-name="Index_20_Link" text:visited-style-name="Index_20_Link">Inverse<text:tab/>23</text:a></text:p>
          <text:p text:style-name="P173"><text:a xlink:type="simple" xlink:href="#__RefHeading___Toc5777_3997339420" text:style-name="Index_20_Link" text:visited-style-name="Index_20_Link">Linked<text:tab/>24</text:a></text:p>
          <text:p text:style-name="P174"><text:a xlink:type="simple" xlink:href="#__RefHeading___Toc1857_36763768141" text:style-name="Index_20_Link" text:visited-style-name="Index_20_Link">Last Operator Select Linked All<text:tab/>24</text:a></text:p>
          <text:p text:style-name="P175"><text:a xlink:type="simple" xlink:href="#__RefHeading___Toc1859_36763768141" text:style-name="Index_20_Link" text:visited-style-name="Index_20_Link">Delimit<text:tab/>24</text:a></text:p>
          <text:p text:style-name="P173"><text:a xlink:type="simple" xlink:href="#__RefHeading___Toc1865_36763768141" text:style-name="Index_20_Link" text:visited-style-name="Index_20_Link">Linked Pick Select<text:tab/>24</text:a></text:p>
          <text:p text:style-name="P173"><text:a xlink:type="simple" xlink:href="#__RefHeading___Toc1867_36763768141" text:style-name="Index_20_Link" text:visited-style-name="Index_20_Link">Linked Pick Deselect<text:tab/>24</text:a></text:p>
          <text:p text:style-name="P174"><text:a xlink:type="simple" xlink:href="#__RefHeading___Toc1869_36763768141" text:style-name="Index_20_Link" text:visited-style-name="Index_20_Link">Last Operator Select Linked<text:tab/>24</text:a></text:p>
          <text:p text:style-name="P175"><text:a xlink:type="simple" xlink:href="#__RefHeading___Toc1871_36763768141" text:style-name="Index_20_Link" text:visited-style-name="Index_20_Link">Deselect<text:tab/>24</text:a></text:p>
          <text:p text:style-name="P175"><text:a xlink:type="simple" xlink:href="#__RefHeading___Toc1873_36763768141" text:style-name="Index_20_Link" text:visited-style-name="Index_20_Link">Delimit<text:tab/>24</text:a></text:p>
          <text:p text:style-name="P173"><text:a xlink:type="simple" xlink:href="#__RefHeading___Toc5779_3997339420" text:style-name="Index_20_Link" text:visited-style-name="Index_20_Link">Similar<text:tab/>24</text:a></text:p>
          <text:p text:style-name="P174"><text:a xlink:type="simple" xlink:href="#__RefHeading___Toc5781_3997339420" text:style-name="Index_20_Link" text:visited-style-name="Index_20_Link">Last Operator Select Similar<text:tab/>24</text:a></text:p>
          <text:p text:style-name="P175"><text:a xlink:type="simple" xlink:href="#__RefHeading___Toc2326_7731231591" text:style-name="Index_20_Link" text:visited-style-name="Index_20_Link">Type<text:tab/>24</text:a></text:p>
          <text:p text:style-name="P175"><text:a xlink:type="simple" xlink:href="#__RefHeading___Toc2328_7731231591" text:style-name="Index_20_Link" text:visited-style-name="Index_20_Link">Compare<text:tab/>24</text:a></text:p>
          <text:p text:style-name="P175"><text:a xlink:type="simple" xlink:href="#__RefHeading___Toc2330_7731231591" text:style-name="Index_20_Link" text:visited-style-name="Index_20_Link">Threshold<text:tab/>25</text:a></text:p>
          <text:p text:style-name="P173"><text:a xlink:type="simple" xlink:href="#__RefHeading___Toc2332_7731231591" text:style-name="Index_20_Link" text:visited-style-name="Index_20_Link">Random<text:tab/>25</text:a></text:p>
          <text:p text:style-name="P174"><text:a xlink:type="simple" xlink:href="#__RefHeading___Toc2334_7731231591" text:style-name="Index_20_Link" text:visited-style-name="Index_20_Link">Last Operator Select Random<text:tab/>25</text:a></text:p>
          <text:p text:style-name="P175"><text:a xlink:type="simple" xlink:href="#__RefHeading___Toc2336_7731231591" text:style-name="Index_20_Link" text:visited-style-name="Index_20_Link">Percent<text:tab/>25</text:a></text:p>
          <text:p text:style-name="P175"><text:a xlink:type="simple" xlink:href="#__RefHeading___Toc2338_7731231591" text:style-name="Index_20_Link" text:visited-style-name="Index_20_Link">Random Seed<text:tab/>25</text:a></text:p>
          <text:p text:style-name="P175"><text:a xlink:type="simple" xlink:href="#__RefHeading___Toc2340_7731231591" text:style-name="Index_20_Link" text:visited-style-name="Index_20_Link">Action<text:tab/>25</text:a></text:p>
          <text:p text:style-name="P173"><text:a xlink:type="simple" xlink:href="#__RefHeading___Toc2342_7731231591" text:style-name="Index_20_Link" text:visited-style-name="Index_20_Link">Checker Deselect<text:tab/>25</text:a></text:p>
          <text:p text:style-name="P174"><text:a xlink:type="simple" xlink:href="#__RefHeading___Toc2344_7731231591" text:style-name="Index_20_Link" text:visited-style-name="Index_20_Link">Last Operator Checker Deselect<text:tab/>25</text:a></text:p>
          <text:p text:style-name="P175"><text:a xlink:type="simple" xlink:href="#__RefHeading___Toc2346_7731231591" text:style-name="Index_20_Link" text:visited-style-name="Index_20_Link">Nth Element<text:tab/>25</text:a></text:p>
          <text:p text:style-name="P175"><text:a xlink:type="simple" xlink:href="#__RefHeading___Toc2348_7731231591" text:style-name="Index_20_Link" text:visited-style-name="Index_20_Link">Skip<text:tab/>25</text:a></text:p>
          <text:p text:style-name="P175"><text:a xlink:type="simple" xlink:href="#__RefHeading___Toc2350_7731231591" text:style-name="Index_20_Link" text:visited-style-name="Index_20_Link">Offset<text:tab/>25</text:a></text:p>
          <text:p text:style-name="P173"><text:a xlink:type="simple" xlink:href="#__RefHeading___Toc5783_3997339420" text:style-name="Index_20_Link" text:visited-style-name="Index_20_Link">De/Select First<text:tab/>25</text:a></text:p>
          <text:p text:style-name="P173"><text:a xlink:type="simple" xlink:href="#__RefHeading___Toc5785_3997339420" text:style-name="Index_20_Link" text:visited-style-name="Index_20_Link">De/Select Last<text:tab/>25</text:a></text:p>
          <text:p text:style-name="P173"><text:a xlink:type="simple" xlink:href="#__RefHeading___Toc5787_3997339420" text:style-name="Index_20_Link" text:visited-style-name="Index_20_Link">Next Active<text:tab/>26</text:a></text:p>
          <text:p text:style-name="P173"><text:soft-page-break/><text:a xlink:type="simple" xlink:href="#__RefHeading___Toc5789_3997339420" text:style-name="Index_20_Link" text:visited-style-name="Index_20_Link">Previous Active<text:tab/>26</text:a></text:p>
          <text:p text:style-name="P173"><text:a xlink:type="simple" xlink:href="#__RefHeading___Toc5791_3997339420" text:style-name="Index_20_Link" text:visited-style-name="Index_20_Link">More<text:tab/>26</text:a></text:p>
          <text:p text:style-name="P173"><text:a xlink:type="simple" xlink:href="#__RefHeading___Toc5793_3997339420" text:style-name="Index_20_Link" text:visited-style-name="Index_20_Link">Less<text:tab/>26</text:a></text:p>
          <text:p text:style-name="P172"><text:a xlink:type="simple" xlink:href="#__RefHeading___Toc5795_3997339420" text:style-name="Index_20_Link" text:visited-style-name="Index_20_Link">Surface Object - Edit Mode<text:tab/>26</text:a></text:p>
          <text:p text:style-name="P173"><text:a xlink:type="simple" xlink:href="#__RefHeading___Toc4841_1514497418" text:style-name="Index_20_Link" text:visited-style-name="Index_20_Link">Legacy<text:tab/>26</text:a></text:p>
          <text:p text:style-name="P174"><text:a xlink:type="simple" xlink:href="#__RefHeading___Toc4867_1514497418" text:style-name="Index_20_Link" text:visited-style-name="Index_20_Link">Box select<text:tab/>26</text:a></text:p>
          <text:p text:style-name="P174"><text:a xlink:type="simple" xlink:href="#__RefHeading___Toc4869_1514497418" text:style-name="Index_20_Link" text:visited-style-name="Index_20_Link">Circle select<text:tab/>26</text:a></text:p>
          <text:p text:style-name="P173"><text:a xlink:type="simple" xlink:href="#__RefHeading___Toc8788_3269378711" text:style-name="Index_20_Link" text:visited-style-name="Index_20_Link">Lasso Select<text:tab/>27</text:a></text:p>
          <text:p text:style-name="P173"><text:a xlink:type="simple" xlink:href="#__RefHeading___Toc5797_3997339420" text:style-name="Index_20_Link" text:visited-style-name="Index_20_Link">All<text:tab/>27</text:a></text:p>
          <text:p text:style-name="P173"><text:a xlink:type="simple" xlink:href="#__RefHeading___Toc1077_207436527412" text:style-name="Index_20_Link" text:visited-style-name="Index_20_Link">None<text:tab/>27</text:a></text:p>
          <text:p text:style-name="P173"><text:a xlink:type="simple" xlink:href="#__RefHeading___Toc1079_207436527412" text:style-name="Index_20_Link" text:visited-style-name="Index_20_Link">Inverse<text:tab/>27</text:a></text:p>
          <text:p text:style-name="P173"><text:a xlink:type="simple" xlink:href="#__RefHeading___Toc5799_3997339420" text:style-name="Index_20_Link" text:visited-style-name="Index_20_Link">Linked<text:tab/>27</text:a></text:p>
          <text:p text:style-name="P174"><text:a xlink:type="simple" xlink:href="#__RefHeading___Toc1857_367637681411" text:style-name="Index_20_Link" text:visited-style-name="Index_20_Link">Last Operator Select Linked All<text:tab/>27</text:a></text:p>
          <text:p text:style-name="P175"><text:a xlink:type="simple" xlink:href="#__RefHeading___Toc1859_367637681411" text:style-name="Index_20_Link" text:visited-style-name="Index_20_Link">Delimit<text:tab/>27</text:a></text:p>
          <text:p text:style-name="P173"><text:a xlink:type="simple" xlink:href="#__RefHeading___Toc5801_3997339420" text:style-name="Index_20_Link" text:visited-style-name="Index_20_Link">Similar<text:tab/>27</text:a></text:p>
          <text:p text:style-name="P174"><text:a xlink:type="simple" xlink:href="#__RefHeading___Toc5803_3997339420" text:style-name="Index_20_Link" text:visited-style-name="Index_20_Link">Last Operator Select Similar<text:tab/>27</text:a></text:p>
          <text:p text:style-name="P175"><text:a xlink:type="simple" xlink:href="#__RefHeading___Toc2326_77312315911" text:style-name="Index_20_Link" text:visited-style-name="Index_20_Link">Type<text:tab/>27</text:a></text:p>
          <text:p text:style-name="P175"><text:a xlink:type="simple" xlink:href="#__RefHeading___Toc2328_77312315911" text:style-name="Index_20_Link" text:visited-style-name="Index_20_Link">Compare<text:tab/>27</text:a></text:p>
          <text:p text:style-name="P175"><text:a xlink:type="simple" xlink:href="#__RefHeading___Toc2330_77312315911" text:style-name="Index_20_Link" text:visited-style-name="Index_20_Link">Threshold<text:tab/>27</text:a></text:p>
          <text:p text:style-name="P173"><text:a xlink:type="simple" xlink:href="#__RefHeading___Toc2332_77312315911" text:style-name="Index_20_Link" text:visited-style-name="Index_20_Link">Random<text:tab/>28</text:a></text:p>
          <text:p text:style-name="P174"><text:a xlink:type="simple" xlink:href="#__RefHeading___Toc2334_77312315911" text:style-name="Index_20_Link" text:visited-style-name="Index_20_Link">Last Operator Select Random<text:tab/>28</text:a></text:p>
          <text:p text:style-name="P175"><text:a xlink:type="simple" xlink:href="#__RefHeading___Toc2336_77312315911" text:style-name="Index_20_Link" text:visited-style-name="Index_20_Link">Percent<text:tab/>28</text:a></text:p>
          <text:p text:style-name="P175"><text:a xlink:type="simple" xlink:href="#__RefHeading___Toc2338_77312315911" text:style-name="Index_20_Link" text:visited-style-name="Index_20_Link">Random Seed<text:tab/>28</text:a></text:p>
          <text:p text:style-name="P175"><text:a xlink:type="simple" xlink:href="#__RefHeading___Toc2340_77312315911" text:style-name="Index_20_Link" text:visited-style-name="Index_20_Link">Action<text:tab/>28</text:a></text:p>
          <text:p text:style-name="P173"><text:a xlink:type="simple" xlink:href="#__RefHeading___Toc2342_77312315911" text:style-name="Index_20_Link" text:visited-style-name="Index_20_Link">Checker Deselect<text:tab/>28</text:a></text:p>
          <text:p text:style-name="P174"><text:a xlink:type="simple" xlink:href="#__RefHeading___Toc2344_77312315911" text:style-name="Index_20_Link" text:visited-style-name="Index_20_Link">Last Operator Checker Deselect<text:tab/>28</text:a></text:p>
          <text:p text:style-name="P175"><text:a xlink:type="simple" xlink:href="#__RefHeading___Toc2346_77312315911" text:style-name="Index_20_Link" text:visited-style-name="Index_20_Link">Nth Element<text:tab/>28</text:a></text:p>
          <text:p text:style-name="P175"><text:a xlink:type="simple" xlink:href="#__RefHeading___Toc2348_77312315911" text:style-name="Index_20_Link" text:visited-style-name="Index_20_Link">Skip<text:tab/>28</text:a></text:p>
          <text:p text:style-name="P175"><text:a xlink:type="simple" xlink:href="#__RefHeading___Toc2350_77312315911" text:style-name="Index_20_Link" text:visited-style-name="Index_20_Link">Offset<text:tab/>28</text:a></text:p>
          <text:p text:style-name="P173"><text:a xlink:type="simple" xlink:href="#__RefHeading___Toc5805_3997339420" text:style-name="Index_20_Link" text:visited-style-name="Index_20_Link">Control Point Row<text:tab/>28</text:a></text:p>
          <text:p text:style-name="P173"><text:a xlink:type="simple" xlink:href="#__RefHeading___Toc5807_3997339420" text:style-name="Index_20_Link" text:visited-style-name="Index_20_Link">More<text:tab/>28</text:a></text:p>
          <text:p text:style-name="P173"><text:a xlink:type="simple" xlink:href="#__RefHeading___Toc5809_3997339420" text:style-name="Index_20_Link" text:visited-style-name="Index_20_Link">Less<text:tab/>28</text:a></text:p>
          <text:p text:style-name="P172"><text:a xlink:type="simple" xlink:href="#__RefHeading___Toc5811_3997339420" text:style-name="Index_20_Link" text:visited-style-name="Index_20_Link">Metaball Object - Edit Mode<text:tab/>29</text:a></text:p>
          <text:p text:style-name="P173"><text:a xlink:type="simple" xlink:href="#__RefHeading___Toc4843_1514497418" text:style-name="Index_20_Link" text:visited-style-name="Index_20_Link">Legacy<text:tab/>29</text:a></text:p>
          <text:p text:style-name="P174"><text:a xlink:type="simple" xlink:href="#__RefHeading___Toc4871_1514497418" text:style-name="Index_20_Link" text:visited-style-name="Index_20_Link">Box select<text:tab/>29</text:a></text:p>
          <text:p text:style-name="P174"><text:a xlink:type="simple" xlink:href="#__RefHeading___Toc4873_1514497418" text:style-name="Index_20_Link" text:visited-style-name="Index_20_Link">Circle select<text:tab/>29</text:a></text:p>
          <text:p text:style-name="P173"><text:a xlink:type="simple" xlink:href="#__RefHeading___Toc8790_3269378711" text:style-name="Index_20_Link" text:visited-style-name="Index_20_Link">Lasso Select<text:tab/>29</text:a></text:p>
          <text:p text:style-name="P173"><text:a xlink:type="simple" xlink:href="#__RefHeading___Toc5813_3997339420" text:style-name="Index_20_Link" text:visited-style-name="Index_20_Link">All<text:tab/>29</text:a></text:p>
          <text:p text:style-name="P173"><text:a xlink:type="simple" xlink:href="#__RefHeading___Toc1077_2074365274111" text:style-name="Index_20_Link" text:visited-style-name="Index_20_Link">None<text:tab/>29</text:a></text:p>
          <text:p text:style-name="P173"><text:a xlink:type="simple" xlink:href="#__RefHeading___Toc1079_2074365274111" text:style-name="Index_20_Link" text:visited-style-name="Index_20_Link">Inverse<text:tab/>29</text:a></text:p>
          <text:p text:style-name="P173"><text:a xlink:type="simple" xlink:href="#__RefHeading___Toc5815_3997339420" text:style-name="Index_20_Link" text:visited-style-name="Index_20_Link">Similar<text:tab/>29</text:a></text:p>
          <text:p text:style-name="P174"><text:a xlink:type="simple" xlink:href="#__RefHeading___Toc5817_3997339420" text:style-name="Index_20_Link" text:visited-style-name="Index_20_Link">Last Operator Select Similar<text:tab/>30</text:a></text:p>
          <text:p text:style-name="P175"><text:a xlink:type="simple" xlink:href="#__RefHeading___Toc2326_77312315912" text:style-name="Index_20_Link" text:visited-style-name="Index_20_Link">Type<text:tab/>30</text:a></text:p>
          <text:p text:style-name="P175"><text:a xlink:type="simple" xlink:href="#__RefHeading___Toc2328_77312315912" text:style-name="Index_20_Link" text:visited-style-name="Index_20_Link">Compare<text:tab/>30</text:a></text:p>
          <text:p text:style-name="P175"><text:a xlink:type="simple" xlink:href="#__RefHeading___Toc2330_77312315912" text:style-name="Index_20_Link" text:visited-style-name="Index_20_Link">Threshold<text:tab/>30</text:a></text:p>
          <text:p text:style-name="P173"><text:a xlink:type="simple" xlink:href="#__RefHeading___Toc5819_3997339420" text:style-name="Index_20_Link" text:visited-style-name="Index_20_Link">Random<text:tab/>30</text:a></text:p>
          <text:p text:style-name="P174"><text:a xlink:type="simple" xlink:href="#__RefHeading___Toc2334_77312315912" text:style-name="Index_20_Link" text:visited-style-name="Index_20_Link">Last Operator Select Random<text:tab/>30</text:a></text:p>
          <text:p text:style-name="P175"><text:a xlink:type="simple" xlink:href="#__RefHeading___Toc2336_77312315912" text:style-name="Index_20_Link" text:visited-style-name="Index_20_Link">Percent<text:tab/>30</text:a></text:p>
          <text:p text:style-name="P175"><text:a xlink:type="simple" xlink:href="#__RefHeading___Toc2338_77312315912" text:style-name="Index_20_Link" text:visited-style-name="Index_20_Link">Random Seed<text:tab/>30</text:a></text:p>
          <text:p text:style-name="P175"><text:a xlink:type="simple" xlink:href="#__RefHeading___Toc2340_77312315912" text:style-name="Index_20_Link" text:visited-style-name="Index_20_Link">Action<text:tab/>30</text:a></text:p>
          <text:p text:style-name="P172"><text:a xlink:type="simple" xlink:href="#__RefHeading___Toc5811_39973394201" text:style-name="Index_20_Link" text:visited-style-name="Index_20_Link">Text Object - Edit Mode<text:tab/>30</text:a></text:p>
          <text:p text:style-name="P173"><text:a xlink:type="simple" xlink:href="#__RefHeading___Toc5813_39973394201" text:style-name="Index_20_Link" text:visited-style-name="Index_20_Link">All<text:tab/>30</text:a></text:p>
          <text:p text:style-name="P173"><text:a xlink:type="simple" xlink:href="#__RefHeading___Toc1077_20743652741111" text:style-name="Index_20_Link" text:visited-style-name="Index_20_Link">Line End, Line Begin, etc.<text:tab/>30</text:a></text:p>
          <text:p text:style-name="P172"><text:soft-page-break/><text:a xlink:type="simple" xlink:href="#__RefHeading___Toc5821_3997339420" text:style-name="Index_20_Link" text:visited-style-name="Index_20_Link">Grease Pencil Object - Edit Mode, Sculpt Mode<text:tab/>31</text:a></text:p>
          <text:p text:style-name="P173"><text:a xlink:type="simple" xlink:href="#__RefHeading___Toc4845_1514497418" text:style-name="Index_20_Link" text:visited-style-name="Index_20_Link">Legacy<text:tab/>31</text:a></text:p>
          <text:p text:style-name="P174"><text:a xlink:type="simple" xlink:href="#__RefHeading___Toc4875_1514497418" text:style-name="Index_20_Link" text:visited-style-name="Index_20_Link">Box select<text:tab/>31</text:a></text:p>
          <text:p text:style-name="P174"><text:a xlink:type="simple" xlink:href="#__RefHeading___Toc4877_1514497418" text:style-name="Index_20_Link" text:visited-style-name="Index_20_Link">Circle select<text:tab/>31</text:a></text:p>
          <text:p text:style-name="P173"><text:a xlink:type="simple" xlink:href="#__RefHeading___Toc8792_3269378711" text:style-name="Index_20_Link" text:visited-style-name="Index_20_Link">Lasso Select<text:tab/>31</text:a></text:p>
          <text:p text:style-name="P173"><text:a xlink:type="simple" xlink:href="#__RefHeading___Toc5823_3997339420" text:style-name="Index_20_Link" text:visited-style-name="Index_20_Link">All<text:tab/>31</text:a></text:p>
          <text:p text:style-name="P173"><text:a xlink:type="simple" xlink:href="#__RefHeading___Toc1077_2074365274112" text:style-name="Index_20_Link" text:visited-style-name="Index_20_Link">None<text:tab/>31</text:a></text:p>
          <text:p text:style-name="P173"><text:a xlink:type="simple" xlink:href="#__RefHeading___Toc1079_2074365274112" text:style-name="Index_20_Link" text:visited-style-name="Index_20_Link">Inverse<text:tab/>31</text:a></text:p>
          <text:p text:style-name="P173"><text:a xlink:type="simple" xlink:href="#__RefHeading___Toc5825_3997339420" text:style-name="Index_20_Link" text:visited-style-name="Index_20_Link">Linked<text:tab/>32</text:a></text:p>
          <text:p text:style-name="P174"><text:a xlink:type="simple" xlink:href="#__RefHeading___Toc1857_367637681412" text:style-name="Index_20_Link" text:visited-style-name="Index_20_Link">Last Operator Select Linked All<text:tab/>32</text:a></text:p>
          <text:p text:style-name="P175"><text:a xlink:type="simple" xlink:href="#__RefHeading___Toc1859_367637681412" text:style-name="Index_20_Link" text:visited-style-name="Index_20_Link">Delimit<text:tab/>32</text:a></text:p>
          <text:p text:style-name="P173"><text:a xlink:type="simple" xlink:href="#__RefHeading___Toc5827_3997339420" text:style-name="Index_20_Link" text:visited-style-name="Index_20_Link">Alternated<text:tab/>32</text:a></text:p>
          <text:p text:style-name="P174"><text:a xlink:type="simple" xlink:href="#__RefHeading___Toc1857_3676376814121" text:style-name="Index_20_Link" text:visited-style-name="Index_20_Link">Last Operator Alternated<text:tab/>32</text:a></text:p>
          <text:p text:style-name="P175"><text:a xlink:type="simple" xlink:href="#__RefHeading___Toc1859_3676376814121" text:style-name="Index_20_Link" text:visited-style-name="Index_20_Link">Unselect Ends<text:tab/>32</text:a></text:p>
          <text:p text:style-name="P173"><text:a xlink:type="simple" xlink:href="#__RefHeading___Toc5829_3997339420" text:style-name="Index_20_Link" text:visited-style-name="Index_20_Link">Grouped<text:tab/>32</text:a></text:p>
          <text:p text:style-name="P174"><text:a xlink:type="simple" xlink:href="#__RefHeading___Toc1857_36763768141211" text:style-name="Index_20_Link" text:visited-style-name="Index_20_Link">Last Operator Select Grouped<text:tab/>32</text:a></text:p>
          <text:p text:style-name="P175"><text:a xlink:type="simple" xlink:href="#__RefHeading___Toc1859_36763768141211" text:style-name="Index_20_Link" text:visited-style-name="Index_20_Link">Type<text:tab/>32</text:a></text:p>
          <text:p text:style-name="P173"><text:a xlink:type="simple" xlink:href="#__RefHeading___Toc5831_3997339420" text:style-name="Index_20_Link" text:visited-style-name="Index_20_Link">First<text:tab/>32</text:a></text:p>
          <text:p text:style-name="P174"><text:a xlink:type="simple" xlink:href="#__RefHeading___Toc5833_3997339420" text:style-name="Index_20_Link" text:visited-style-name="Index_20_Link">Last Operator Select First<text:tab/>32</text:a></text:p>
          <text:p text:style-name="P175"><text:a xlink:type="simple" xlink:href="#__RefHeading___Toc5835_3997339420" text:style-name="Index_20_Link" text:visited-style-name="Index_20_Link">Selected Strokes only<text:tab/>32</text:a></text:p>
          <text:p text:style-name="P175"><text:a xlink:type="simple" xlink:href="#__RefHeading___Toc5837_3997339420" text:style-name="Index_20_Link" text:visited-style-name="Index_20_Link">Extend<text:tab/>32</text:a></text:p>
          <text:p text:style-name="P173"><text:a xlink:type="simple" xlink:href="#__RefHeading___Toc5839_3997339420" text:style-name="Index_20_Link" text:visited-style-name="Index_20_Link">Last<text:tab/>33</text:a></text:p>
          <text:p text:style-name="P174"><text:a xlink:type="simple" xlink:href="#__RefHeading___Toc5841_3997339420" text:style-name="Index_20_Link" text:visited-style-name="Index_20_Link">Last Operator Select Last<text:tab/>33</text:a></text:p>
          <text:p text:style-name="P175"><text:a xlink:type="simple" xlink:href="#__RefHeading___Toc5843_3997339420" text:style-name="Index_20_Link" text:visited-style-name="Index_20_Link">Selected Strokes only<text:tab/>33</text:a></text:p>
          <text:p text:style-name="P175"><text:a xlink:type="simple" xlink:href="#__RefHeading___Toc5845_3997339420" text:style-name="Index_20_Link" text:visited-style-name="Index_20_Link">Extend<text:tab/>33</text:a></text:p>
          <text:p text:style-name="P173"><text:a xlink:type="simple" xlink:href="#__RefHeading___Toc5847_3997339420" text:style-name="Index_20_Link" text:visited-style-name="Index_20_Link">More<text:tab/>33</text:a></text:p>
          <text:p text:style-name="P173"><text:a xlink:type="simple" xlink:href="#__RefHeading___Toc5849_3997339420" text:style-name="Index_20_Link" text:visited-style-name="Index_20_Link">Less<text:tab/>33</text:a></text:p>
          <text:p text:style-name="P172"><text:a xlink:type="simple" xlink:href="#__RefHeading___Toc9027_3997339420" text:style-name="Index_20_Link" text:visited-style-name="Index_20_Link">Armature Object - Edit Mode<text:tab/>33</text:a></text:p>
          <text:p text:style-name="P173"><text:a xlink:type="simple" xlink:href="#__RefHeading___Toc4847_1514497418" text:style-name="Index_20_Link" text:visited-style-name="Index_20_Link">Legacy<text:tab/>33</text:a></text:p>
          <text:p text:style-name="P174"><text:a xlink:type="simple" xlink:href="#__RefHeading___Toc4879_1514497418" text:style-name="Index_20_Link" text:visited-style-name="Index_20_Link">Box select<text:tab/>33</text:a></text:p>
          <text:p text:style-name="P174"><text:a xlink:type="simple" xlink:href="#__RefHeading___Toc4881_1514497418" text:style-name="Index_20_Link" text:visited-style-name="Index_20_Link">Circle select<text:tab/>34</text:a></text:p>
          <text:p text:style-name="P173"><text:a xlink:type="simple" xlink:href="#__RefHeading___Toc8794_3269378711" text:style-name="Index_20_Link" text:visited-style-name="Index_20_Link">Lasso Select<text:tab/>34</text:a></text:p>
          <text:p text:style-name="P173"><text:a xlink:type="simple" xlink:href="#__RefHeading___Toc8890_3997339420" text:style-name="Index_20_Link" text:visited-style-name="Index_20_Link">All<text:tab/>34</text:a></text:p>
          <text:p text:style-name="P173"><text:a xlink:type="simple" xlink:href="#__RefHeading___Toc1077_20743652741121" text:style-name="Index_20_Link" text:visited-style-name="Index_20_Link">None<text:tab/>34</text:a></text:p>
          <text:p text:style-name="P173"><text:a xlink:type="simple" xlink:href="#__RefHeading___Toc1079_20743652741121" text:style-name="Index_20_Link" text:visited-style-name="Index_20_Link">Inverse<text:tab/>34</text:a></text:p>
          <text:p text:style-name="P173"><text:a xlink:type="simple" xlink:href="#__RefHeading___Toc9029_3997339420" text:style-name="Index_20_Link" text:visited-style-name="Index_20_Link">Similar<text:tab/>34</text:a></text:p>
          <text:p text:style-name="P174"><text:a xlink:type="simple" xlink:href="#__RefHeading___Toc8884_3997339420" text:style-name="Index_20_Link" text:visited-style-name="Index_20_Link">Last Operator Select Similar<text:tab/>34</text:a></text:p>
          <text:p text:style-name="P175"><text:a xlink:type="simple" xlink:href="#__RefHeading___Toc2326_773123159121" text:style-name="Index_20_Link" text:visited-style-name="Index_20_Link">Type<text:tab/>34</text:a></text:p>
          <text:p text:style-name="P175"><text:a xlink:type="simple" xlink:href="#__RefHeading___Toc2328_773123159121" text:style-name="Index_20_Link" text:visited-style-name="Index_20_Link">Compare<text:tab/>34</text:a></text:p>
          <text:p text:style-name="P175"><text:a xlink:type="simple" xlink:href="#__RefHeading___Toc2330_773123159121" text:style-name="Index_20_Link" text:visited-style-name="Index_20_Link">Threshold<text:tab/>34</text:a></text:p>
          <text:p text:style-name="P173"><text:a xlink:type="simple" xlink:href="#__RefHeading___Toc2187_20743652741" text:style-name="Index_20_Link" text:visited-style-name="Index_20_Link">Mirror Selection<text:tab/>35</text:a></text:p>
          <text:p text:style-name="P174"><text:a xlink:type="simple" xlink:href="#__RefHeading___Toc3277_78964983411" text:style-name="Index_20_Link" text:visited-style-name="Index_20_Link">Last Operator Select Mirror<text:tab/>35</text:a></text:p>
          <text:p text:style-name="P175"><text:a xlink:type="simple" xlink:href="#__RefHeading___Toc3279_78964983411" text:style-name="Index_20_Link" text:visited-style-name="Index_20_Link">Extend<text:tab/>35</text:a></text:p>
          <text:p text:style-name="P173"><text:a xlink:type="simple" xlink:href="#__RefHeading___Toc2189_20743652741" text:style-name="Index_20_Link" text:visited-style-name="Index_20_Link">By Pattern<text:tab/>35</text:a></text:p>
          <text:p text:style-name="P174"><text:a xlink:type="simple" xlink:href="#__RefHeading___Toc3222_78964983411" text:style-name="Index_20_Link" text:visited-style-name="Index_20_Link">Pattern<text:tab/>35</text:a></text:p>
          <text:p text:style-name="P174"><text:a xlink:type="simple" xlink:href="#__RefHeading___Toc3224_78964983411" text:style-name="Index_20_Link" text:visited-style-name="Index_20_Link">Case Sensitive<text:tab/>35</text:a></text:p>
          <text:p text:style-name="P174"><text:a xlink:type="simple" xlink:href="#__RefHeading___Toc3226_78964983411" text:style-name="Index_20_Link" text:visited-style-name="Index_20_Link">Extend<text:tab/>35</text:a></text:p>
          <text:p text:style-name="P174"><text:a xlink:type="simple" xlink:href="#__RefHeading___Toc3228_78964983411" text:style-name="Index_20_Link" text:visited-style-name="Index_20_Link">Last Operator Select Pattern<text:tab/>35</text:a></text:p>
          <text:p text:style-name="P174"><text:a xlink:type="simple" xlink:href="#__RefHeading___Toc9309_3997339420" text:style-name="Index_20_Link" text:visited-style-name="Index_20_Link">Parent<text:tab/>36</text:a></text:p>
          <text:p text:style-name="P174"><text:a xlink:type="simple" xlink:href="#__RefHeading___Toc2220_20743652741" text:style-name="Index_20_Link" text:visited-style-name="Index_20_Link">Child<text:tab/>36</text:a></text:p>
          <text:p text:style-name="P174"><text:a xlink:type="simple" xlink:href="#__RefHeading___Toc2222_20743652741" text:style-name="Index_20_Link" text:visited-style-name="Index_20_Link">Extend Parent<text:tab/>36</text:a></text:p>
          <text:p text:style-name="P174"><text:a xlink:type="simple" xlink:href="#__RefHeading___Toc2224_20743652741" text:style-name="Index_20_Link" text:visited-style-name="Index_20_Link">Extend Child<text:tab/>36</text:a></text:p>
          <text:p text:style-name="P174"><text:a xlink:type="simple" xlink:href="#__RefHeading___Toc9311_3997339420" text:style-name="Index_20_Link" text:visited-style-name="Index_20_Link">More<text:tab/>36</text:a></text:p>
          <text:p text:style-name="P174"><text:soft-page-break/><text:a xlink:type="simple" xlink:href="#__RefHeading___Toc2216_20743652741" text:style-name="Index_20_Link" text:visited-style-name="Index_20_Link">Less<text:tab/>36</text:a></text:p>
          <text:p text:style-name="P172"><text:a xlink:type="simple" xlink:href="#__RefHeading___Toc9031_3997339420" text:style-name="Index_20_Link" text:visited-style-name="Index_20_Link">Armature Object - Pose Mode<text:tab/>36</text:a></text:p>
          <text:p text:style-name="P173"><text:a xlink:type="simple" xlink:href="#__RefHeading___Toc4849_1514497418" text:style-name="Index_20_Link" text:visited-style-name="Index_20_Link">Legacy<text:tab/>36</text:a></text:p>
          <text:p text:style-name="P174"><text:a xlink:type="simple" xlink:href="#__RefHeading___Toc4883_1514497418" text:style-name="Index_20_Link" text:visited-style-name="Index_20_Link">Box select<text:tab/>37</text:a></text:p>
          <text:p text:style-name="P174"><text:a xlink:type="simple" xlink:href="#__RefHeading___Toc4885_1514497418" text:style-name="Index_20_Link" text:visited-style-name="Index_20_Link">Circle select<text:tab/>37</text:a></text:p>
          <text:p text:style-name="P173"><text:a xlink:type="simple" xlink:href="#__RefHeading___Toc8796_3269378711" text:style-name="Index_20_Link" text:visited-style-name="Index_20_Link">Lasso Select<text:tab/>37</text:a></text:p>
          <text:p text:style-name="P173"><text:a xlink:type="simple" xlink:href="#__RefHeading___Toc8890_39973394201" text:style-name="Index_20_Link" text:visited-style-name="Index_20_Link">All<text:tab/>37</text:a></text:p>
          <text:p text:style-name="P173"><text:a xlink:type="simple" xlink:href="#__RefHeading___Toc1077_207436527411211" text:style-name="Index_20_Link" text:visited-style-name="Index_20_Link">None<text:tab/>37</text:a></text:p>
          <text:p text:style-name="P173"><text:a xlink:type="simple" xlink:href="#__RefHeading___Toc1079_207436527411211" text:style-name="Index_20_Link" text:visited-style-name="Index_20_Link">Inverse<text:tab/>37</text:a></text:p>
          <text:p text:style-name="P173"><text:a xlink:type="simple" xlink:href="#__RefHeading___Toc9033_3997339420" text:style-name="Index_20_Link" text:visited-style-name="Index_20_Link">Grouped<text:tab/>37</text:a></text:p>
          <text:p text:style-name="P173"><text:a xlink:type="simple" xlink:href="#__RefHeading___Toc9035_3997339420" text:style-name="Index_20_Link" text:visited-style-name="Index_20_Link">Constraint Targets<text:tab/>37</text:a></text:p>
          <text:p text:style-name="P173"><text:a xlink:type="simple" xlink:href="#__RefHeading___Toc2189_207436527411" text:style-name="Index_20_Link" text:visited-style-name="Index_20_Link">By Pattern<text:tab/>37</text:a></text:p>
          <text:p text:style-name="P174"><text:a xlink:type="simple" xlink:href="#__RefHeading___Toc3222_789649834111" text:style-name="Index_20_Link" text:visited-style-name="Index_20_Link">Pattern<text:tab/>38</text:a></text:p>
          <text:p text:style-name="P174"><text:a xlink:type="simple" xlink:href="#__RefHeading___Toc3224_789649834111" text:style-name="Index_20_Link" text:visited-style-name="Index_20_Link">Case Sensitive<text:tab/>38</text:a></text:p>
          <text:p text:style-name="P174"><text:a xlink:type="simple" xlink:href="#__RefHeading___Toc3226_789649834111" text:style-name="Index_20_Link" text:visited-style-name="Index_20_Link">Extend<text:tab/>38</text:a></text:p>
          <text:p text:style-name="P174"><text:a xlink:type="simple" xlink:href="#__RefHeading___Toc3228_789649834111" text:style-name="Index_20_Link" text:visited-style-name="Index_20_Link">Last Operator Select Pattern<text:tab/>38</text:a></text:p>
          <text:p text:style-name="P173"><text:a xlink:type="simple" xlink:href="#__RefHeading___Toc9037_3997339420" text:style-name="Index_20_Link" text:visited-style-name="Index_20_Link">Flip Active<text:tab/>38</text:a></text:p>
          <text:p text:style-name="P174"><text:a xlink:type="simple" xlink:href="#__RefHeading___Toc9313_3997339420" text:style-name="Index_20_Link" text:visited-style-name="Index_20_Link">Last Operator Flip Active/Selected Bone<text:tab/>38</text:a></text:p>
          <text:p text:style-name="P175"><text:a xlink:type="simple" xlink:href="#__RefHeading___Toc9315_3997339420" text:style-name="Index_20_Link" text:visited-style-name="Index_20_Link">Active Only<text:tab/>38</text:a></text:p>
          <text:p text:style-name="P175"><text:a xlink:type="simple" xlink:href="#__RefHeading___Toc9317_3997339420" text:style-name="Index_20_Link" text:visited-style-name="Index_20_Link">Extend<text:tab/>38</text:a></text:p>
          <text:p text:style-name="P174"><text:a xlink:type="simple" xlink:href="#__RefHeading___Toc9319_3997339420" text:style-name="Index_20_Link" text:visited-style-name="Index_20_Link">Parent<text:tab/>38</text:a></text:p>
          <text:p text:style-name="P174"><text:a xlink:type="simple" xlink:href="#__RefHeading___Toc2220_20743652742" text:style-name="Index_20_Link" text:visited-style-name="Index_20_Link">Child<text:tab/>38</text:a></text:p>
          <text:p text:style-name="P174"><text:a xlink:type="simple" xlink:href="#__RefHeading___Toc2222_20743652742" text:style-name="Index_20_Link" text:visited-style-name="Index_20_Link">Extend Parent<text:tab/>39</text:a></text:p>
          <text:p text:style-name="P174"><text:a xlink:type="simple" xlink:href="#__RefHeading___Toc2224_20743652742" text:style-name="Index_20_Link" text:visited-style-name="Index_20_Link">Extend Child<text:tab/>39</text:a></text:p>
          <text:p text:style-name="P172"><text:a xlink:type="simple" xlink:href="#__RefHeading___Toc9031_39973394201" text:style-name="Index_20_Link" text:visited-style-name="Index_20_Link">Lattice Object - Edit Mode<text:tab/>39</text:a></text:p>
          <text:p text:style-name="P173"><text:a xlink:type="simple" xlink:href="#__RefHeading___Toc4851_1514497418" text:style-name="Index_20_Link" text:visited-style-name="Index_20_Link">Legacy<text:tab/>39</text:a></text:p>
          <text:p text:style-name="P174"><text:a xlink:type="simple" xlink:href="#__RefHeading___Toc4887_1514497418" text:style-name="Index_20_Link" text:visited-style-name="Index_20_Link">Box select<text:tab/>39</text:a></text:p>
          <text:p text:style-name="P174"><text:a xlink:type="simple" xlink:href="#__RefHeading___Toc4889_1514497418" text:style-name="Index_20_Link" text:visited-style-name="Index_20_Link">Circle select<text:tab/>39</text:a></text:p>
          <text:p text:style-name="P173"><text:a xlink:type="simple" xlink:href="#__RefHeading___Toc8798_3269378711" text:style-name="Index_20_Link" text:visited-style-name="Index_20_Link">Lasso Select<text:tab/>39</text:a></text:p>
          <text:p text:style-name="P173"><text:a xlink:type="simple" xlink:href="#__RefHeading___Toc8890_399733942011" text:style-name="Index_20_Link" text:visited-style-name="Index_20_Link">All<text:tab/>39</text:a></text:p>
          <text:p text:style-name="P173"><text:a xlink:type="simple" xlink:href="#__RefHeading___Toc1077_2074365274112111" text:style-name="Index_20_Link" text:visited-style-name="Index_20_Link">None<text:tab/>40</text:a></text:p>
          <text:p text:style-name="P173"><text:a xlink:type="simple" xlink:href="#__RefHeading___Toc1079_2074365274112111" text:style-name="Index_20_Link" text:visited-style-name="Index_20_Link">Inverse<text:tab/>40</text:a></text:p>
          <text:p text:style-name="P173"><text:a xlink:type="simple" xlink:href="#__RefHeading___Toc9201_3997339420" text:style-name="Index_20_Link" text:visited-style-name="Index_20_Link">Mirror<text:tab/>40</text:a></text:p>
          <text:p text:style-name="P174"><text:a xlink:type="simple" xlink:href="#__RefHeading___Toc3277_78964983412" text:style-name="Index_20_Link" text:visited-style-name="Index_20_Link">Last Operator Select Mirror<text:tab/>40</text:a></text:p>
          <text:p text:style-name="P175"><text:a xlink:type="simple" xlink:href="#__RefHeading___Toc9321_3997339420" text:style-name="Index_20_Link" text:visited-style-name="Index_20_Link">Axis<text:tab/>40</text:a></text:p>
          <text:p text:style-name="P175"><text:a xlink:type="simple" xlink:href="#__RefHeading___Toc3279_78964983412" text:style-name="Index_20_Link" text:visited-style-name="Index_20_Link">Extend<text:tab/>40</text:a></text:p>
          <text:p text:style-name="P17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0</text:a></text:p>
          <text:p text:style-name="P174"><text:a xlink:type="simple" xlink:href="#__RefHeading___Toc2815_37123932751" text:style-name="Index_20_Link" text:visited-style-name="Index_20_Link">Last Operator Select Ungrouped<text:tab/>40</text:a></text:p>
          <text:p text:style-name="P175"><text:a xlink:type="simple" xlink:href="#__RefHeading___Toc2817_37123932751" text:style-name="Index_20_Link" text:visited-style-name="Index_20_Link">Extend<text:tab/>40</text:a></text:p>
          <text:p text:style-name="P173"><text:a xlink:type="simple" xlink:href="#__RefHeading___Toc9203_3997339420" text:style-name="Index_20_Link" text:visited-style-name="Index_20_Link">More<text:tab/>40</text:a></text:p>
          <text:p text:style-name="P173"><text:a xlink:type="simple" xlink:href="#__RefHeading___Toc2823_37123932751" text:style-name="Index_20_Link" text:visited-style-name="Index_20_Link">Less<text:tab/>40</text:a></text:p>
          <text:p text:style-name="P172"><text:a xlink:type="simple" xlink:href="#__RefHeading___Toc4972_1561880822" text:style-name="Index_20_Link" text:visited-style-name="Index_20_Link">Particles - Particle Mode<text:tab/>41</text:a></text:p>
          <text:p text:style-name="P173"><text:a xlink:type="simple" xlink:href="#__RefHeading___Toc4853_1514497418" text:style-name="Index_20_Link" text:visited-style-name="Index_20_Link">Legacy<text:tab/>41</text:a></text:p>
          <text:p text:style-name="P174"><text:a xlink:type="simple" xlink:href="#__RefHeading___Toc4891_1514497418" text:style-name="Index_20_Link" text:visited-style-name="Index_20_Link">Box select<text:tab/>41</text:a></text:p>
          <text:p text:style-name="P174"><text:a xlink:type="simple" xlink:href="#__RefHeading___Toc4893_1514497418" text:style-name="Index_20_Link" text:visited-style-name="Index_20_Link">Circle select<text:tab/>41</text:a></text:p>
          <text:p text:style-name="P173"><text:a xlink:type="simple" xlink:href="#__RefHeading___Toc8800_3269378711" text:style-name="Index_20_Link" text:visited-style-name="Index_20_Link">Lasso Select<text:tab/>41</text:a></text:p>
          <text:p text:style-name="P173"><text:a xlink:type="simple" xlink:href="#__RefHeading___Toc4974_1561880822" text:style-name="Index_20_Link" text:visited-style-name="Index_20_Link">All<text:tab/>41</text:a></text:p>
          <text:p text:style-name="P173"><text:a xlink:type="simple" xlink:href="#__RefHeading___Toc1077_20743652741121111" text:style-name="Index_20_Link" text:visited-style-name="Index_20_Link">None<text:tab/>41</text:a></text:p>
          <text:p text:style-name="P173"><text:a xlink:type="simple" xlink:href="#__RefHeading___Toc1079_20743652741121111" text:style-name="Index_20_Link" text:visited-style-name="Index_20_Link">Inverse<text:tab/>41</text:a></text:p>
          <text:p text:style-name="P173"><text:a xlink:type="simple" xlink:href="#__RefHeading___Toc4976_1561880822" text:style-name="Index_20_Link" text:visited-style-name="Index_20_Link">More<text:tab/>42</text:a></text:p>
          <text:p text:style-name="P173"><text:a xlink:type="simple" xlink:href="#__RefHeading___Toc2823_371239327511" text:style-name="Index_20_Link" text:visited-style-name="Index_20_Link">Less<text:tab/>42</text:a></text:p>
          <text:p text:style-name="P173"><text:a xlink:type="simple" xlink:href="#__RefHeading___Toc4462_4119522622" text:style-name="Index_20_Link" text:visited-style-name="Index_20_Link">Linked<text:tab/>42</text:a></text:p>
          <text:p text:style-name="P173"><text:a xlink:type="simple" xlink:href="#__RefHeading___Toc4978_1561880822" text:style-name="Index_20_Link" text:visited-style-name="Index_20_Link">Random<text:tab/>42</text:a></text:p>
          <text:p text:style-name="P174"><text:soft-page-break/><text:a xlink:type="simple" xlink:href="#__RefHeading___Toc3281_78964983411" text:style-name="Index_20_Link" text:visited-style-name="Index_20_Link">Last Operator Select Random<text:tab/>42</text:a></text:p>
          <text:p text:style-name="P175"><text:a xlink:type="simple" xlink:href="#__RefHeading___Toc3283_78964983411" text:style-name="Index_20_Link" text:visited-style-name="Index_20_Link">Percent<text:tab/>42</text:a></text:p>
          <text:p text:style-name="P175"><text:a xlink:type="simple" xlink:href="#__RefHeading___Toc3285_78964983411" text:style-name="Index_20_Link" text:visited-style-name="Index_20_Link">Random Seed<text:tab/>42</text:a></text:p>
          <text:p text:style-name="P175"><text:a xlink:type="simple" xlink:href="#__RefHeading___Toc3287_78964983411" text:style-name="Index_20_Link" text:visited-style-name="Index_20_Link">Action<text:tab/>42</text:a></text:p>
          <text:p text:style-name="P175"><text:a xlink:type="simple" xlink:href="#__RefHeading___Toc4980_1561880822" text:style-name="Index_20_Link" text:visited-style-name="Index_20_Link">Type<text:tab/>42</text:a></text:p>
        </text:index-body>
      </text:table-of-content>
      <text:p text:style-name="Standard"/>
      <text:p text:style-name="P165"/>
      <table:table table:name="Tabelle1" table:style-name="Tabelle1">
        <table:table-column table:style-name="Tabelle1.A"/>
        <table:table-row table:style-name="TableLine2000294798832">
          <table:table-cell table:style-name="Tabelle1.A1" office:value-type="string">
            <text:h text:style-name="P188" text:outline-level="1"><text:bookmark-start text:name="__RefHeading___Toc1073_2074365274"/>Select menu<text:bookmark-end text:name="__RefHeading___Toc1073_2074365274"/></text:h>
          </table:table-cell>
        </table:table-row>
      </table:table>
      <text:p text:style-name="P4"/>
      <text:p text:style-name="P1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000294790944">
          <table:table-cell table:style-name="Tabelle21.A1" office:value-type="string">
            <text:h text:style-name="P189"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8"><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78"><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1" text:outline-level="2"><draw:frame draw:style-name="fr2" draw:name="Bild73" text:anchor-type="paragraph" svg:y="0.542cm" svg:width="6.1cm" svg:height="2.011cm" draw:z-index="109"><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79">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02"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89">Select different types of objects within the group. It requires to have a group selected.</text:p>
      <text:p text:style-name="P89">The menu items are pretty self explaining. So we won't go into detail here.</text:p>
      <text:p text:style-name="P89"/>
      <text:p text:style-name="P89"/>
      <text:p text:style-name="P89"/>
      <text:h text:style-name="P229"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4">Extends existing selection instead of deselecting everything first.</text:p>
      <text:h text:style-name="Heading_20_4" text:outline-level="4"><text:bookmark-start text:name="__RefHeading___Toc3271_7896498341"/>Type<text:bookmark-end text:name="__RefHeading___Toc3271_7896498341"/></text:h>
      <text:p text:style-name="P84">Type is a drop-down list choose the Linked type again.</text:p>
      <text:p text:style-name="P95"/>
      <text:h text:style-name="P202"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4">Linked is a menu select different types.</text:p>
      <text:p text:style-name="P94"><text:span text:style-name="T6">Select</text:span> all objects <text:span text:style-name="T6">that shares a common </text:span>data-block with the active object. <text:span text:style-name="Emphasis">Select Linked</text:span> uses the active object as a basis to select all others. </text:p>
      <text:h text:style-name="P229" text:outline-level="3"><text:bookmark-start text:name="__RefHeading___Toc3236_7896498341"/>Object Data <text:bookmark-end text:name="__RefHeading___Toc3236_7896498341"/></text:h>
      <text:p text:style-name="P94">Selects every object that is linked to the same Object Data.</text:p>
      <text:h text:style-name="P229" text:outline-level="3"><text:bookmark-start text:name="__RefHeading___Toc3238_7896498341"/>Material <text:bookmark-end text:name="__RefHeading___Toc3238_7896498341"/></text:h>
      <text:p text:style-name="P94">Selects every object that is linked to the same material data-block. </text:p>
      <text:h text:style-name="P230" text:outline-level="3"><text:bookmark-start text:name="__RefHeading___Toc3240_7896498341"/>Instanced Collection<text:bookmark-end text:name="__RefHeading___Toc3240_7896498341"/></text:h>
      <text:p text:style-name="P94">Selects every object that is linked to <text:span text:style-name="T33">the instanced collection.</text:span></text:p>
      <text:h text:style-name="P229" text:outline-level="3"><text:bookmark-start text:name="__RefHeading___Toc3244_7896498341"/>Particle System <text:bookmark-end text:name="__RefHeading___Toc3244_7896498341"/></text:h>
      <text:p text:style-name="P94"><text:span text:style-name="T7">Selects all objects that use the same </text:span><text:span text:style-name="Emphasis"><text:span text:style-name="T7">Particle System</text:span></text:span><text:span text:style-name="T7">. </text:span></text:p>
      <text:h text:style-name="P229" text:outline-level="3"><text:bookmark-start text:name="__RefHeading___Toc3246_7896498341"/><text:soft-page-break/>Library <text:bookmark-end text:name="__RefHeading___Toc3246_7896498341"/></text:h>
      <text:p text:style-name="P94">Selects all objects that are in the same Library<text:span text:style-name="T33">.</text:span></text:p>
      <text:h text:style-name="P229" text:outline-level="3"><text:bookmark-start text:name="__RefHeading___Toc3248_7896498341"/>Library (Object Data) <text:bookmark-end text:name="__RefHeading___Toc3248_7896498341"/></text:h>
      <text:p text:style-name="P80"><text:span text:style-name="T7">Selects all objects that are in the same Library and limited to </text:span><text:span text:style-name="Emphasis"><text:span text:style-name="T7">object data</text:span></text:span><text:span text:style-name="T7">. </text:span></text:p>
      <text:p text:style-name="P102"/>
      <text:h text:style-name="P203"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6">Select<text:span text:style-name="T34"> objects of a specific type.</text:span></text:p>
      <text:p text:style-name="P96">The menu items are pretty self explaining. So we won't cover every single menu item here.</text:p>
      <text:p text:style-name="P96"/>
      <text:p text:style-name="P96"/>
      <text:p text:style-name="P96"/>
      <text:h text:style-name="P231"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1" text:outline-level="4"><text:bookmark-start text:name="__RefHeading___Toc2934_7082876531"/>Extend<text:bookmark-end text:name="__RefHeading___Toc2934_7082876531"/></text:h>
      <text:p text:style-name="P96">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1" text:outline-level="4"><text:bookmark-start text:name="__RefHeading___Toc2936_7082876531"/>Type<text:bookmark-end text:name="__RefHeading___Toc2936_7082876531"/></text:h>
      <text:p text:style-name="P96">Type is a drop-down box choose the object type to select again.</text:p>
      <text:p text:style-name="Horizontal_20_Line"/>
      <text:h text:style-name="P203" text:outline-level="2"><text:bookmark-start text:name="__RefHeading___Toc2185_2074365274"/>Random<text:bookmark-end text:name="__RefHeading___Toc2185_2074365274"/></text:h>
      <text:p text:style-name="P90">Selects random objects.</text:p>
      <text:h text:style-name="P231"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0">The Percentage of objects that should be selected randomly.</text:p>
      <text:h text:style-name="Heading_20_4" text:outline-level="4"><text:bookmark-start text:name="__RefHeading___Toc3285_7896498341"/>Random Seed<text:bookmark-end text:name="__RefHeading___Toc3285_7896498341"/></text:h>
      <text:p text:style-name="P90">The Seed for the random number generator.</text:p>
      <text:h text:style-name="Heading_20_4" text:outline-level="4"><text:bookmark-start text:name="__RefHeading___Toc3287_7896498341"/>Action<text:bookmark-end text:name="__RefHeading___Toc3287_7896498341"/></text:h>
      <text:p text:style-name="P90">Action is a drop-down box choose if you want to select or to deselect random.</text:p>
      <text:p text:style-name="Horizontal_20_Line"><text:soft-page-break/></text:p>
      <text:h text:style-name="P203" text:outline-level="2"><text:bookmark-start text:name="__RefHeading___Toc2187_2074365274"/>Mirror <text:span text:style-name="T34">Selection</text:span><text:bookmark-end text:name="__RefHeading___Toc2187_2074365274"/></text:h>
      <text:p text:style-name="P90">Select the mirrored parts of an object. For example for L.Sword it selects R.Sword.</text:p>
      <text:h text:style-name="P231"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5">Extends existing selection instead of deselecting everything first.</text:p>
      <text:p text:style-name="P81"/>
      <text:h text:style-name="P203" text:outline-level="2"><text:bookmark-start text:name="__RefHeading___Toc2189_2074365274"/>By Pattern<text:bookmark-end text:name="__RefHeading___Toc2189_2074365274"/></text:h>
      <text:p text:style-name="P100">Selects all objects whose name matches <text:span text:style-name="T6">the entered string. For missing parts you need to add an asterix. </text:span></text:p>
      <text:p text:style-name="P85">For example, you have four cubes in the scene. Cube, Cube.001, Cube.002 and mycube3. Then the term " Cube " will just select the first cube. While the term " Cube* " will select the first three. And " *cube* " will select all four.</text:p>
      <text:p text:style-name="P100">Supported wild-cards: </text:p>
      <text:p text:style-name="P100"><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5">The tool operates immediately at entering the string.</text:p>
      <text:h text:style-name="P101" text:outline-level="4"><text:bookmark-start text:name="__RefHeading___Toc3222_7896498341"/>Pattern<text:bookmark-end text:name="__RefHeading___Toc3222_7896498341"/></text:h>
      <text:p text:style-name="P85">Type in your string.</text:p>
      <text:h text:style-name="P101" text:outline-level="4"><text:bookmark-start text:name="__RefHeading___Toc3224_7896498341"/>Case Sensitive<text:bookmark-end text:name="__RefHeading___Toc3224_7896498341"/></text:h>
      <text:p text:style-name="P85">When ticked then the string comparison happens by taking upper and lower letters into account.</text:p>
      <text:h text:style-name="P101" text:outline-level="4"><text:bookmark-start text:name="__RefHeading___Toc3226_7896498341"/>Extend<text:bookmark-end text:name="__RefHeading___Toc3226_7896498341"/></text:h>
      <text:p text:style-name="P85">Extends existing selection instead of deselecting everything first.</text:p>
      <text:h text:style-name="P252"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5">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04" text:outline-level="2"><text:bookmark-start text:name="__RefHeading___Toc2210_2074365274"/><text:span text:style-name="T35">Active </text:span>Camera <text:bookmark-end text:name="__RefHeading___Toc2210_2074365274"/></text:h>
      <text:p text:style-name="P91">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97">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9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9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9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9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97">Child Extended requires to have a parent or child relationship. It selects the child object(s) of the currently selected object(s). But keeps the active object in the selection, even when it's not currently selec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able:table table:name="Tabelle3" table:style-name="Tabelle3">
        <table:table-column table:style-name="Tabelle3.A"/>
        <table:table-row table:style-name="TableLine2000294798016">
          <table:table-cell table:style-name="Tabelle3.A1" office:value-type="string">
            <text:h text:style-name="P190" text:outline-level="1"><text:bookmark-start text:name="__RefHeading___Toc2226_2074365274"/>E<text:span text:style-name="T36">dit Mode - Mesh Menu</text:span><text:bookmark-end text:name="__RefHeading___Toc2226_2074365274"/></text:h>
          </table:table-cell>
        </table:table-row>
      </table:table>
      <text:p text:style-name="P18"/>
      <text:p text:style-name="Text_20_body"><draw:frame draw:style-name="fr2" draw:name="Bild5" text:anchor-type="paragraph" svg:y="0.09cm" svg:width="3.57cm" svg:height="10.89cm" draw:z-index="11"><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19"/>
      <text:h text:style-name="P205" text:outline-level="2"><draw:frame draw:style-name="fr2" draw:name="Bild3" text:anchor-type="paragraph" svg:y="0.912cm" svg:width="5.74cm" svg:height="0.801cm" draw:z-index="99"><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2" text:outline-level="3"><text:bookmark-start text:name="__RefHeading___Toc4859_1514497418"/>Box select<text:bookmark-end text:name="__RefHeading___Toc4859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32" text:outline-level="3"><text:bookmark-start text:name="__RefHeading___Toc4861_1514497418"/>Circle select<text:bookmark-end text:name="__RefHeading___Toc4861_1514497418"/></text:h>
      <text:p text:style-name="P162">Brush select content. The radius of the brush can be adjusted by holding down left mouse button and using the scroll wheel or the + or - button at the numpad.</text:p>
      <text:p text:style-name="P12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1" text:outline-level="2"><draw:frame draw:style-name="fr2" draw:name="Bild82" text:anchor-type="paragraph" svg:y="0.542cm" svg:width="6.1cm" svg:height="2.011cm" draw:z-index="110"><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79">A sub menu with the available lasso select modes. </text:p>
      <text:h text:style-name="P206" text:outline-level="2"><text:bookmark-start text:name="__RefHeading___Toc1075_20743652741"/><text:soft-page-break/>All <text:bookmark-end text:name="__RefHeading___Toc1075_20743652741"/></text:h>
      <text:p text:style-name="P7">Select everything.</text:p>
      <text:h text:style-name="P206" text:outline-level="2"><text:bookmark-start text:name="__RefHeading___Toc1077_20743652741"/>None<text:bookmark-end text:name="__RefHeading___Toc1077_20743652741"/></text:h>
      <text:p text:style-name="P7">Select nothing.</text:p>
      <text:h text:style-name="P206"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3"><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3"/>
      <text:p text:style-name="P103"/>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3">Select or deselect.</text:p>
      <text:h text:style-name="Heading_20_4" text:outline-level="4"><text:bookmark-start text:name="__RefHeading___Toc1873_3676376814"/>Delimit<text:bookmark-end text:name="__RefHeading___Toc1873_3676376814"/></text:h>
      <text:p text:style-name="P103">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33" text:outline-level="3"><text:bookmark-start text:name="__RefHeading___Toc2324_773123159"/>Last Operator Select<text:span text:style-name="T37"> Similar</text:span><text:bookmark-end text:name="__RefHeading___Toc2324_773123159"/></text:h>
      <text:h text:style-name="P166"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09">Choose the select similar method again.</text:p>
      <text:h text:style-name="P166" text:outline-level="4"><text:bookmark-start text:name="__RefHeading___Toc2328_773123159"/>Compare<text:bookmark-end text:name="__RefHeading___Toc2328_773123159"/></text:h>
      <text:p text:style-name="P109">Compare with method less, greater or equal.</text:p>
      <text:h text:style-name="Heading_20_4" text:outline-level="4"><text:bookmark-start text:name="__RefHeading___Toc2330_773123159"/>Threshold<text:bookmark-end text:name="__RefHeading___Toc2330_773123159"/></text:h>
      <text:p text:style-name="P109">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33"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09">How much percent will be random selected.</text:p>
      <text:h text:style-name="Heading_20_4" text:outline-level="4"><text:bookmark-start text:name="__RefHeading___Toc2338_773123159"/><text:soft-page-break/>Random Seed<text:bookmark-end text:name="__RefHeading___Toc2338_773123159"/></text:h>
      <text:p text:style-name="P109">The random seed value.</text:p>
      <text:h text:style-name="Heading_20_4" text:outline-level="4"><text:bookmark-start text:name="__RefHeading___Toc2340_773123159"/>Action<text:bookmark-end text:name="__RefHeading___Toc2340_773123159"/></text:h>
      <text:p text:style-name="P109">Select or deselect.</text:p>
      <text:p text:style-name="Horizontal_20_Line"/>
      <text:h text:style-name="Heading_20_2" text:outline-level="2"><text:bookmark-start text:name="__RefHeading___Toc2342_773123159"/>Checker Deselect <text:bookmark-end text:name="__RefHeading___Toc2342_773123159"/></text:h>
      <text:p text:style-name="P115">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16">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16">Skip elements before the checker algorithm deselects again.</text:p>
      <text:h text:style-name="Heading_20_4" text:outline-level="4"><text:bookmark-start text:name="__RefHeading___Toc2350_773123159"/>Offset<text:bookmark-end text:name="__RefHeading___Toc2350_773123159"/></text:h>
      <text:p text:style-name="P116">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1">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2">The world axis to mirror at.</text:p>
      <text:h text:style-name="Heading_20_4" text:outline-level="4"><text:bookmark-start text:name="__RefHeading___Toc2356_773123159"/>Extend<text:bookmark-end text:name="__RefHeading___Toc2356_773123159"/></text:h>
      <text:p text:style-name="P122">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34"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3"/>
      <text:p text:style-name="P133"><text:soft-page-break/></text:p>
      <text:h text:style-name="P124" text:outline-level="4"><text:bookmark-start text:name="__RefHeading___Toc2362_773123159"/>Axis<text:span text:style-name="T40"> mode</text:span><text:bookmark-end text:name="__RefHeading___Toc2362_773123159"/></text:h>
      <text:p text:style-name="P122"><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3"/>
      <text:p text:style-name="P123"/>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2">In which direction to work form the current selection.</text:p>
      <text:h text:style-name="Heading_20_4" text:outline-level="4"><text:bookmark-start text:name="__RefHeading___Toc2366_773123159"/>Axis<text:bookmark-end text:name="__RefHeading___Toc2366_773123159"/></text:h>
      <text:p text:style-name="P122"><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35" text:outline-level="4"><text:bookmark-start text:name="__RefHeading___Toc2368_773123159"/>Threshold<text:bookmark-end text:name="__RefHeading___Toc2368_773123159"/></text:h>
      <text:p text:style-name="P122">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35"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4"/>
      <text:p text:style-name="P126"/>
      <text:p text:style-name="P126"/>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26">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26">Find the minimum number of steps instead of the shortest distance.</text:p>
      <text:p text:style-name="P126"/>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26">Select the region faces too.</text:p>
      <text:p text:style-name="P126"/>
      <text:p text:style-name="P125"><text:soft-page-break/></text:p>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26">Don't select the whole path, but just every nth element of it.</text:p>
      <text:h text:style-name="Heading_20_4" text:outline-level="4"><text:bookmark-start text:name="__RefHeading___Toc2384_773123159"/>Skip<text:bookmark-end text:name="__RefHeading___Toc2384_773123159"/></text:h>
      <text:p text:style-name="P126">This is connected to nth element. Number of elements to skip at once.</text:p>
      <text:h text:style-name="Heading_20_4" text:outline-level="4"><text:bookmark-start text:name="__RefHeading___Toc2386_773123159"/>Offset<text:bookmark-end text:name="__RefHeading___Toc2386_773123159"/></text:h>
      <text:p text:style-name="P126">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27">Select all edges that are marked as sharp.</text:p>
      <text:h text:style-name="P236"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2">The angle after which a sharp edge gets selected.</text:p>
      <text:p text:style-name="Horizontal_20_Line"/>
      <text:h text:style-name="Heading_20_2" text:outline-level="2"><draw:frame draw:style-name="fr2" draw:name="Bild44" text:anchor-type="paragraph" svg:y="0.116cm" svg:width="2.379cm" svg:height="1.93cm" draw:z-index="3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27">Selects loose geometry.</text:p>
      <text:h text:style-name="P236" text:outline-level="3"><draw:frame draw:style-name="fr3" draw:name="Bild43" text:anchor-type="paragraph" svg:x="14cm" svg:y="0.504cm" svg:width="4.83cm" svg:height="1.02cm" draw:z-index="36"><draw:image xlink:href="Pictures/100000010000011D0000003CCFE67F0262205A76.png" xlink:type="simple" xlink:show="embed" xlink:actuate="onLoad" draw:mime-type="image/png"/></draw:frame><text:bookmark-start text:name="__RefHeading___Toc2396_773123159"/>Last Operator <text:span text:style-name="T11">S</text:span><text:span text:style-name="T12">elect L</text:span><text:span text:style-name="T13">oose Geometry</text:span><text:bookmark-end text:name="__RefHeading___Toc2396_773123159"/></text:h>
      <text:h text:style-name="Heading_20_4" text:outline-level="4"><text:bookmark-start text:name="__RefHeading___Toc2398_773123159"/>E<text:span text:style-name="T42">xtend</text:span><text:bookmark-end text:name="__RefHeading___Toc2398_773123159"/></text:h>
      <text:p text:style-name="P127">Extend the current selection.</text:p>
      <text:p text:style-name="Horizontal_20_Line"/>
      <text:h text:style-name="Heading_20_2" text:outline-level="2"><draw:frame draw:style-name="fr2" draw:name="Bild45" text:anchor-type="paragraph" svg:y="0.499cm" svg:width="1.9cm" svg:height="2.57cm" draw:z-index="3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2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29"/>
      <text:p text:style-name="Horizontal_20_Line"/>
      <text:h text:style-name="Heading_20_2" text:outline-level="2"><text:bookmark-start text:name="__RefHeading___Toc2402_773123159"/>Faces by Sides<text:bookmark-end text:name="__RefHeading___Toc2402_773123159"/></text:h>
      <text:p text:style-name="P130">Selects faces that has the same number of edges, or better said vertices. Tris, quads, N-gons.</text:p>
      <text:h text:style-name="P237" text:outline-level="3"><draw:frame draw:style-name="fr2" draw:name="Bild46" text:anchor-type="paragraph" svg:y="0.504cm" svg:width="4.83cm" svg:height="1.799cm" draw:z-index="39"><draw:image xlink:href="Pictures/100000010000011A0000006AF06D53FAF7DE2E8A.png" xlink:type="simple" xlink:show="embed" xlink:actuate="onLoad" draw:mime-type="image/png"/></draw:frame><text:bookmark-start text:name="__RefHeading___Toc2404_773123159"/><text:soft-page-break/>Last Operator <text:span text:style-name="T11">S</text:span><text:span text:style-name="T12">elect F</text:span><text:span text:style-name="T14">aces by Side</text:span><text:bookmark-end text:name="__RefHeading___Toc2404_773123159"/></text:h>
      <text:h text:style-name="P167" text:outline-level="4"><text:bookmark-start text:name="__RefHeading___Toc2406_773123159"/><text:span text:style-name="T20">S</text:span><text:span text:style-name="T19">harpness</text:span><text:bookmark-end text:name="__RefHeading___Toc2406_773123159"/></text:h>
      <text:p text:style-name="P128">Extend the current selection.</text:p>
      <text:h text:style-name="Heading_20_4" text:outline-level="4"><text:bookmark-start text:name="__RefHeading___Toc2408_773123159"/>Number of vertices<text:bookmark-end text:name="__RefHeading___Toc2408_773123159"/></text:h>
      <text:p text:style-name="P130"><draw:frame draw:style-name="fr2" draw:name="Bild47" text:anchor-type="paragraph" svg:y="0.485cm" svg:width="2.15cm" svg:height="2.2cm" draw:z-index="40"><draw:image xlink:href="Pictures/100000010000007F000000826CBA0AB90B96C5FE.png" xlink:type="simple" xlink:show="embed" xlink:actuate="onLoad" draw: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130">Selection type.</text:p>
      <text:h text:style-name="Heading_20_4" text:outline-level="4"><text:bookmark-start text:name="__RefHeading___Toc2412_773123159"/>E<text:span text:style-name="T42">xtend</text:span><text:bookmark-end text:name="__RefHeading___Toc2412_773123159"/></text:h>
      <text:p text:style-name="P128">Extend the current selection.</text:p>
      <text:p text:style-name="Horizontal_20_Line"/>
      <text:h text:style-name="Heading_20_2" text:outline-level="2"><draw:frame draw:style-name="fr2" draw:name="Bild48" text:anchor-type="paragraph" svg:y="0.924cm" svg:width="1.48cm" svg:height="1.439cm" draw:z-index="41"><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30">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43"><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31"><draw:frame draw:style-name="fr2" draw:name="Bild49" text:anchor-type="paragraph" svg:y="-0.198cm" svg:width="1.409cm" svg:height="1.469cm" draw:z-index="42"><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38" text:outline-level="3"><draw:frame draw:style-name="fr2" draw:name="Bild51" text:anchor-type="paragraph" svg:y="0.504cm" svg:width="4.77cm" svg:height="1.02cm" draw:z-index="44"><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68" text:outline-level="4"><text:bookmark-start text:name="__RefHeading___Toc2803_3712393275"/>Ring<text:bookmark-end text:name="__RefHeading___Toc2803_3712393275"/></text:h>
      <text:p text:style-name="P131">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31"><draw:frame draw:style-name="fr2" draw:name="Bild52" text:anchor-type="paragraph" svg:y="-0.095cm" svg:width="1.566cm" svg:height="1.524cm" draw:z-index="45"><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39">By default the smaller enclosed part gets selected. The Inner-Region.</text:p>
      <text:h text:style-name="P238" text:outline-level="3"><draw:frame draw:style-name="fr2" draw:name="Bild53" text:anchor-type="paragraph" svg:y="0.504cm" svg:width="4.83cm" svg:height="1.109cm" draw:z-index="46"><draw:image xlink:href="Pictures/100000010000011D000000422D710180C893BE61.png" xlink:type="simple" xlink:show="embed" xlink:actuate="onLoad" draw:mime-type="image/png"/></draw:frame><text:bookmark-start text:name="__RefHeading___Toc2807_3712393275"/><text:soft-page-break/><text:span text:style-name="T42">Last Operator </text:span><text:span text:style-name="T11">S</text:span><text:span text:style-name="T15">elect Loop Inner-Region</text:span><text:bookmark-end text:name="__RefHeading___Toc2807_3712393275"/></text:h>
      <text:h text:style-name="P136" text:outline-level="4"><text:bookmark-start text:name="__RefHeading___Toc2809_3712393275"/>Select Bigger<text:bookmark-end text:name="__RefHeading___Toc2809_3712393275"/></text:h>
      <text:p text:style-name="P131">Select the bigger enclosed part instead of the smaller enclosed part.</text:p>
      <text:h text:style-name="Heading_20_2" text:outline-level="2"><draw:frame draw:style-name="fr3" draw:name="Bild54" text:anchor-type="paragraph" svg:x="16.785cm" svg:y="0.552cm" svg:width="1.67cm" svg:height="1.799cm" draw:z-index="47"><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8"><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31">Select the edges that encloses a selection of faces.</text:p>
      <text:p text:style-name="P146"/>
      <text:h text:style-name="P207" text:outline-level="2"><draw:frame draw:style-name="fr2" draw:name="Bild56" text:anchor-type="paragraph" svg:y="0.247cm" svg:width="9.55cm" svg:height="4.18cm" draw:z-index="49"><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50"><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9">Extends the current selection.</text:p>
      <text:p text:style-name="P19"/>
      <text:p text:style-name="Horizontal_20_Line"/>
      <text:h text:style-name="Heading_20_2" text:outline-level="2"><draw:frame draw:style-name="fr2" draw:name="Bild58" text:anchor-type="paragraph" svg:y="0.247cm" svg:width="7.26cm" svg:height="1.69cm" draw:z-index="51"><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40">Extends the current selection.</text:p>
      <text:h text:style-name="Heading_20_3" text:outline-level="3"><text:bookmark-start text:name="__RefHeading___Toc2823_3712393275"/>Less<text:bookmark-end text:name="__RefHeading___Toc2823_3712393275"/></text:h>
      <text:p text:style-name="P140">Reduces the current selection.</text:p>
      <text:h text:style-name="Heading_20_3" text:outline-level="3"><draw:frame draw:style-name="fr3" draw:name="Bild59" text:anchor-type="paragraph" svg:x="16.611cm" svg:y="0.623cm" svg:width="2.09cm" svg:height="2.023cm" draw:z-index="52"><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4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19"/>
      <text:p text:style-name="P19"/>
      <text:p text:style-name="P20"/>
      <text:p text:style-name="P20"/>
      <table:table table:name="Tabelle4" table:style-name="Tabelle4">
        <table:table-column table:style-name="Tabelle4.A"/>
        <text:soft-page-break/>
        <table:table-row table:style-name="TableLine2000294821408">
          <table:table-cell table:style-name="Tabelle4.A1" office:value-type="string">
            <text:h text:style-name="P191"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53"><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09" text:outline-level="2"><draw:frame draw:style-name="fr2" draw:name="Bild6" text:anchor-type="paragraph" svg:y="0.912cm" svg:width="5.74cm" svg:height="0.801cm" draw:z-index="100"><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9" text:outline-level="3"><text:bookmark-start text:name="__RefHeading___Toc4863_1514497418"/>Box select<text:bookmark-end text:name="__RefHeading___Toc4863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39" text:outline-level="3"><text:bookmark-start text:name="__RefHeading___Toc4865_1514497418"/>Circle select<text:bookmark-end text:name="__RefHeading___Toc4865_1514497418"/></text:h>
      <text:p text:style-name="P163">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1" text:outline-level="2"><draw:frame draw:style-name="fr2" draw:name="Bild83" text:anchor-type="paragraph" svg:y="0.542cm" svg:width="6.1cm" svg:height="2.011cm" draw:z-index="111"><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58">A sub menu with the available lasso select modes. </text:p>
      <text:h text:style-name="P210" text:outline-level="2"><text:bookmark-start text:name="__RefHeading___Toc5775_3997339420"/>All <text:bookmark-end text:name="__RefHeading___Toc5775_3997339420"/></text:h>
      <text:p text:style-name="P8">Select everything.</text:p>
      <text:h text:style-name="P210" text:outline-level="2"><text:bookmark-start text:name="__RefHeading___Toc1077_207436527411"/>None<text:bookmark-end text:name="__RefHeading___Toc1077_207436527411"/></text:h>
      <text:p text:style-name="P8">Select nothing.</text:p>
      <text:h text:style-name="P210" text:outline-level="2"><text:bookmark-start text:name="__RefHeading___Toc1079_207436527411"/>Inverse<text:bookmark-end text:name="__RefHeading___Toc1079_207436527411"/></text:h>
      <text:p text:style-name="P8">Invert the current selection.</text:p>
      <text:h text:style-name="P210" text:outline-level="2"><text:bookmark-start text:name="__RefHeading___Toc5777_3997339420"/><text:soft-page-break/>Linked<text:bookmark-end text:name="__RefHeading___Toc5777_3997339420"/></text:h>
      <text:p text:style-name="P104"><draw:frame draw:style-name="fr4" draw:name="Bild64" text:anchor-type="paragraph" svg:width="3.073cm" svg:height="3.191cm" draw:z-index="54"><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4"/>
      <text:p text:style-name="P104"/>
      <text:h text:style-name="P240" text:outline-level="3"><draw:frame draw:style-name="fr2" draw:name="Bild65" text:anchor-type="paragraph" svg:y="0.3cm" svg:width="4.81cm" svg:height="2.469cm" draw:z-index="55"><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69" text:outline-level="4"><text:bookmark-start text:name="__RefHeading___Toc1859_36763768141"/>Delimit<text:bookmark-end text:name="__RefHeading___Toc1859_36763768141"/></text:h>
      <text:p text:style-name="P104">Add a limit to the selection. For example, just select up to the next seam.</text:p>
      <text:p text:style-name="P104"/>
      <text:p text:style-name="P170"/>
      <text:h text:style-name="P210" text:outline-level="2"><text:bookmark-start text:name="__RefHeading___Toc1865_36763768141"/>Linked Pick Select<text:bookmark-end text:name="__RefHeading___Toc1865_36763768141"/></text:h>
      <text:p text:style-name="P104">Same as with Linked. But works with what is under the mouse cursor.</text:p>
      <text:h text:style-name="P210" text:outline-level="2"><text:bookmark-start text:name="__RefHeading___Toc1867_36763768141"/>Linked Pick Deselect<text:bookmark-end text:name="__RefHeading___Toc1867_36763768141"/></text:h>
      <text:p text:style-name="P104">Same as with Linked. But works with what is under the mouse cursor. And deselects the selection.</text:p>
      <text:h text:style-name="P240" text:outline-level="3"><draw:frame draw:style-name="fr2" draw:name="Bild67" text:anchor-type="paragraph" svg:y="0.3cm" svg:width="4.72cm" svg:height="2.731cm" draw:z-index="56"><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69" text:outline-level="4"><text:bookmark-start text:name="__RefHeading___Toc1871_36763768141"/>Deselect<text:bookmark-end text:name="__RefHeading___Toc1871_36763768141"/></text:h>
      <text:p text:style-name="P104">Select or deselect.</text:p>
      <text:h text:style-name="P169" text:outline-level="4"><text:bookmark-start text:name="__RefHeading___Toc1873_36763768141"/>Delimit<text:bookmark-end text:name="__RefHeading___Toc1873_36763768141"/></text:h>
      <text:p text:style-name="P44">Add a limit to the selection. For example, just select up to the next seam.</text:p>
      <text:p text:style-name="P37"/>
      <text:h text:style-name="Heading_20_2" text:outline-level="2"><draw:frame draw:style-name="fr4" draw:name="Bild66" text:anchor-type="paragraph" svg:width="3.69cm" svg:height="1.57cm" draw:z-index="57"><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40" text:outline-level="3"><text:bookmark-start text:name="__RefHeading___Toc5781_3997339420"/>Last Operator Select<text:span text:style-name="T37"> Similar</text:span><text:bookmark-end text:name="__RefHeading___Toc5781_3997339420"/></text:h>
      <text:h text:style-name="P169" text:outline-level="4"><draw:frame draw:style-name="fr3" draw:name="Bild68" text:anchor-type="paragraph" svg:x="14.12cm" svg:y="0.256cm" svg:width="4.74cm" svg:height="1.76cm" draw:z-index="58"><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0">Choose the select similar method again.</text:p>
      <text:h text:style-name="P169" text:outline-level="4"><text:bookmark-start text:name="__RefHeading___Toc2328_7731231591"/>Compare<text:bookmark-end text:name="__RefHeading___Toc2328_7731231591"/></text:h>
      <text:p text:style-name="P110">Compare with method less, greater or equal.</text:p>
      <text:h text:style-name="P169" text:outline-level="4"><text:bookmark-start text:name="__RefHeading___Toc2330_7731231591"/><text:soft-page-break/>Threshold<text:bookmark-end text:name="__RefHeading___Toc2330_7731231591"/></text:h>
      <text:p text:style-name="P46">Adjust the threshold value after which the element counts as similar.</text:p>
      <text:p text:style-name="P63"/>
      <text:h text:style-name="P211" text:outline-level="2"><text:bookmark-start text:name="__RefHeading___Toc2332_7731231591"/>Random <text:bookmark-end text:name="__RefHeading___Toc2332_7731231591"/></text:h>
      <text:p text:style-name="P60">Selects a random group of <text:span text:style-name="T55">curve points.</text:span></text:p>
      <text:h text:style-name="P241" text:outline-level="3"><draw:frame draw:style-name="fr3" draw:name="Bild69" text:anchor-type="paragraph" svg:x="14.12cm" svg:y="0.224cm" svg:width="4.74cm" svg:height="1.81cm" draw:z-index="59"><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2" text:outline-level="4"><text:bookmark-start text:name="__RefHeading___Toc2336_7731231591"/>Percent<text:bookmark-end text:name="__RefHeading___Toc2336_7731231591"/></text:h>
      <text:p text:style-name="P111">How much percent will be random selected.</text:p>
      <text:h text:style-name="P62" text:outline-level="4"><text:bookmark-start text:name="__RefHeading___Toc2338_7731231591"/>Random Seed<text:bookmark-end text:name="__RefHeading___Toc2338_7731231591"/></text:h>
      <text:p text:style-name="P111">The random seed value.</text:p>
      <text:h text:style-name="P62" text:outline-level="4"><text:bookmark-start text:name="__RefHeading___Toc2340_7731231591"/>Action<text:bookmark-end text:name="__RefHeading___Toc2340_7731231591"/></text:h>
      <text:p text:style-name="P111">Select or deselect.</text:p>
      <text:p text:style-name="P63"/>
      <text:h text:style-name="P211" text:outline-level="2"><text:bookmark-start text:name="__RefHeading___Toc2342_7731231591"/>Checker Deselect <text:bookmark-end text:name="__RefHeading___Toc2342_7731231591"/></text:h>
      <text:p text:style-name="P61">Deselect alternating <text:span text:style-name="T55">curve points.</text:span></text:p>
      <text:h text:style-name="P241" text:outline-level="3"><draw:frame draw:style-name="fr2" draw:name="Bild70" text:anchor-type="paragraph" svg:y="0.116cm" svg:width="4.761cm" svg:height="1.78cm" draw:z-index="60"><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2" text:outline-level="4"><text:bookmark-start text:name="__RefHeading___Toc2346_7731231591"/>Nth Element<text:bookmark-end text:name="__RefHeading___Toc2346_7731231591"/></text:h>
      <text:p text:style-name="P117">Define how much elements gets unchecked. With 2 you have a checker board pattern. Every second element gets deselected.</text:p>
      <text:h text:style-name="P62" text:outline-level="4"><text:bookmark-start text:name="__RefHeading___Toc2348_7731231591"/>Skip<text:bookmark-end text:name="__RefHeading___Toc2348_7731231591"/></text:h>
      <text:p text:style-name="P117">Skip elements before the checker algorithm deselects again.</text:p>
      <text:h text:style-name="P62" text:outline-level="4"><text:bookmark-start text:name="__RefHeading___Toc2350_7731231591"/>Offset<text:bookmark-end text:name="__RefHeading___Toc2350_7731231591"/></text:h>
      <text:p text:style-name="P50">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48">Select or deselect first curve point.</text:p>
      <text:h text:style-name="Heading_20_2" text:outline-level="2"><text:bookmark-start text:name="__RefHeading___Toc5785_3997339420"/>De/Select Last<text:bookmark-end text:name="__RefHeading___Toc5785_3997339420"/></text:h>
      <text:p text:style-name="P148">Select or deselect last curve point.</text:p>
      <text:h text:style-name="Heading_20_2" text:outline-level="2"><text:bookmark-start text:name="__RefHeading___Toc5787_3997339420"/><text:soft-page-break/>Next Active<text:bookmark-end text:name="__RefHeading___Toc5787_3997339420"/></text:h>
      <text:p text:style-name="P141">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1">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2000294736272">
          <table:table-cell table:style-name="Tabelle5.A1" office:value-type="string">
            <text:h text:style-name="P193"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4"/>
      <text:p text:style-name="P64"><draw:frame draw:style-name="fr2" draw:name="Bild74" text:anchor-type="paragraph" svg:y="0.092cm" svg:width="2.96cm" svg:height="5.42cm" draw:z-index="61"><draw:image xlink:href="Pictures/10000001000000AF000001401CC2DC4722BFB17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h text:style-name="P209" text:outline-level="2"><draw:frame draw:style-name="fr2" draw:name="Bild7" text:anchor-type="paragraph" svg:y="0.912cm" svg:width="5.74cm" svg:height="0.801cm" draw:z-index="101"><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9" text:outline-level="3"><text:bookmark-start text:name="__RefHeading___Toc4867_1514497418"/>Box select<text:bookmark-end text:name="__RefHeading___Toc4867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39" text:outline-level="3"><text:bookmark-start text:name="__RefHeading___Toc4869_1514497418"/>Circle select<text:bookmark-end text:name="__RefHeading___Toc4869_1514497418"/></text:h>
      <text:p text:style-name="P163">Brush select content. The radius of the brush can be adjusted by holding down left mouse button and using the scroll wheel or the + or - button at the numpad.</text:p>
      <text:p text:style-name="P163"><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p text:style-name="P36"/>
      <text:h text:style-name="P201" text:outline-level="2"><draw:frame draw:style-name="fr2" draw:name="Bild84" text:anchor-type="paragraph" svg:y="0.542cm" svg:width="6.1cm" svg:height="2.011cm" draw:z-index="112"><draw:image xlink:href="Pictures/100000010000016800000077D5CD5368A46C8244.png" xlink:type="simple" xlink:show="embed" xlink:actuate="onLoad" draw:mime-type="image/png"/></draw:frame><text:bookmark-start text:name="__RefHeading___Toc8788_3269378711"/><text:soft-page-break/>Lasso Select<text:bookmark-end text:name="__RefHeading___Toc8788_3269378711"/></text:h>
      <text:p text:style-name="P58">A sub menu with the available lasso select modes. </text:p>
      <text:h text:style-name="P212" text:outline-level="2"><text:bookmark-start text:name="__RefHeading___Toc5797_3997339420"/>All <text:bookmark-end text:name="__RefHeading___Toc5797_3997339420"/></text:h>
      <text:p text:style-name="P9">Select everything.</text:p>
      <text:h text:style-name="P212" text:outline-level="2"><text:bookmark-start text:name="__RefHeading___Toc1077_207436527412"/>None<text:bookmark-end text:name="__RefHeading___Toc1077_207436527412"/></text:h>
      <text:p text:style-name="P9">Select nothing.</text:p>
      <text:h text:style-name="P212" text:outline-level="2"><text:bookmark-start text:name="__RefHeading___Toc1079_207436527412"/>Inverse<text:bookmark-end text:name="__RefHeading___Toc1079_207436527412"/></text:h>
      <text:p text:style-name="P9">Invert the current selection.</text:p>
      <text:h text:style-name="P212" text:outline-level="2"><text:bookmark-start text:name="__RefHeading___Toc5799_3997339420"/>Linked<text:bookmark-end text:name="__RefHeading___Toc5799_3997339420"/></text:h>
      <text:p text:style-name="P105"><draw:frame draw:style-name="fr4" draw:name="Bild75" text:anchor-type="paragraph" svg:width="3.073cm" svg:height="3.191cm" draw:z-index="6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5"/>
      <text:p text:style-name="P105"/>
      <text:h text:style-name="P242" text:outline-level="3"><draw:frame draw:style-name="fr2" draw:name="Bild76" text:anchor-type="paragraph" svg:y="0.3cm" svg:width="4.81cm" svg:height="2.469cm" draw:z-index="63"><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66" text:outline-level="4"><text:bookmark-start text:name="__RefHeading___Toc1859_367637681411"/>Delimit<text:bookmark-end text:name="__RefHeading___Toc1859_367637681411"/></text:h>
      <text:p text:style-name="P105">Add a limit to the selection. For example, just select up to the next seam.</text:p>
      <text:p text:style-name="Horizontal_20_Line"/>
      <text:h text:style-name="P212" text:outline-level="2"><draw:frame draw:style-name="fr4" draw:name="Bild77" text:anchor-type="paragraph" svg:width="3.69cm" svg:height="1.57cm" draw:z-index="64"><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3"><text:span text:style-name="T37">Select</text:span> <text:span text:style-name="T54">curve </text:span>geometry based on how similar certain properties are to it.</text:p>
      <text:p text:style-name="P23"/>
      <text:h text:style-name="P242" text:outline-level="3"><text:bookmark-start text:name="__RefHeading___Toc5803_3997339420"/>Last Operator Select<text:span text:style-name="T37"> Similar</text:span><text:bookmark-end text:name="__RefHeading___Toc5803_3997339420"/></text:h>
      <text:h text:style-name="P66" text:outline-level="4"><draw:frame draw:style-name="fr3" draw:name="Bild78"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2">Choose the select similar method again.</text:p>
      <text:h text:style-name="P66" text:outline-level="4"><text:bookmark-start text:name="__RefHeading___Toc2328_77312315911"/>Compare<text:bookmark-end text:name="__RefHeading___Toc2328_77312315911"/></text:h>
      <text:p text:style-name="P112">Compare with method less, greater or equal.</text:p>
      <text:h text:style-name="P66" text:outline-level="4"><text:bookmark-start text:name="__RefHeading___Toc2330_77312315911"/>Threshold<text:bookmark-end text:name="__RefHeading___Toc2330_77312315911"/></text:h>
      <text:p text:style-name="P47">Adjust the threshold value after which the element counts as similar.</text:p>
      <text:p text:style-name="P67"/>
      <text:h text:style-name="P212" text:outline-level="2"><text:bookmark-start text:name="__RefHeading___Toc2332_77312315911"/><text:soft-page-break/>Random <text:bookmark-end text:name="__RefHeading___Toc2332_77312315911"/></text:h>
      <text:p text:style-name="P64">Selects a random group of <text:span text:style-name="T55">control points.</text:span></text:p>
      <text:h text:style-name="P242" text:outline-level="3"><draw:frame draw:style-name="fr3" draw:name="Bild79"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66" text:outline-level="4"><text:bookmark-start text:name="__RefHeading___Toc2336_77312315911"/>Percent<text:bookmark-end text:name="__RefHeading___Toc2336_77312315911"/></text:h>
      <text:p text:style-name="P112">How much percent will be random selected.</text:p>
      <text:h text:style-name="P66" text:outline-level="4"><text:bookmark-start text:name="__RefHeading___Toc2338_77312315911"/>Random Seed<text:bookmark-end text:name="__RefHeading___Toc2338_77312315911"/></text:h>
      <text:p text:style-name="P112">The random seed value.</text:p>
      <text:h text:style-name="P66" text:outline-level="4"><text:bookmark-start text:name="__RefHeading___Toc2340_77312315911"/>Action<text:bookmark-end text:name="__RefHeading___Toc2340_77312315911"/></text:h>
      <text:p text:style-name="P112">Select or deselect.</text:p>
      <text:p text:style-name="P67"/>
      <text:h text:style-name="P212" text:outline-level="2"><text:bookmark-start text:name="__RefHeading___Toc2342_77312315911"/>Checker Deselect <text:bookmark-end text:name="__RefHeading___Toc2342_77312315911"/></text:h>
      <text:p text:style-name="P65">Deselect alternating <text:span text:style-name="T55">control points.</text:span></text:p>
      <text:h text:style-name="P242" text:outline-level="3"><draw:frame draw:style-name="fr2" draw:name="Bild80" text:anchor-type="paragraph" svg:y="0.116cm" svg:width="4.761cm" svg:height="1.78cm" draw:z-index="67"><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66" text:outline-level="4"><text:bookmark-start text:name="__RefHeading___Toc2346_77312315911"/>Nth Element<text:bookmark-end text:name="__RefHeading___Toc2346_77312315911"/></text:h>
      <text:p text:style-name="P118">Define how much elements gets unchecked. With 2 you have a checker board pattern. Every second element gets deselected.</text:p>
      <text:h text:style-name="P66" text:outline-level="4"><text:bookmark-start text:name="__RefHeading___Toc2348_77312315911"/>Skip<text:bookmark-end text:name="__RefHeading___Toc2348_77312315911"/></text:h>
      <text:p text:style-name="P118">Skip elements before the checker algorithm deselects again.</text:p>
      <text:h text:style-name="P66" text:outline-level="4"><text:bookmark-start text:name="__RefHeading___Toc2350_77312315911"/>Offset<text:bookmark-end text:name="__RefHeading___Toc2350_77312315911"/></text:h>
      <text:p text:style-name="P51">Offset the deselected elements.</text:p>
      <text:p text:style-name="P25"/>
      <text:h text:style-name="Heading_20_2" text:outline-level="2"><text:bookmark-start text:name="__RefHeading___Toc5805_3997339420"/>Control Point Row<text:bookmark-end text:name="__RefHeading___Toc5805_3997339420"/></text:h>
      <text:p text:style-name="P149">Selects a row of control points, including the active one.</text:p>
      <text:p text:style-name="Horizontal_20_Line"/>
      <text:h text:style-name="P212" text:outline-level="2"><text:bookmark-start text:name="__RefHeading___Toc5807_3997339420"/>More<text:bookmark-end text:name="__RefHeading___Toc5807_3997339420"/></text:h>
      <text:p text:style-name="P142">Extends the current selection.</text:p>
      <text:h text:style-name="P212" text:outline-level="2"><text:bookmark-start text:name="__RefHeading___Toc5809_3997339420"/>Less<text:bookmark-end text:name="__RefHeading___Toc5809_3997339420"/></text:h>
      <text:p text:style-name="P24">Reduces the current selection.</text:p>
      <text:p text:style-name="P24"><text:soft-page-break/></text:p>
      <table:table table:name="Tabelle6" table:style-name="Tabelle6">
        <table:table-column table:style-name="Tabelle6.A"/>
        <table:table-row table:style-name="TableLine2000046702800">
          <table:table-cell table:style-name="Tabelle6.A1" office:value-type="string">
            <text:h text:style-name="P194"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4" draw:name="Bild81" text:anchor-type="paragraph" svg:width="2.251cm" svg:height="3.47cm" draw:z-index="68"><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09" text:outline-level="2"><draw:frame draw:style-name="fr2" draw:name="Bild8" text:anchor-type="paragraph" svg:y="0.912cm" svg:width="5.74cm" svg:height="0.801cm" draw:z-index="102"><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9" text:outline-level="3"><text:bookmark-start text:name="__RefHeading___Toc4871_1514497418"/>Box select<text:bookmark-end text:name="__RefHeading___Toc4871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39" text:outline-level="3"><text:bookmark-start text:name="__RefHeading___Toc4873_1514497418"/>Circle select<text:bookmark-end text:name="__RefHeading___Toc4873_1514497418"/></text:h>
      <text:p text:style-name="P163">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89" text:anchor-type="paragraph" svg:y="0.542cm" svg:width="6.1cm" svg:height="2.011cm" draw:z-index="113"><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59">A sub menu with the available lasso select modes. </text:p>
      <text:h text:style-name="P214" text:outline-level="2"><text:bookmark-start text:name="__RefHeading___Toc5813_3997339420"/>All <text:bookmark-end text:name="__RefHeading___Toc5813_3997339420"/></text:h>
      <text:p text:style-name="P10">Select everything.</text:p>
      <text:h text:style-name="P214" text:outline-level="2"><text:bookmark-start text:name="__RefHeading___Toc1077_2074365274111"/>None<text:bookmark-end text:name="__RefHeading___Toc1077_2074365274111"/></text:h>
      <text:p text:style-name="P10">Select nothing.</text:p>
      <text:h text:style-name="P214" text:outline-level="2"><text:bookmark-start text:name="__RefHeading___Toc1079_2074365274111"/>Inverse<text:bookmark-end text:name="__RefHeading___Toc1079_2074365274111"/></text:h>
      <text:p text:style-name="P10">Invert the current selection.</text:p>
      <text:h text:style-name="P214" text:outline-level="2"><draw:frame draw:style-name="fr4" draw:name="Bild85" text:anchor-type="paragraph" svg:width="3.69cm" svg:height="1.57cm" draw:z-index="69"><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68"><text:span text:style-name="T48">Select</text:span><text:span text:style-name="T47"> </text:span><text:span text:style-name="T50">m</text:span><text:span text:style-name="T49">etaball </text:span><text:span text:style-name="T47">geometry based on how similar certain properties are to it.</text:span></text:p>
      <text:p text:style-name="P26"><text:soft-page-break/></text:p>
      <text:h text:style-name="P243" text:outline-level="3"><text:bookmark-start text:name="__RefHeading___Toc5817_3997339420"/>Last Operator Select<text:span text:style-name="T37"> Similar</text:span><text:bookmark-end text:name="__RefHeading___Toc5817_3997339420"/></text:h>
      <text:h text:style-name="P69" text:outline-level="4"><draw:frame draw:style-name="fr3" draw:name="Bild86" text:anchor-type="paragraph" svg:x="14.12cm" svg:y="0.256cm" svg:width="4.74cm" svg:height="1.76cm" draw:z-index="70"><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3">Choose the select similar method again.</text:p>
      <text:h text:style-name="P69" text:outline-level="4"><text:bookmark-start text:name="__RefHeading___Toc2328_77312315912"/>Compare<text:bookmark-end text:name="__RefHeading___Toc2328_77312315912"/></text:h>
      <text:p text:style-name="P113">Compare with method less, greater or equal.</text:p>
      <text:h text:style-name="P69" text:outline-level="4"><text:bookmark-start text:name="__RefHeading___Toc2330_77312315912"/>Threshold<text:bookmark-end text:name="__RefHeading___Toc2330_77312315912"/></text:h>
      <text:p text:style-name="P48">Adjust the threshold value after which the element counts as similar.</text:p>
      <text:p text:style-name="Horizontal_20_Line"/>
      <text:h text:style-name="P214" text:outline-level="2"><text:bookmark-start text:name="__RefHeading___Toc5819_3997339420"/>Random <text:bookmark-end text:name="__RefHeading___Toc5819_3997339420"/></text:h>
      <text:p text:style-name="P68">Selects a random <text:span text:style-name="T56">metaball element.</text:span></text:p>
      <text:h text:style-name="P243" text:outline-level="3"><draw:frame draw:style-name="fr3" draw:name="Bild87" text:anchor-type="paragraph" svg:x="14.12cm" svg:y="0.224cm" svg:width="4.74cm" svg:height="1.81cm" draw:z-index="71"><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69" text:outline-level="4"><text:bookmark-start text:name="__RefHeading___Toc2336_77312315912"/>Percent<text:bookmark-end text:name="__RefHeading___Toc2336_77312315912"/></text:h>
      <text:p text:style-name="P113">How much percent will be random selected.</text:p>
      <text:h text:style-name="P69" text:outline-level="4"><text:bookmark-start text:name="__RefHeading___Toc2338_77312315912"/>Random Seed<text:bookmark-end text:name="__RefHeading___Toc2338_77312315912"/></text:h>
      <text:p text:style-name="P113">The random seed value.</text:p>
      <text:h text:style-name="P69" text:outline-level="4"><text:bookmark-start text:name="__RefHeading___Toc2340_77312315912"/>Action<text:bookmark-end text:name="__RefHeading___Toc2340_77312315912"/></text:h>
      <text:p text:style-name="P113">Select or deselect.</text:p>
      <table:table table:name="Tabelle11" table:style-name="Tabelle11">
        <table:table-column table:style-name="Tabelle11.A"/>
        <table:table-row table:style-name="TableLine2000046715856">
          <table:table-cell table:style-name="Tabelle11.A1" office:value-type="string">
            <text:h text:style-name="P195"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draw:frame draw:style-name="fr4" draw:name="Bild1" text:anchor-type="paragraph" svg:width="3.911cm" svg:height="4.219cm" draw:z-index="97"><draw:image xlink:href="Pictures/10000001000000E7000000F9F68B0B6D6BD5405F.png" xlink:type="simple" xlink:show="embed" xlink:actuate="onLoad" draw:mime-type="image/png"/></draw:frame></text:p>
      <text:h text:style-name="P215" text:outline-level="2"><text:bookmark-start text:name="__RefHeading___Toc5813_39973394201"/>All <text:bookmark-end text:name="__RefHeading___Toc5813_39973394201"/></text:h>
      <text:p text:style-name="P16">Select everything.</text:p>
      <text:h text:style-name="P216" text:outline-level="2"><text:bookmark-start text:name="__RefHeading___Toc1077_20743652741111"/>Line End, Line Begin, etc.<text:bookmark-end text:name="__RefHeading___Toc1077_20743652741111"/></text:h>
      <text:p text:style-name="P56">Select <text:span text:style-name="T62">corresponding element.</text:span></text:p>
      <text:p text:style-name="P56"/>
      <text:p text:style-name="P56"/>
      <text:p text:style-name="P56"/>
      <text:p text:style-name="P56"/>
      <text:p text:style-name="P27"/>
      <table:table table:name="Tabelle8" table:style-name="Tabelle8">
        <table:table-column table:style-name="Tabelle8.A"/>
        <text:soft-page-break/>
        <table:table-row table:style-name="TableLine2000046710144">
          <table:table-cell table:style-name="Tabelle8.A1" office:value-type="string">
            <text:h text:style-name="P196"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72"><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09" text:outline-level="2"><draw:frame draw:style-name="fr2" draw:name="Bild37" text:anchor-type="paragraph" svg:y="0.912cm" svg:width="5.74cm" svg:height="0.801cm" draw:z-index="103"><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9" text:outline-level="3"><text:bookmark-start text:name="__RefHeading___Toc4875_1514497418"/>Box select<text:bookmark-end text:name="__RefHeading___Toc4875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39" text:outline-level="3"><text:bookmark-start text:name="__RefHeading___Toc4877_1514497418"/>Circle select<text:bookmark-end text:name="__RefHeading___Toc4877_1514497418"/></text:h>
      <text:p text:style-name="P163">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90" text:anchor-type="paragraph" svg:y="0.542cm" svg:width="6.1cm" svg:height="2.011cm" draw:z-index="114"><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59">A sub menu with the available lasso select modes. </text:p>
      <text:p text:style-name="P36"/>
      <text:h text:style-name="P220" text:outline-level="2"><text:bookmark-start text:name="__RefHeading___Toc5823_3997339420"/>All <text:bookmark-end text:name="__RefHeading___Toc5823_3997339420"/></text:h>
      <text:p text:style-name="P11">Select everything.</text:p>
      <text:h text:style-name="P220" text:outline-level="2"><text:bookmark-start text:name="__RefHeading___Toc1077_2074365274112"/>None<text:bookmark-end text:name="__RefHeading___Toc1077_2074365274112"/></text:h>
      <text:p text:style-name="P11">Select nothing.</text:p>
      <text:h text:style-name="P220" text:outline-level="2"><text:bookmark-start text:name="__RefHeading___Toc1079_2074365274112"/>Inverse<text:bookmark-end text:name="__RefHeading___Toc1079_2074365274112"/></text:h>
      <text:p text:style-name="P11">Invert the current selection.</text:p>
      <text:p text:style-name="Horizontal_20_Line"/>
      <text:h text:style-name="P220" text:outline-level="2"><text:bookmark-start text:name="__RefHeading___Toc5825_3997339420"/><text:soft-page-break/>Linked<text:bookmark-end text:name="__RefHeading___Toc5825_3997339420"/></text:h>
      <text:p text:style-name="P106"><draw:frame draw:style-name="fr4" draw:name="Bild92" text:anchor-type="paragraph" svg:width="3.073cm" svg:height="3.191cm" draw:z-index="73"><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6"/>
      <text:p text:style-name="P106"/>
      <text:h text:style-name="P244" text:outline-level="3"><draw:frame draw:style-name="fr2" draw:name="Bild93" text:anchor-type="paragraph" svg:y="0.3cm" svg:width="4.81cm" svg:height="2.469cm" draw:z-index="74"><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71" text:outline-level="4"><text:bookmark-start text:name="__RefHeading___Toc1859_367637681412"/>Delimit<text:bookmark-end text:name="__RefHeading___Toc1859_367637681412"/></text:h>
      <text:p text:style-name="P106">Add a limit to the selection. For example, just select up to the next seam.</text:p>
      <text:p text:style-name="Horizontal_20_Line"/>
      <text:h text:style-name="P217" text:outline-level="2"><draw:frame draw:style-name="fr2" draw:name="Bild94" text:anchor-type="paragraph" svg:y="0.3cm" svg:width="2.05cm" svg:height="1.73cm" draw:z-index="76"><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6">Select every second element.</text:p>
      <text:h text:style-name="P244" text:outline-level="3"><draw:frame draw:style-name="fr2" draw:name="Bild95" text:anchor-type="paragraph" svg:y="0.3cm" svg:width="4.83cm" svg:height="1.131cm" draw:z-index="75"><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37" text:outline-level="4"><text:bookmark-start text:name="__RefHeading___Toc1859_3676376814121"/>Unselect Ends<text:bookmark-end text:name="__RefHeading___Toc1859_3676376814121"/></text:h>
      <text:p text:style-name="P106">T<text:span text:style-name="T57">he end points are always unselected.</text:span></text:p>
      <text:p text:style-name="Horizontal_20_Line"/>
      <text:h text:style-name="P218" text:outline-level="2"><draw:frame draw:style-name="fr2" draw:name="Bild97" text:anchor-type="paragraph" svg:y="0.3cm" svg:width="3.62cm" svg:height="0.93cm" draw:z-index="78"><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07">Select grouped strokes by layer or color.</text:p>
      <text:h text:style-name="P245" text:outline-level="3"><draw:frame draw:style-name="fr2" draw:name="Bild96" text:anchor-type="paragraph" svg:y="0.3cm" svg:width="4.919cm" svg:height="1.191cm" draw:z-index="77"><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38" text:outline-level="4"><text:bookmark-start text:name="__RefHeading___Toc1859_36763768141211"/>T<text:span text:style-name="T58">ype</text:span><text:bookmark-end text:name="__RefHeading___Toc1859_36763768141211"/></text:h>
      <text:p text:style-name="P45">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50">Select the first element in the stroke.</text:p>
      <text:h text:style-name="P246" text:outline-level="3"><draw:frame draw:style-name="fr2" draw:name="Bild99" text:anchor-type="paragraph" svg:y="0.3cm" svg:width="4.81cm" svg:height="1.469cm" draw:z-index="79"><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50">Extend the current selection.</text:p>
      <text:h text:style-name="Heading_20_2" text:outline-level="2"><text:bookmark-start text:name="__RefHeading___Toc5839_3997339420"/><text:soft-page-break/>Last<text:bookmark-end text:name="__RefHeading___Toc5839_3997339420"/></text:h>
      <text:p text:style-name="P42">Select the last element in the stroke.</text:p>
      <text:p text:style-name="P42"/>
      <text:h text:style-name="P246" text:outline-level="3"><draw:frame draw:style-name="fr2" draw:name="Bild100" text:anchor-type="paragraph" svg:y="0.3cm" svg:width="4.81cm" svg:height="1.469cm" draw:z-index="80"><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2" text:outline-level="4"><text:bookmark-start text:name="__RefHeading___Toc5843_3997339420"/><text:span text:style-name="T18">S</text:span><text:span text:style-name="T9">elected Strokes only</text:span><text:bookmark-end text:name="__RefHeading___Toc5843_3997339420"/></text:h>
      <text:p text:style-name="P151">Only select the <text:span text:style-name="T59">last</text:span> point of strokes that has already some geometry selected.</text:p>
      <text:h text:style-name="P152" text:outline-level="4"><text:bookmark-start text:name="__RefHeading___Toc5845_3997339420"/>Extend<text:bookmark-end text:name="__RefHeading___Toc5845_3997339420"/></text:h>
      <text:p text:style-name="P43">Extend the current selection.</text:p>
      <text:p text:style-name="Horizontal_20_Line"/>
      <text:h text:style-name="P221" text:outline-level="2"><text:bookmark-start text:name="__RefHeading___Toc5847_3997339420"/>More<text:bookmark-end text:name="__RefHeading___Toc5847_3997339420"/></text:h>
      <text:p text:style-name="P143">Extends the current selection.</text:p>
      <text:h text:style-name="P221"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2000620829616">
          <table:table-cell table:style-name="Tabelle7.A1" office:value-type="string">
            <text:h text:style-name="P197"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81"><draw:image xlink:href="Pictures/10000001000000AC0000018F92CC1D287B2AAB9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09" text:outline-level="2"><draw:frame draw:style-name="fr2" draw:name="Bild61" text:anchor-type="paragraph" svg:y="0.912cm" svg:width="5.74cm" svg:height="0.801cm" draw:z-index="104"><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9" text:outline-level="3"><text:bookmark-start text:name="__RefHeading___Toc4879_1514497418"/>Box select<text:bookmark-end text:name="__RefHeading___Toc4879_1514497418"/></text:h>
      <text:p text:style-name="P163">Draw a rectangle to select everything inside of the rectangle.</text:p>
      <text:p text:style-name="P163"><text:soft-page-break/><text:span text:style-name="T63">It automatically adds to the current selection. Holding down shift subtracts from</text:span> the selection.</text:p>
      <text:h text:style-name="P239" text:outline-level="3"><text:bookmark-start text:name="__RefHeading___Toc4881_1514497418"/>Circle select<text:bookmark-end text:name="__RefHeading___Toc4881_1514497418"/></text:h>
      <text:p text:style-name="P163">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91" text:anchor-type="paragraph" svg:y="0.542cm" svg:width="6.1cm" svg:height="2.011cm" draw:z-index="115"><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59">A sub menu with the available lasso select modes. </text:p>
      <text:p text:style-name="P38"/>
      <text:h text:style-name="P222" text:outline-level="2"><text:bookmark-start text:name="__RefHeading___Toc8890_3997339420"/>All <text:bookmark-end text:name="__RefHeading___Toc8890_3997339420"/></text:h>
      <text:p text:style-name="P12">Select everything.</text:p>
      <text:h text:style-name="P222" text:outline-level="2"><text:bookmark-start text:name="__RefHeading___Toc1077_20743652741121"/>None<text:bookmark-end text:name="__RefHeading___Toc1077_20743652741121"/></text:h>
      <text:p text:style-name="P12">Select nothing.</text:p>
      <text:h text:style-name="P222"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22" text:outline-level="2"><draw:frame draw:style-name="fr4" draw:name="Bild105" text:anchor-type="paragraph" svg:width="3.641cm" svg:height="3.889cm" draw:z-index="82"><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P70"><text:span text:style-name="T48">Select</text:span><text:span text:style-name="T47"> </text:span><text:span text:style-name="T50">m</text:span><text:span text:style-name="T49">etaball </text:span><text:span text:style-name="T47">geometry based on how similar certain properties are to it.</text:span></text:p>
      <text:p text:style-name="P28"/>
      <text:p text:style-name="P70"><text:span text:style-name="T47">M</text:span><text:span text:style-name="T51">ost methods are self explaining. Immediate children selects just the direct children of the active object, while Children selects everything downwards the hierarchy.</text:span></text:p>
      <text:p text:style-name="P28"/>
      <text:h text:style-name="P247" text:outline-level="3"><text:bookmark-start text:name="__RefHeading___Toc8884_3997339420"/>Last Operator Select<text:span text:style-name="T37"> Similar</text:span><text:bookmark-end text:name="__RefHeading___Toc8884_3997339420"/></text:h>
      <text:h text:style-name="P72" text:outline-level="4"><draw:frame draw:style-name="fr2" draw:name="Bild106" text:anchor-type="paragraph" svg:y="0.256cm" svg:width="4.761cm" svg:height="1.42cm" draw:z-index="83"><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4">Choose the select similar method again.</text:p>
      <text:h text:style-name="P72" text:outline-level="4"><text:bookmark-start text:name="__RefHeading___Toc2328_773123159121"/>Compare<text:bookmark-end text:name="__RefHeading___Toc2328_773123159121"/></text:h>
      <text:p text:style-name="P114">Compare with method less, greater or equal.</text:p>
      <text:h text:style-name="P72" text:outline-level="4"><text:bookmark-start text:name="__RefHeading___Toc2330_773123159121"/>Threshold<text:bookmark-end text:name="__RefHeading___Toc2330_773123159121"/></text:h>
      <text:p text:style-name="P49">Adjust the threshold value after which the element counts as similar.</text:p>
      <text:p text:style-name="P28"><text:soft-page-break/></text:p>
      <text:p text:style-name="P73"/>
      <text:h text:style-name="P222" text:outline-level="2"><text:bookmark-start text:name="__RefHeading___Toc2187_20743652741"/>Mirror <text:span text:style-name="T34">Selection</text:span><text:bookmark-end text:name="__RefHeading___Toc2187_20743652741"/></text:h>
      <text:p text:style-name="P92">Select the mirrored parts of an object. For example for L.bone it selects R.bone.</text:p>
      <text:h text:style-name="P247" text:outline-level="3"><draw:frame draw:style-name="fr2" draw:name="Bild107" text:anchor-type="paragraph" svg:y="0.065cm" svg:width="4.77cm" svg:height="1.03cm" draw:z-index="84"><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2">Extends existing selection instead of deselecting everything first.</text:p>
      <text:p text:style-name="P82"/>
      <text:h text:style-name="P222" text:outline-level="2"><text:bookmark-start text:name="__RefHeading___Toc2189_20743652741"/>By Pattern<text:bookmark-end text:name="__RefHeading___Toc2189_20743652741"/></text:h>
      <text:p text:style-name="P71">Selects all objects whose name matches <text:span text:style-name="T6">the entered string. For missing parts you need to add an asterix. </text:span></text:p>
      <text:p text:style-name="P86">For example, you have four cubes in the scene. Cube, Cube.001, Cube.002 and mycube3. Then the term " Cube " will just select the first cube. While the term " Cube* " will select the first three. And " *cube* " will select all four.</text:p>
      <text:p text:style-name="P71">Supported wild-cards: </text:p>
      <text:p text:style-name="P71"><draw:frame draw:style-name="fr2" draw:name="Bild108" text:anchor-type="paragraph" svg:y="0.674cm" svg:width="5.271cm" svg:height="1.401cm" draw:z-index="85"><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6">The tool operates immediately at entering the string.</text:p>
      <text:h text:style-name="Heading_20_3" text:outline-level="3"><text:bookmark-start text:name="__RefHeading___Toc3222_78964983411"/>Pattern<text:bookmark-end text:name="__RefHeading___Toc3222_78964983411"/></text:h>
      <text:p text:style-name="P86">Type in your string.</text:p>
      <text:h text:style-name="Heading_20_3" text:outline-level="3"><text:bookmark-start text:name="__RefHeading___Toc3224_78964983411"/>Case Sensitive<text:bookmark-end text:name="__RefHeading___Toc3224_78964983411"/></text:h>
      <text:p text:style-name="P8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6">Extends existing selection instead of deselecting everything first.</text:p>
      <text:h text:style-name="Heading_20_3" text:outline-level="3"><draw:frame draw:style-name="fr2" draw:name="Bild109" text:anchor-type="paragraph" svg:y="0.236cm" svg:width="5.2cm" svg:height="1.319cm" draw:z-index="86"><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2">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47" text:outline-level="3"><text:bookmark-start text:name="__RefHeading___Toc9309_3997339420"/><text:soft-page-break/>Parent<text:bookmark-end text:name="__RefHeading___Toc9309_3997339420"/></text:h>
      <text:p text:style-name="P98">Parent requires to have a parent or child relationship. It selects the parent object of the currently selected object(s).</text:p>
      <text:h text:style-name="P247" text:outline-level="3"><text:bookmark-start text:name="__RefHeading___Toc2220_20743652741"/>Child <text:bookmark-end text:name="__RefHeading___Toc2220_20743652741"/></text:h>
      <text:p text:style-name="P98">Child requires to have a parent or child relationship. It selects the child object(s) of the currently selected object(s).</text:p>
      <text:h text:style-name="P248" text:outline-level="3"><text:bookmark-start text:name="__RefHeading___Toc2222_20743652741"/><text:span text:style-name="T60">Extend </text:span>Parent<text:bookmark-end text:name="__RefHeading___Toc2222_20743652741"/></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48" text:outline-level="3"><text:bookmark-start text:name="__RefHeading___Toc2224_20743652741"/><text:span text:style-name="T60">Extend </text:span>Child<text:bookmark-end text:name="__RefHeading___Toc2224_20743652741"/></text:h>
      <text:p text:style-name="P55"><text:span text:style-name="T60">Extend </text:span>Child requires to have a parent or child relationship. It selects the child object(s) of the currently selected object(s). But keeps the active object in the selection, even when it's not currently selected.</text:p>
      <text:h text:style-name="P247" text:outline-level="3"><text:bookmark-start text:name="__RefHeading___Toc9311_3997339420"/>More<text:bookmark-end text:name="__RefHeading___Toc9311_3997339420"/></text:h>
      <text:p text:style-name="P98">More requires to have a parent or child relationship.<text:span text:style-name="T35"> </text:span>It expands the selection.</text:p>
      <text:h text:style-name="P247" text:outline-level="3"><text:bookmark-start text:name="__RefHeading___Toc2216_20743652741"/>Less<text:bookmark-end text:name="__RefHeading___Toc2216_20743652741"/></text:h>
      <text:p text:style-name="P54">Less requires to have a parent or child relationship. It reduces the selection.</text:p>
      <text:p text:style-name="P57"/>
      <table:table table:name="Tabelle9" table:style-name="Tabelle9">
        <table:table-column table:style-name="Tabelle9.A"/>
        <table:table-row table:style-name="TableLine2000620830432">
          <table:table-cell table:style-name="Tabelle9.A1" office:value-type="string">
            <text:h text:style-name="P198"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7"><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23" text:outline-level="2"><draw:frame draw:style-name="fr2" draw:name="Bild62" text:anchor-type="paragraph" svg:y="0.912cm" svg:width="5.74cm" svg:height="0.801cm" draw:z-index="105"><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9" text:outline-level="3"><text:bookmark-start text:name="__RefHeading___Toc4883_1514497418"/><text:soft-page-break/>Box select<text:bookmark-end text:name="__RefHeading___Toc4883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9" text:outline-level="3"><text:bookmark-start text:name="__RefHeading___Toc4885_1514497418"/>Circle select<text:bookmark-end text:name="__RefHeading___Toc4885_1514497418"/></text:h>
      <text:p text:style-name="P164">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102" text:anchor-type="paragraph" svg:y="0.542cm" svg:width="6.1cm" svg:height="2.011cm" draw:z-index="116"><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59">A sub menu with the available lasso select modes. </text:p>
      <text:h text:style-name="P224" text:outline-level="2"><text:bookmark-start text:name="__RefHeading___Toc8890_39973394201"/>All <text:bookmark-end text:name="__RefHeading___Toc8890_39973394201"/></text:h>
      <text:p text:style-name="P13">Select everything.</text:p>
      <text:h text:style-name="P224" text:outline-level="2"><text:bookmark-start text:name="__RefHeading___Toc1077_207436527411211"/>None<text:bookmark-end text:name="__RefHeading___Toc1077_207436527411211"/></text:h>
      <text:p text:style-name="P13">Select nothing.</text:p>
      <text:h text:style-name="P224" text:outline-level="2"><text:bookmark-start text:name="__RefHeading___Toc1079_207436527411211"/>Inverse<text:bookmark-end text:name="__RefHeading___Toc1079_207436527411211"/></text:h>
      <text:p text:style-name="P13">Invert the current selection.</text:p>
      <text:h text:style-name="P208" text:outline-level="2"/>
      <text:p text:style-name="Horizontal_20_Line"/>
      <text:h text:style-name="P219" text:outline-level="2"><text:bookmark-start text:name="__RefHeading___Toc9033_3997339420"/>G<text:span text:style-name="T58">rouped</text:span><text:bookmark-end text:name="__RefHeading___Toc9033_3997339420"/></text:h>
      <text:p text:style-name="P108">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4">Select the bones used as targets for the currently selected bone.</text:p>
      <text:p text:style-name="P83"/>
      <text:h text:style-name="P224" text:outline-level="2"><text:bookmark-start text:name="__RefHeading___Toc2189_207436527411"/>By Pattern<text:bookmark-end text:name="__RefHeading___Toc2189_207436527411"/></text:h>
      <text:p text:style-name="P153">Selects all objects whose name matches <text:span text:style-name="T6">the entered string. For missing parts you need to add an asterix. </text:span></text:p>
      <text:p text:style-name="P87">For example, you have four cubes in the scene. Cube, Cube.001, Cube.002 and mycube3. Then the term " Cube " will just select the first cube. While the term " Cube* " will select the first three. And " *cube* " will select all four.</text:p>
      <text:p text:style-name="P153"><text:soft-page-break/>Supported wild-cards: </text:p>
      <text:p text:style-name="P153"><draw:frame draw:style-name="fr2" draw:name="Bild114" text:anchor-type="paragraph" svg:y="0.674cm" svg:width="5.271cm" svg:height="1.401cm" draw:z-index="8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7">The tool operates immediately at entering the string.</text:p>
      <text:h text:style-name="Heading_20_3" text:outline-level="3"><text:bookmark-start text:name="__RefHeading___Toc3222_789649834111"/>Pattern<text:bookmark-end text:name="__RefHeading___Toc3222_789649834111"/></text:h>
      <text:p text:style-name="P87">Type in your string.</text:p>
      <text:h text:style-name="Heading_20_3" text:outline-level="3"><text:bookmark-start text:name="__RefHeading___Toc3224_789649834111"/>Case Sensitive<text:bookmark-end text:name="__RefHeading___Toc3224_789649834111"/></text:h>
      <text:p text:style-name="P8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87">Extends existing selection instead of deselecting everything first.</text:p>
      <text:h text:style-name="Heading_20_3" text:outline-level="3"><draw:frame draw:style-name="fr2" draw:name="Bild115" text:anchor-type="paragraph" svg:y="0.236cm" svg:width="5.2cm" svg:height="1.319cm" draw:z-index="89"><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3">The Last Operator Select Pattern contains the same menu items than the pop-up. <text:span text:style-name="T34">So see above. Also, it does not appear in the 3D view. But when you call it from the edit menu or with hotkey.</text:span></text:p>
      <text:p text:style-name="P155"/>
      <text:h text:style-name="Heading_20_2" text:outline-level="2"><text:bookmark-start text:name="__RefHeading___Toc9037_3997339420"/>Flip Active <text:bookmark-end text:name="__RefHeading___Toc9037_3997339420"/></text:h>
      <text:p text:style-name="P154">Mirrors the bone selection. Works with an armature with mirrored parts.</text:p>
      <text:h text:style-name="P250" text:outline-level="3"><draw:frame draw:style-name="fr2" draw:name="Bild116" text:anchor-type="paragraph" svg:y="0.236cm" svg:width="4.791cm" svg:height="1.42cm" draw:z-index="90"><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4">Only select the mirror part of the active bone.</text:p>
      <text:h text:style-name="Heading_20_4" text:outline-level="4"><text:bookmark-start text:name="__RefHeading___Toc9317_3997339420"/>Extend<text:bookmark-end text:name="__RefHeading___Toc9317_3997339420"/></text:h>
      <text:p text:style-name="P154">Extend the current selection.</text:p>
      <text:h text:style-name="P248" text:outline-level="3"><text:bookmark-start text:name="__RefHeading___Toc9319_3997339420"/>Parent<text:bookmark-end text:name="__RefHeading___Toc9319_3997339420"/></text:h>
      <text:p text:style-name="P99">Parent requires to have a parent or child relationship. It selects the parent object of the currently selected object(s).</text:p>
      <text:h text:style-name="P248" text:outline-level="3"><text:bookmark-start text:name="__RefHeading___Toc2220_20743652742"/>Child <text:bookmark-end text:name="__RefHeading___Toc2220_20743652742"/></text:h>
      <text:p text:style-name="P99">Child requires to have a parent or child relationship. It selects the child object(s) of the currently selected object(s).</text:p>
      <text:h text:style-name="P248" text:outline-level="3"><text:bookmark-start text:name="__RefHeading___Toc2222_20743652742"/><text:soft-page-break/><text:span text:style-name="T60">Extend </text:span>Parent<text:bookmark-end text:name="__RefHeading___Toc2222_20743652742"/></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48" text:outline-level="3"><text:bookmark-start text:name="__RefHeading___Toc2224_20743652742"/><text:span text:style-name="T60">Extend </text:span>Child<text:bookmark-end text:name="__RefHeading___Toc2224_20743652742"/></text:h>
      <text:p text:style-name="P99"><text:span text:style-name="T60">Extend </text:span>Child requires to have a parent or child relationship. It selects the child object(s) of the currently selected object(s). But keeps the active object in the selection, even when it's not currently selected.</text:p>
      <text:p text:style-name="P99"/>
      <table:table table:name="Tabelle10" table:style-name="Tabelle10">
        <table:table-column table:style-name="Tabelle10.A"/>
        <table:table-row table:style-name="TableLine2000620819008">
          <table:table-cell table:style-name="Tabelle10.A1" office:value-type="string">
            <text:h text:style-name="P199"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30"><draw:frame draw:style-name="fr3" draw:name="Bild117" text:anchor-type="paragraph" svg:x="15.669cm" svg:y="0.462cm" svg:width="2.93cm" svg:height="4.57cm" draw:z-index="91"><draw:image xlink:href="Pictures/10000001000000AD0000010E989232867167801D.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P223" text:outline-level="2"><draw:frame draw:style-name="fr2" draw:name="Bild63" text:anchor-type="paragraph" svg:y="0.912cm" svg:width="5.74cm" svg:height="0.801cm" draw:z-index="106"><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9" text:outline-level="3"><text:bookmark-start text:name="__RefHeading___Toc4887_1514497418"/>Box select<text:bookmark-end text:name="__RefHeading___Toc4887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9" text:outline-level="3"><text:bookmark-start text:name="__RefHeading___Toc4889_1514497418"/>Circle select<text:bookmark-end text:name="__RefHeading___Toc4889_1514497418"/></text:h>
      <text:p text:style-name="P164">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103" text:anchor-type="paragraph" svg:y="0.542cm" svg:width="6.1cm" svg:height="2.011cm" draw:z-index="117"><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59">A sub menu with the available lasso select modes. </text:p>
      <text:h text:style-name="P225" text:outline-level="2"><text:bookmark-start text:name="__RefHeading___Toc8890_399733942011"/>All <text:bookmark-end text:name="__RefHeading___Toc8890_399733942011"/></text:h>
      <text:p text:style-name="P14">Select everything.</text:p>
      <text:h text:style-name="P225" text:outline-level="2"><text:bookmark-start text:name="__RefHeading___Toc1077_2074365274112111"/><text:soft-page-break/>None<text:bookmark-end text:name="__RefHeading___Toc1077_2074365274112111"/></text:h>
      <text:p text:style-name="P14">Select nothing.</text:p>
      <text:h text:style-name="P225" text:outline-level="2"><text:bookmark-start text:name="__RefHeading___Toc1079_2074365274112111"/>Inverse<text:bookmark-end text:name="__RefHeading___Toc1079_2074365274112111"/></text:h>
      <text:p text:style-name="P14">Invert the current selection.</text:p>
      <text:p text:style-name="Horizontal_20_Line"/>
      <text:h text:style-name="P225" text:outline-level="2"><text:bookmark-start text:name="__RefHeading___Toc9201_3997339420"/>Mirror<text:bookmark-end text:name="__RefHeading___Toc9201_3997339420"/></text:h>
      <text:p text:style-name="P93">Select the mirrored parts to the current selection.</text:p>
      <text:h text:style-name="P251" text:outline-level="3"><draw:frame draw:style-name="fr2" draw:name="Bild121" text:anchor-type="paragraph" svg:y="0.065cm" svg:width="4.881cm" svg:height="2.15cm" draw:z-index="92"><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56">Choose the world axis to mirror at.</text:p>
      <text:h text:style-name="Heading_20_4" text:outline-level="4"><text:bookmark-start text:name="__RefHeading___Toc3279_78964983412"/>Extend<text:bookmark-end text:name="__RefHeading___Toc3279_78964983412"/></text:h>
      <text:p text:style-name="P88">Extends existing selection instead of deselecting everything first.</text:p>
      <text:p text:style-name="P147"/>
      <text:h text:style-name="P225" text:outline-level="2"><draw:frame draw:style-name="fr2" draw:name="Bild122" text:anchor-type="paragraph" svg:y="0.247cm" svg:width="10.53cm" svg:height="3.671cm" draw:z-index="93"><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P74"><text:span text:style-name="T46">Selects ungrouped Vertices.</text:span><text:span text:style-name="T47"> </text:span><text:span text:style-name="T52">R</text:span><text:span text:style-name="T47">equires to have at least one vertex group assigned.</text:span></text:p>
      <text:p text:style-name="P30"/>
      <text:p text:style-name="P30"/>
      <text:p text:style-name="P30"/>
      <text:p text:style-name="P30"/>
      <text:h text:style-name="P251" text:outline-level="3"><draw:frame draw:style-name="fr2" draw:name="Bild123" text:anchor-type="paragraph" svg:y="0.504cm" svg:width="4.77cm" svg:height="1.05cm" draw:z-index="94"><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75"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4">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ext:soft-page-break/>
        <table:table-row table:style-name="TableLine2000620828256">
          <table:table-cell table:style-name="Tabelle2.A1" office:value-type="string">
            <text:h text:style-name="P200"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77"><draw:frame draw:style-name="fr2" draw:name="Bild124" text:anchor-type="paragraph" svg:y="0.504cm" svg:width="2.949cm" svg:height="5.11cm" draw:z-index="95"><draw:image xlink:href="Pictures/10000001000000AE0000012D18E0BDB44544FC1E.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h text:style-name="P223" text:outline-level="2"><draw:frame draw:style-name="fr2" draw:name="Bild71" text:anchor-type="paragraph" svg:y="0.912cm" svg:width="5.74cm" svg:height="0.801cm" draw:z-index="107"><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9" text:outline-level="3"><text:bookmark-start text:name="__RefHeading___Toc4891_1514497418"/>Box select<text:bookmark-end text:name="__RefHeading___Toc4891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9" text:outline-level="3"><text:bookmark-start text:name="__RefHeading___Toc4893_1514497418"/>Circle select<text:bookmark-end text:name="__RefHeading___Toc4893_1514497418"/></text:h>
      <text:p text:style-name="P164">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2" draw:name="Bild104" text:anchor-type="paragraph" svg:y="0.542cm" svg:width="6.1cm" svg:height="2.011cm" draw:z-index="118"><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59">A sub menu with the available lasso select modes. </text:p>
      <text:h text:style-name="P226" text:outline-level="2"><text:bookmark-start text:name="__RefHeading___Toc4974_1561880822"/>All <text:bookmark-end text:name="__RefHeading___Toc4974_1561880822"/></text:h>
      <text:p text:style-name="P15">Select everything.</text:p>
      <text:h text:style-name="P226" text:outline-level="2"><text:bookmark-start text:name="__RefHeading___Toc1077_20743652741121111"/>None<text:bookmark-end text:name="__RefHeading___Toc1077_20743652741121111"/></text:h>
      <text:p text:style-name="P15">Select nothing.</text:p>
      <text:h text:style-name="P226" text:outline-level="2"><text:bookmark-start text:name="__RefHeading___Toc1079_20743652741121111"/>Inverse<text:bookmark-end text:name="__RefHeading___Toc1079_20743652741121111"/></text:h>
      <text:p text:style-name="P15">Invert the current selection.</text:p>
      <text:h text:style-name="P226" text:outline-level="2"><text:bookmark-start text:name="__RefHeading___Toc4976_1561880822"/><text:soft-page-break/>More<text:bookmark-end text:name="__RefHeading___Toc4976_1561880822"/></text:h>
      <text:p text:style-name="P145">Extends the current selection.</text:p>
      <text:h text:style-name="P226"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57">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6"><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80">Select the whole hair, or hair points.</text:p>
      <text:p text:style-name="P180"/>
      <text:p text:style-name="P41"/>
      <table:table table:name="Table1" table:style-name="Table1">
        <table:table-column table:style-name="Table1.A"/>
        <table:table-row table:style-name="TableLine2000620828528">
          <table:table-cell table:style-name="Table1.A1" office:value-type="string">
            <text:h text:style-name="P192"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3"><draw:frame draw:style-name="fr1" draw:name="Image1" text:anchor-type="char" svg:x="14.598cm" svg:y="0.441cm" svg:width="3.392cm" svg:height="3.784cm" draw:z-index="120"><draw:image xlink:href="Pictures/1000000000000093000000A4F979D9B938E7235D.png" xlink:type="simple" xlink:show="embed" xlink:actuate="onLoad" draw:mime-type="image/png"/></draw:frame></text:p>
      <text:p text:style-name="P181">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27" text:outline-level="2"><text:bookmark-start text:name="__RefHeading___Toc38057_3592924466"/>All<text:bookmark-end text:name="__RefHeading___Toc38057_3592924466"/></text:h>
      <text:p text:style-name="P181">Selects all the control points of the hair strands.<draw:frame draw:style-name="fr1" draw:name="Image2" text:anchor-type="char" svg:x="14.598cm" svg:y="0.307cm" svg:width="4.059cm" svg:height="2.184cm" draw:z-index="119"><draw:image xlink:href="Pictures/10000001000000AB0000005CD707154741319C39.png" xlink:type="simple" xlink:show="embed" xlink:actuate="onLoad" draw:mime-type="image/png"/></draw:frame></text:p>
      <text:p text:style-name="P184"><text:span text:style-name="T67">If you want a </text:span>want a symmetrical haircut, tick X Mirror in the <text:span text:style-name="T67">Symmetry</text:span> panel <text:span text:style-name="T67">or in the Header to the top right</text:span>.</text:p>
      <text:p text:style-name="P184"/>
      <text:p text:style-name="P182"><text:soft-page-break/></text:p>
      <text:h text:style-name="P227" text:outline-level="2"><text:bookmark-start text:name="__RefHeading___Toc43095_485420995"/>None<text:bookmark-end text:name="__RefHeading___Toc43095_485420995"/></text:h>
      <text:p text:style-name="P184"><text:span text:style-name="T67">Deselects all the control points of the hair </text:span><text:span text:style-name="T66">curves</text:span><text:span text:style-name="T67">.</text:span></text:p>
      <text:p text:style-name="P182"/>
      <text:h text:style-name="P227" text:outline-level="2"><text:bookmark-start text:name="__RefHeading___Toc15925_3108676338"/>Invert<text:bookmark-end text:name="__RefHeading___Toc15925_3108676338"/></text:h>
      <text:p text:style-name="P184"><text:span text:style-name="T67">Deselects all the control points of the hair </text:span><text:span text:style-name="T66">curves</text:span><text:span text:style-name="T67">.</text:span></text:p>
      <text:p text:style-name="P182"/>
      <text:h text:style-name="P227" text:outline-level="2"><text:bookmark-start text:name="__RefHeading___Toc38059_3592924466"/>Random<text:bookmark-end text:name="__RefHeading___Toc38059_3592924466"/></text:h>
      <text:p text:style-name="P185">Randomizes existing selection or creates a new random selection of control points of the hair curves. </text:p>
      <text:p text:style-name="P182"/>
      <text:h text:style-name="P227" text:outline-level="2"><text:bookmark-start text:name="__RefHeading___Toc38061_3592924466"/>Endpoints<text:bookmark-end text:name="__RefHeading___Toc38061_3592924466"/></text:h>
      <text:p text:style-name="P185">Selects the end points of the control points of the hair curves. </text:p>
      <text:p text:style-name="P182"/>
      <text:h text:style-name="P227" text:outline-level="2"><text:bookmark-start text:name="__RefHeading___Toc344_131479584"/>Grow<text:bookmark-end text:name="__RefHeading___Toc344_131479584"/></text:h>
      <text:p text:style-name="P185">Select curves which are close to curves that are selected already. <text:s/></text:p>
      <text:p text:style-name="P182"/>
      <text:h text:style-name="P228"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5M15S</meta:editing-duration>
    <meta:editing-cycles>819</meta:editing-cycles>
    <meta:generator>LibreOffice/7.2.7.2$Windows_X86_64 LibreOffice_project/8d71d29d553c0f7dcbfa38fbfda25ee34cce99a2</meta:generator>
    <dc:date>2022-08-02T09:23:13.098000000</dc:date>
    <meta:document-statistic meta:table-count="15" meta:image-count="121" meta:object-count="0" meta:page-count="44" meta:paragraph-count="1127" meta:word-count="6568" meta:character-count="37590" meta:non-whitespace-character-count="32084"/>
    <meta:template xlink:type="simple" xlink:actuate="onRequest" xlink:title="standard1cm" xlink:href="../../../AppData/Roaming/LibreOffice/4/user/template/standard1cm.ott" meta:date="2016-03-29T10:15:31.334000000"/>
  </office:meta>
</office:document-meta>
</file>